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3AB2CB16A8.png" manifest:media-type="image/png"/>
  <manifest:file-entry manifest:full-path="Pictures/1000039900000B3F000005F4F4D5B307.svg" manifest:media-type="image/svg+xml"/>
  <manifest:file-entry manifest:full-path="Pictures/100002010000006900000019E3AB99FC.png" manifest:media-type="image/png"/>
  <manifest:file-entry manifest:full-path="Pictures/100003C100000AD90000029CCF6EA62D.svg" manifest:media-type="image/svg+xml"/>
  <manifest:file-entry manifest:full-path="Pictures/100002010000011D000000710C3BEE08.png" manifest:media-type="image/png"/>
  <manifest:file-entry manifest:full-path="Pictures/1000037100001D7900000BB015E29A5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008cm" fo:min-width="2.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6cm" fo:min-width="1.5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1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4cm"/>
    </style:style>
    <style:style style:name="gr17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>
      <style:graphic-properties draw:textarea-horizontal-align="justify" draw:textarea-vertical-align="middle" draw:auto-grow-height="false" fo:min-height="7.243cm" fo:min-width="12.202cm"/>
    </style:style>
    <style:style style:name="gr6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4cm" fo:min-width="1.6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8cm" fo:min-width="0.9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6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6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4cm" fo:min-width="1.6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8cm" fo:min-width="0.9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695cm" fo:min-width="2.001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54cm" fo:min-width="1.25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695cm" fo:min-width="2.001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54cm" fo:min-width="1.25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5cm"/>
    </style:style>
    <style:style style:name="gr730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732" style:family="graphic" style:parent-style-name="standard">
      <style:graphic-properties draw:textarea-horizontal-align="justify" draw:textarea-vertical-align="middle" draw:auto-grow-height="false" fo:min-height="7.116cm" fo:min-width="5.85cm"/>
    </style:style>
    <style:style style:name="gr733" style:family="graphic" style:parent-style-name="standard">
      <style:graphic-properties draw:textarea-horizontal-align="justify" draw:textarea-vertical-align="middle" draw:auto-grow-height="false" fo:min-height="2.544cm" fo:min-width="4.834cm"/>
    </style:style>
    <style:style style:name="gr7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7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7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line-height="100%" fo:text-align="center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line-height="150%"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" draw:text-style-name="P1" draw:layer="layout" svg:width="3.169cm" svg:height="2.052cm" svg:x="12.172cm" svg:y="17.796cm" svg:viewBox="0 0 3170 2053" svg:d="M3 2053c263 0 3167-1276 3167-1665 0-388-408-388-672-388 0 166-2591 832-2495 2053z">
            <text:p/>
          </draw:path>
          <draw:g>
            <draw:polygon draw:style-name="gr2" draw:text-style-name="P2" draw:layer="layout" svg:width="3.358cm" svg:height="3.05cm" svg:x="8.623cm" svg:y="16.686cm" svg:viewBox="0 0 3359 3051" draw:points="0,1110 0,0 3359,1942 3359,3051">
              <text:p/>
            </draw:polygon>
            <draw:polygon draw:style-name="gr3" draw:text-style-name="P2" draw:layer="layout" svg:width="2.878cm" svg:height="2.773cm" svg:x="11.982cm" svg:y="16.964cm" svg:viewBox="0 0 2879 2774" draw:points="0,2774 0,1664 2879,0 2879,1110">
              <text:p/>
            </draw:polygon>
            <draw:polygon draw:style-name="gr4" draw:text-style-name="P2" draw:layer="layout" svg:width="6.238cm" svg:height="3.605cm" svg:x="8.623cm" svg:y="15.022cm" svg:viewBox="0 0 6239 3606" draw:points="3359,3606 0,1664 2879,0 6239,1942">
              <text:p/>
            </draw:polygon>
            <draw:line draw:style-name="gr5" draw:text-style-name="P2" draw:layer="layout" svg:x1="9.775cm" svg:y1="17.574cm" svg:x2="9.775cm" svg:y2="18.24cm">
              <text:p/>
            </draw:line>
            <draw:line draw:style-name="gr6" draw:text-style-name="P2" draw:layer="layout" svg:x1="11.887cm" svg:y1="18.995cm" svg:x2="10.351cm" svg:y2="18.107cm">
              <text:p/>
            </draw:line>
            <draw:line draw:style-name="gr7" draw:text-style-name="P2" draw:layer="layout" svg:x1="10.342cm" svg:y1="17.907cm" svg:x2="10.342cm" svg:y2="18.129cm">
              <text:p/>
            </draw:line>
            <draw:line draw:style-name="gr8" draw:text-style-name="P2" draw:layer="layout" svg:x1="11.878cm" svg:y1="18.795cm" svg:x2="11.878cm" svg:y2="19.017cm">
              <text:p/>
            </draw:line>
            <draw:line draw:style-name="gr9" draw:text-style-name="P2" draw:layer="layout" svg:x1="11.878cm" svg:y1="18.795cm" svg:x2="10.342cm" svg:y2="17.907cm">
              <text:p/>
            </draw:line>
            <draw:polygon draw:style-name="gr10" draw:text-style-name="P2" draw:layer="layout" svg:width="0.191cm" svg:height="0.332cm" svg:x="9.967cm" svg:y="17.685cm" svg:viewBox="0 0 192 333" draw:points="0,222 0,0 192,111 192,333">
              <text:p/>
            </draw:polygon>
            <draw:line draw:style-name="gr11" draw:text-style-name="P2" draw:layer="layout" svg:x1="9.583cm" svg:y1="17.463cm" svg:x2="9.583cm" svg:y2="18.129cm">
              <text:p/>
            </draw:line>
            <draw:line draw:style-name="gr12" draw:text-style-name="P2" draw:layer="layout" svg:x1="9.391cm" svg:y1="17.352cm" svg:x2="9.391cm" svg:y2="18.018cm">
              <text:p/>
            </draw:line>
            <draw:line draw:style-name="gr13" draw:text-style-name="P2" draw:layer="layout" svg:x1="9.199cm" svg:y1="17.241cm" svg:x2="9.199cm" svg:y2="17.907cm">
              <text:p/>
            </draw:line>
            <draw:line draw:style-name="gr14" draw:text-style-name="P2" draw:layer="layout" svg:x1="9.007cm" svg:y1="17.13cm" svg:x2="9.007cm" svg:y2="17.796cm">
              <text:p/>
            </draw:line>
            <draw:line draw:style-name="gr15" draw:text-style-name="P2" draw:layer="layout" svg:x1="8.815cm" svg:y1="17.019cm" svg:x2="8.815cm" svg:y2="17.685cm">
              <text:p/>
            </draw:line>
            <draw:polygon draw:style-name="gr16" draw:text-style-name="P2" draw:layer="layout" svg:width="0.191cm" svg:height="1.22cm" svg:x="8.431cm" svg:y="16.575cm" svg:viewBox="0 0 192 1221" draw:points="0,1110 0,0 192,111 192,1221">
              <text:p/>
            </draw:polygon>
            <draw:polygon draw:style-name="gr17" draw:text-style-name="P2" draw:layer="layout" svg:width="0.191cm" svg:height="1.22cm" svg:x="11.982cm" svg:y="18.628cm" svg:viewBox="0 0 192 1221" draw:points="0,1110 0,0 192,111 192,1221">
              <text:p/>
            </draw:polygon>
            <draw:polygon draw:style-name="gr18" draw:text-style-name="P2" draw:layer="layout" svg:width="6.43cm" svg:height="4.826cm" svg:x="8.431cm" svg:y="15.022cm" svg:viewBox="0 0 6431 4827" draw:points="0,2663 0,1553 192,1664 3071,0 6431,1942 6431,3051 3743,4605 3743,4827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" draw:text-style-name="P1" draw:layer="layout" svg:width="3.169cm" svg:height="2.052cm" svg:x="12.172cm" svg:y="14.422cm" svg:viewBox="0 0 3170 2053" svg:d="M3 2053c263 0 3167-1276 3167-1665 0-388-408-388-672-388 0 166-2591 832-2495 2053z">
              <text:p/>
            </draw:path>
            <draw:g>
              <draw:polygon draw:style-name="gr20" draw:text-style-name="P2" draw:layer="layout" svg:width="3.358cm" svg:height="3.05cm" svg:x="8.623cm" svg:y="13.312cm" svg:viewBox="0 0 3359 3051" draw:points="0,1110 0,0 3359,1942 3359,3051">
                <text:p/>
              </draw:polygon>
              <draw:polygon draw:style-name="gr21" draw:text-style-name="P2" draw:layer="layout" svg:width="2.878cm" svg:height="2.773cm" svg:x="11.982cm" svg:y="13.59cm" svg:viewBox="0 0 2879 2774" draw:points="0,2774 0,1664 2879,0 2879,1110">
                <text:p/>
              </draw:polygon>
              <draw:polygon draw:style-name="gr22" draw:text-style-name="P2" draw:layer="layout" svg:width="6.238cm" svg:height="3.605cm" svg:x="8.623cm" svg:y="11.648cm" svg:viewBox="0 0 6239 3606" draw:points="3359,3606 0,1664 2879,0 6239,1942">
                <text:p/>
              </draw:polygon>
              <draw:line draw:style-name="gr23" draw:text-style-name="P2" draw:layer="layout" svg:x1="9.775cm" svg:y1="14.2cm" svg:x2="9.775cm" svg:y2="14.866cm">
                <text:p/>
              </draw:line>
              <draw:line draw:style-name="gr24" draw:text-style-name="P2" draw:layer="layout" svg:x1="11.887cm" svg:y1="15.621cm" svg:x2="10.351cm" svg:y2="14.733cm">
                <text:p/>
              </draw:line>
              <draw:line draw:style-name="gr25" draw:text-style-name="P2" draw:layer="layout" svg:x1="10.342cm" svg:y1="14.533cm" svg:x2="10.342cm" svg:y2="14.755cm">
                <text:p/>
              </draw:line>
              <draw:line draw:style-name="gr26" draw:text-style-name="P2" draw:layer="layout" svg:x1="11.878cm" svg:y1="15.421cm" svg:x2="11.878cm" svg:y2="15.643cm">
                <text:p/>
              </draw:line>
              <draw:line draw:style-name="gr27" draw:text-style-name="P2" draw:layer="layout" svg:x1="11.878cm" svg:y1="15.421cm" svg:x2="10.342cm" svg:y2="14.533cm">
                <text:p/>
              </draw:line>
              <draw:polygon draw:style-name="gr28" draw:text-style-name="P2" draw:layer="layout" svg:width="0.191cm" svg:height="0.332cm" svg:x="9.967cm" svg:y="14.311cm" svg:viewBox="0 0 192 333" draw:points="0,222 0,0 192,111 192,333">
                <text:p/>
              </draw:polygon>
              <draw:line draw:style-name="gr29" draw:text-style-name="P2" draw:layer="layout" svg:x1="9.583cm" svg:y1="14.089cm" svg:x2="9.583cm" svg:y2="14.755cm">
                <text:p/>
              </draw:line>
              <draw:line draw:style-name="gr30" draw:text-style-name="P2" draw:layer="layout" svg:x1="9.391cm" svg:y1="13.978cm" svg:x2="9.391cm" svg:y2="14.644cm">
                <text:p/>
              </draw:line>
              <draw:line draw:style-name="gr31" draw:text-style-name="P2" draw:layer="layout" svg:x1="9.199cm" svg:y1="13.867cm" svg:x2="9.199cm" svg:y2="14.533cm">
                <text:p/>
              </draw:line>
              <draw:line draw:style-name="gr32" draw:text-style-name="P2" draw:layer="layout" svg:x1="9.007cm" svg:y1="13.756cm" svg:x2="9.007cm" svg:y2="14.422cm">
                <text:p/>
              </draw:line>
              <draw:line draw:style-name="gr33" draw:text-style-name="P2" draw:layer="layout" svg:x1="8.815cm" svg:y1="13.645cm" svg:x2="8.815cm" svg:y2="14.311cm">
                <text:p/>
              </draw:line>
              <draw:polygon draw:style-name="gr34" draw:text-style-name="P2" draw:layer="layout" svg:width="0.191cm" svg:height="1.22cm" svg:x="8.431cm" svg:y="13.201cm" svg:viewBox="0 0 192 1221" draw:points="0,1110 0,0 192,111 192,1221">
                <text:p/>
              </draw:polygon>
              <draw:polygon draw:style-name="gr35" draw:text-style-name="P2" draw:layer="layout" svg:width="0.191cm" svg:height="1.22cm" svg:x="11.982cm" svg:y="15.254cm" svg:viewBox="0 0 192 1221" draw:points="0,1110 0,0 192,111 192,1221">
                <text:p/>
              </draw:polygon>
              <draw:polygon draw:style-name="gr36" draw:text-style-name="P2" draw:layer="layout" svg:width="6.43cm" svg:height="4.826cm" svg:x="8.431cm" svg:y="11.648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7" draw:text-style-name="P1" draw:layer="layout" svg:width="3.169cm" svg:height="2.052cm" svg:x="12.172cm" svg:y="13.039cm" svg:viewBox="0 0 3170 2053" svg:d="M3 2053c263 0 3167-1276 3167-1665 0-388-408-388-672-388 0 166-2591 832-2495 2053z">
              <text:p/>
            </draw:path>
            <draw:g>
              <draw:polygon draw:style-name="gr38" draw:text-style-name="P2" draw:layer="layout" svg:width="3.358cm" svg:height="3.05cm" svg:x="8.623cm" svg:y="11.929cm" svg:viewBox="0 0 3359 3051" draw:points="0,1110 0,0 3359,1942 3359,3051">
                <text:p/>
              </draw:polygon>
              <draw:polygon draw:style-name="gr39" draw:text-style-name="P2" draw:layer="layout" svg:width="2.878cm" svg:height="2.773cm" svg:x="11.982cm" svg:y="12.207cm" svg:viewBox="0 0 2879 2774" draw:points="0,2774 0,1664 2879,0 2879,1110">
                <text:p/>
              </draw:polygon>
              <draw:polygon draw:style-name="gr40" draw:text-style-name="P2" draw:layer="layout" svg:width="6.238cm" svg:height="3.605cm" svg:x="8.623cm" svg:y="10.265cm" svg:viewBox="0 0 6239 3606" draw:points="3359,3606 0,1664 2879,0 6239,1942">
                <text:p/>
              </draw:polygon>
              <draw:line draw:style-name="gr41" draw:text-style-name="P2" draw:layer="layout" svg:x1="9.775cm" svg:y1="12.817cm" svg:x2="9.775cm" svg:y2="13.483cm">
                <text:p/>
              </draw:line>
              <draw:line draw:style-name="gr42" draw:text-style-name="P2" draw:layer="layout" svg:x1="11.887cm" svg:y1="14.238cm" svg:x2="10.351cm" svg:y2="13.35cm">
                <text:p/>
              </draw:line>
              <draw:line draw:style-name="gr43" draw:text-style-name="P2" draw:layer="layout" svg:x1="10.342cm" svg:y1="13.15cm" svg:x2="10.342cm" svg:y2="13.372cm">
                <text:p/>
              </draw:line>
              <draw:line draw:style-name="gr44" draw:text-style-name="P2" draw:layer="layout" svg:x1="11.878cm" svg:y1="14.038cm" svg:x2="11.878cm" svg:y2="14.26cm">
                <text:p/>
              </draw:line>
              <draw:line draw:style-name="gr45" draw:text-style-name="P2" draw:layer="layout" svg:x1="11.878cm" svg:y1="14.038cm" svg:x2="10.342cm" svg:y2="13.15cm">
                <text:p/>
              </draw:line>
              <draw:polygon draw:style-name="gr46" draw:text-style-name="P2" draw:layer="layout" svg:width="0.191cm" svg:height="0.332cm" svg:x="9.967cm" svg:y="12.928cm" svg:viewBox="0 0 192 333" draw:points="0,222 0,0 192,111 192,333">
                <text:p/>
              </draw:polygon>
              <draw:line draw:style-name="gr47" draw:text-style-name="P2" draw:layer="layout" svg:x1="9.583cm" svg:y1="12.706cm" svg:x2="9.583cm" svg:y2="13.372cm">
                <text:p/>
              </draw:line>
              <draw:line draw:style-name="gr48" draw:text-style-name="P2" draw:layer="layout" svg:x1="9.391cm" svg:y1="12.595cm" svg:x2="9.391cm" svg:y2="13.261cm">
                <text:p/>
              </draw:line>
              <draw:line draw:style-name="gr49" draw:text-style-name="P2" draw:layer="layout" svg:x1="9.199cm" svg:y1="12.484cm" svg:x2="9.199cm" svg:y2="13.15cm">
                <text:p/>
              </draw:line>
              <draw:line draw:style-name="gr50" draw:text-style-name="P2" draw:layer="layout" svg:x1="9.007cm" svg:y1="12.373cm" svg:x2="9.007cm" svg:y2="13.039cm">
                <text:p/>
              </draw:line>
              <draw:line draw:style-name="gr51" draw:text-style-name="P2" draw:layer="layout" svg:x1="8.815cm" svg:y1="12.262cm" svg:x2="8.815cm" svg:y2="12.928cm">
                <text:p/>
              </draw:line>
              <draw:polygon draw:style-name="gr52" draw:text-style-name="P2" draw:layer="layout" svg:width="0.191cm" svg:height="1.22cm" svg:x="8.431cm" svg:y="11.818cm" svg:viewBox="0 0 192 1221" draw:points="0,1110 0,0 192,111 192,1221">
                <text:p/>
              </draw:polygon>
              <draw:polygon draw:style-name="gr53" draw:text-style-name="P2" draw:layer="layout" svg:width="0.191cm" svg:height="1.22cm" svg:x="11.982cm" svg:y="13.871cm" svg:viewBox="0 0 192 1221" draw:points="0,1110 0,0 192,111 192,1221">
                <text:p/>
              </draw:polygon>
              <draw:polygon draw:style-name="gr54" draw:text-style-name="P2" draw:layer="layout" svg:width="6.43cm" svg:height="4.826cm" svg:x="8.431cm" svg:y="10.265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5" draw:text-style-name="P1" draw:layer="layout" svg:width="3.169cm" svg:height="2.052cm" svg:x="12.172cm" svg:y="9.94cm" svg:viewBox="0 0 3170 2053" svg:d="M3 2053c263 0 3167-1276 3167-1665 0-388-408-388-672-388 0 166-2591 832-2495 2053z">
              <text:p/>
            </draw:path>
            <draw:g>
              <draw:polygon draw:style-name="gr56" draw:text-style-name="P2" draw:layer="layout" svg:width="3.358cm" svg:height="3.05cm" svg:x="8.623cm" svg:y="8.83cm" svg:viewBox="0 0 3359 3051" draw:points="0,1110 0,0 3359,1942 3359,3051">
                <text:p/>
              </draw:polygon>
              <draw:polygon draw:style-name="gr57" draw:text-style-name="P2" draw:layer="layout" svg:width="2.878cm" svg:height="2.773cm" svg:x="11.982cm" svg:y="9.108cm" svg:viewBox="0 0 2879 2774" draw:points="0,2774 0,1664 2879,0 2879,1110">
                <text:p/>
              </draw:polygon>
              <draw:polygon draw:style-name="gr58" draw:text-style-name="P2" draw:layer="layout" svg:width="6.238cm" svg:height="3.605cm" svg:x="8.623cm" svg:y="7.166cm" svg:viewBox="0 0 6239 3606" draw:points="3359,3606 0,1664 2879,0 6239,1942">
                <text:p/>
              </draw:polygon>
              <draw:line draw:style-name="gr59" draw:text-style-name="P2" draw:layer="layout" svg:x1="9.775cm" svg:y1="9.718cm" svg:x2="9.775cm" svg:y2="10.384cm">
                <text:p/>
              </draw:line>
              <draw:line draw:style-name="gr60" draw:text-style-name="P2" draw:layer="layout" svg:x1="11.887cm" svg:y1="11.139cm" svg:x2="10.351cm" svg:y2="10.251cm">
                <text:p/>
              </draw:line>
              <draw:line draw:style-name="gr61" draw:text-style-name="P2" draw:layer="layout" svg:x1="10.342cm" svg:y1="10.051cm" svg:x2="10.342cm" svg:y2="10.273cm">
                <text:p/>
              </draw:line>
              <draw:line draw:style-name="gr62" draw:text-style-name="P2" draw:layer="layout" svg:x1="11.878cm" svg:y1="10.939cm" svg:x2="11.878cm" svg:y2="11.161cm">
                <text:p/>
              </draw:line>
              <draw:line draw:style-name="gr63" draw:text-style-name="P2" draw:layer="layout" svg:x1="11.878cm" svg:y1="10.939cm" svg:x2="10.342cm" svg:y2="10.051cm">
                <text:p/>
              </draw:line>
              <draw:polygon draw:style-name="gr64" draw:text-style-name="P2" draw:layer="layout" svg:width="0.191cm" svg:height="0.332cm" svg:x="9.967cm" svg:y="9.829cm" svg:viewBox="0 0 192 333" draw:points="0,222 0,0 192,111 192,333">
                <text:p/>
              </draw:polygon>
              <draw:line draw:style-name="gr65" draw:text-style-name="P2" draw:layer="layout" svg:x1="9.583cm" svg:y1="9.607cm" svg:x2="9.583cm" svg:y2="10.273cm">
                <text:p/>
              </draw:line>
              <draw:line draw:style-name="gr66" draw:text-style-name="P2" draw:layer="layout" svg:x1="9.391cm" svg:y1="9.496cm" svg:x2="9.391cm" svg:y2="10.162cm">
                <text:p/>
              </draw:line>
              <draw:line draw:style-name="gr67" draw:text-style-name="P2" draw:layer="layout" svg:x1="9.199cm" svg:y1="9.385cm" svg:x2="9.199cm" svg:y2="10.051cm">
                <text:p/>
              </draw:line>
              <draw:line draw:style-name="gr68" draw:text-style-name="P2" draw:layer="layout" svg:x1="9.007cm" svg:y1="9.274cm" svg:x2="9.007cm" svg:y2="9.94cm">
                <text:p/>
              </draw:line>
              <draw:line draw:style-name="gr69" draw:text-style-name="P2" draw:layer="layout" svg:x1="8.815cm" svg:y1="9.163cm" svg:x2="8.815cm" svg:y2="9.829cm">
                <text:p/>
              </draw:line>
              <draw:polygon draw:style-name="gr70" draw:text-style-name="P2" draw:layer="layout" svg:width="0.191cm" svg:height="1.22cm" svg:x="8.431cm" svg:y="8.719cm" svg:viewBox="0 0 192 1221" draw:points="0,1110 0,0 192,111 192,1221">
                <text:p/>
              </draw:polygon>
              <draw:polygon draw:style-name="gr71" draw:text-style-name="P2" draw:layer="layout" svg:width="0.191cm" svg:height="1.22cm" svg:x="11.982cm" svg:y="10.772cm" svg:viewBox="0 0 192 1221" draw:points="0,1110 0,0 192,111 192,1221">
                <text:p/>
              </draw:polygon>
              <draw:polygon draw:style-name="gr72" draw:text-style-name="P2" draw:layer="layout" svg:width="6.43cm" svg:height="4.826cm" svg:x="8.431cm" svg:y="7.166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3" draw:text-style-name="P1" draw:layer="layout" svg:width="3.169cm" svg:height="2.052cm" svg:x="12.172cm" svg:y="8.557cm" svg:viewBox="0 0 3170 2053" svg:d="M3 2053c263 0 3167-1276 3167-1665 0-388-408-388-672-388 0 166-2591 832-2495 2053z">
              <text:p/>
            </draw:path>
            <draw:g>
              <draw:polygon draw:style-name="gr74" draw:text-style-name="P2" draw:layer="layout" svg:width="3.358cm" svg:height="3.05cm" svg:x="8.623cm" svg:y="7.447cm" svg:viewBox="0 0 3359 3051" draw:points="0,1110 0,0 3359,1942 3359,3051">
                <text:p/>
              </draw:polygon>
              <draw:polygon draw:style-name="gr75" draw:text-style-name="P2" draw:layer="layout" svg:width="2.878cm" svg:height="2.773cm" svg:x="11.982cm" svg:y="7.725cm" svg:viewBox="0 0 2879 2774" draw:points="0,2774 0,1664 2879,0 2879,1110">
                <text:p/>
              </draw:polygon>
              <draw:polygon draw:style-name="gr76" draw:text-style-name="P2" draw:layer="layout" svg:width="6.238cm" svg:height="3.605cm" svg:x="8.623cm" svg:y="5.783cm" svg:viewBox="0 0 6239 3606" draw:points="3359,3606 0,1664 2879,0 6239,1942">
                <text:p/>
              </draw:polygon>
              <draw:line draw:style-name="gr77" draw:text-style-name="P2" draw:layer="layout" svg:x1="9.775cm" svg:y1="8.335cm" svg:x2="9.775cm" svg:y2="9.001cm">
                <text:p/>
              </draw:line>
              <draw:line draw:style-name="gr78" draw:text-style-name="P2" draw:layer="layout" svg:x1="11.887cm" svg:y1="9.756cm" svg:x2="10.351cm" svg:y2="8.868cm">
                <text:p/>
              </draw:line>
              <draw:line draw:style-name="gr79" draw:text-style-name="P2" draw:layer="layout" svg:x1="10.342cm" svg:y1="8.668cm" svg:x2="10.342cm" svg:y2="8.89cm">
                <text:p/>
              </draw:line>
              <draw:line draw:style-name="gr80" draw:text-style-name="P2" draw:layer="layout" svg:x1="11.878cm" svg:y1="9.556cm" svg:x2="11.878cm" svg:y2="9.778cm">
                <text:p/>
              </draw:line>
              <draw:line draw:style-name="gr81" draw:text-style-name="P2" draw:layer="layout" svg:x1="11.878cm" svg:y1="9.556cm" svg:x2="10.342cm" svg:y2="8.668cm">
                <text:p/>
              </draw:line>
              <draw:polygon draw:style-name="gr82" draw:text-style-name="P2" draw:layer="layout" svg:width="0.191cm" svg:height="0.332cm" svg:x="9.967cm" svg:y="8.446cm" svg:viewBox="0 0 192 333" draw:points="0,222 0,0 192,111 192,333">
                <text:p/>
              </draw:polygon>
              <draw:line draw:style-name="gr83" draw:text-style-name="P2" draw:layer="layout" svg:x1="9.583cm" svg:y1="8.224cm" svg:x2="9.583cm" svg:y2="8.89cm">
                <text:p/>
              </draw:line>
              <draw:line draw:style-name="gr84" draw:text-style-name="P2" draw:layer="layout" svg:x1="9.391cm" svg:y1="8.113cm" svg:x2="9.391cm" svg:y2="8.779cm">
                <text:p/>
              </draw:line>
              <draw:line draw:style-name="gr85" draw:text-style-name="P2" draw:layer="layout" svg:x1="9.199cm" svg:y1="8.002cm" svg:x2="9.199cm" svg:y2="8.668cm">
                <text:p/>
              </draw:line>
              <draw:line draw:style-name="gr86" draw:text-style-name="P2" draw:layer="layout" svg:x1="9.007cm" svg:y1="7.891cm" svg:x2="9.007cm" svg:y2="8.557cm">
                <text:p/>
              </draw:line>
              <draw:line draw:style-name="gr87" draw:text-style-name="P2" draw:layer="layout" svg:x1="8.815cm" svg:y1="7.78cm" svg:x2="8.815cm" svg:y2="8.446cm">
                <text:p/>
              </draw:line>
              <draw:polygon draw:style-name="gr88" draw:text-style-name="P2" draw:layer="layout" svg:width="0.191cm" svg:height="1.22cm" svg:x="8.431cm" svg:y="7.336cm" svg:viewBox="0 0 192 1221" draw:points="0,1110 0,0 192,111 192,1221">
                <text:p/>
              </draw:polygon>
              <draw:polygon draw:style-name="gr89" draw:text-style-name="P2" draw:layer="layout" svg:width="0.191cm" svg:height="1.22cm" svg:x="11.982cm" svg:y="9.389cm" svg:viewBox="0 0 192 1221" draw:points="0,1110 0,0 192,111 192,1221">
                <text:p/>
              </draw:polygon>
              <draw:polygon draw:style-name="gr90" draw:text-style-name="P2" draw:layer="layout" svg:width="6.43cm" svg:height="4.826cm" svg:x="8.431cm" svg:y="5.783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1" draw:text-style-name="P1" draw:layer="layout" svg:width="3.169cm" svg:height="2.052cm" svg:x="12.172cm" svg:y="5.335cm" svg:viewBox="0 0 3170 2053" svg:d="M3 2053c263 0 3167-1276 3167-1665 0-388-408-388-672-388 0 166-2591 832-2495 2053z">
              <text:p/>
            </draw:path>
            <draw:g>
              <draw:polygon draw:style-name="gr92" draw:text-style-name="P2" draw:layer="layout" svg:width="3.358cm" svg:height="3.05cm" svg:x="8.623cm" svg:y="4.225cm" svg:viewBox="0 0 3359 3051" draw:points="0,1110 0,0 3359,1942 3359,3051">
                <text:p/>
              </draw:polygon>
              <draw:polygon draw:style-name="gr93" draw:text-style-name="P2" draw:layer="layout" svg:width="2.878cm" svg:height="2.773cm" svg:x="11.982cm" svg:y="4.503cm" svg:viewBox="0 0 2879 2774" draw:points="0,2774 0,1664 2879,0 2879,1110">
                <text:p/>
              </draw:polygon>
              <draw:polygon draw:style-name="gr94" draw:text-style-name="P2" draw:layer="layout" svg:width="6.238cm" svg:height="3.605cm" svg:x="8.623cm" svg:y="2.561cm" svg:viewBox="0 0 6239 3606" draw:points="3359,3606 0,1664 2879,0 6239,1942">
                <text:p/>
              </draw:polygon>
              <draw:line draw:style-name="gr95" draw:text-style-name="P2" draw:layer="layout" svg:x1="9.775cm" svg:y1="5.113cm" svg:x2="9.775cm" svg:y2="5.779cm">
                <text:p/>
              </draw:line>
              <draw:line draw:style-name="gr96" draw:text-style-name="P2" draw:layer="layout" svg:x1="11.887cm" svg:y1="6.534cm" svg:x2="10.351cm" svg:y2="5.646cm">
                <text:p/>
              </draw:line>
              <draw:line draw:style-name="gr97" draw:text-style-name="P2" draw:layer="layout" svg:x1="10.342cm" svg:y1="5.446cm" svg:x2="10.342cm" svg:y2="5.668cm">
                <text:p/>
              </draw:line>
              <draw:line draw:style-name="gr98" draw:text-style-name="P2" draw:layer="layout" svg:x1="11.878cm" svg:y1="6.334cm" svg:x2="11.878cm" svg:y2="6.556cm">
                <text:p/>
              </draw:line>
              <draw:line draw:style-name="gr99" draw:text-style-name="P2" draw:layer="layout" svg:x1="11.878cm" svg:y1="6.334cm" svg:x2="10.342cm" svg:y2="5.446cm">
                <text:p/>
              </draw:line>
              <draw:polygon draw:style-name="gr100" draw:text-style-name="P2" draw:layer="layout" svg:width="0.191cm" svg:height="0.332cm" svg:x="9.967cm" svg:y="5.224cm" svg:viewBox="0 0 192 333" draw:points="0,222 0,0 192,111 192,333">
                <text:p/>
              </draw:polygon>
              <draw:line draw:style-name="gr101" draw:text-style-name="P2" draw:layer="layout" svg:x1="9.583cm" svg:y1="5.002cm" svg:x2="9.583cm" svg:y2="5.668cm">
                <text:p/>
              </draw:line>
              <draw:line draw:style-name="gr102" draw:text-style-name="P2" draw:layer="layout" svg:x1="9.391cm" svg:y1="4.891cm" svg:x2="9.391cm" svg:y2="5.557cm">
                <text:p/>
              </draw:line>
              <draw:line draw:style-name="gr103" draw:text-style-name="P2" draw:layer="layout" svg:x1="9.199cm" svg:y1="4.78cm" svg:x2="9.199cm" svg:y2="5.446cm">
                <text:p/>
              </draw:line>
              <draw:line draw:style-name="gr104" draw:text-style-name="P2" draw:layer="layout" svg:x1="9.007cm" svg:y1="4.669cm" svg:x2="9.007cm" svg:y2="5.335cm">
                <text:p/>
              </draw:line>
              <draw:line draw:style-name="gr105" draw:text-style-name="P2" draw:layer="layout" svg:x1="8.815cm" svg:y1="4.558cm" svg:x2="8.815cm" svg:y2="5.224cm">
                <text:p/>
              </draw:line>
              <draw:polygon draw:style-name="gr106" draw:text-style-name="P2" draw:layer="layout" svg:width="0.191cm" svg:height="1.22cm" svg:x="8.431cm" svg:y="4.114cm" svg:viewBox="0 0 192 1221" draw:points="0,1110 0,0 192,111 192,1221">
                <text:p/>
              </draw:polygon>
              <draw:polygon draw:style-name="gr107" draw:text-style-name="P2" draw:layer="layout" svg:width="0.191cm" svg:height="1.22cm" svg:x="11.982cm" svg:y="6.167cm" svg:viewBox="0 0 192 1221" draw:points="0,1110 0,0 192,111 192,1221">
                <text:p/>
              </draw:polygon>
              <draw:polygon draw:style-name="gr108" draw:text-style-name="P2" draw:layer="layout" svg:width="6.43cm" svg:height="4.826cm" svg:x="8.431cm" svg:y="2.561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09" draw:text-style-name="P1" draw:layer="layout" svg:width="3.169cm" svg:height="2.052cm" svg:x="12.172cm" svg:y="3.952cm" svg:viewBox="0 0 3170 2053" svg:d="M3 2053c263 0 3167-1276 3167-1665 0-388-408-388-672-388 0 166-2591 832-2495 2053z">
              <text:p/>
            </draw:path>
            <draw:g>
              <draw:polygon draw:style-name="gr110" draw:text-style-name="P2" draw:layer="layout" svg:width="3.358cm" svg:height="3.05cm" svg:x="8.623cm" svg:y="2.842cm" svg:viewBox="0 0 3359 3051" draw:points="0,1110 0,0 3359,1942 3359,3051">
                <text:p/>
              </draw:polygon>
              <draw:polygon draw:style-name="gr111" draw:text-style-name="P2" draw:layer="layout" svg:width="2.878cm" svg:height="2.773cm" svg:x="11.982cm" svg:y="3.12cm" svg:viewBox="0 0 2879 2774" draw:points="0,2774 0,1664 2879,0 2879,1110">
                <text:p/>
              </draw:polygon>
              <draw:polygon draw:style-name="gr112" draw:text-style-name="P2" draw:layer="layout" svg:width="6.238cm" svg:height="3.605cm" svg:x="8.623cm" svg:y="1.178cm" svg:viewBox="0 0 6239 3606" draw:points="3359,3606 0,1664 2879,0 6239,1942">
                <text:p/>
              </draw:polygon>
              <draw:line draw:style-name="gr113" draw:text-style-name="P2" draw:layer="layout" svg:x1="9.775cm" svg:y1="3.73cm" svg:x2="9.775cm" svg:y2="4.396cm">
                <text:p/>
              </draw:line>
              <draw:line draw:style-name="gr114" draw:text-style-name="P2" draw:layer="layout" svg:x1="11.887cm" svg:y1="5.151cm" svg:x2="10.351cm" svg:y2="4.263cm">
                <text:p/>
              </draw:line>
              <draw:line draw:style-name="gr115" draw:text-style-name="P2" draw:layer="layout" svg:x1="10.342cm" svg:y1="4.063cm" svg:x2="10.342cm" svg:y2="4.285cm">
                <text:p/>
              </draw:line>
              <draw:line draw:style-name="gr116" draw:text-style-name="P2" draw:layer="layout" svg:x1="11.878cm" svg:y1="4.951cm" svg:x2="11.878cm" svg:y2="5.173cm">
                <text:p/>
              </draw:line>
              <draw:line draw:style-name="gr117" draw:text-style-name="P2" draw:layer="layout" svg:x1="11.878cm" svg:y1="4.951cm" svg:x2="10.342cm" svg:y2="4.063cm">
                <text:p/>
              </draw:line>
              <draw:polygon draw:style-name="gr118" draw:text-style-name="P2" draw:layer="layout" svg:width="0.191cm" svg:height="0.332cm" svg:x="9.967cm" svg:y="3.841cm" svg:viewBox="0 0 192 333" draw:points="0,222 0,0 192,111 192,333">
                <text:p/>
              </draw:polygon>
              <draw:line draw:style-name="gr119" draw:text-style-name="P2" draw:layer="layout" svg:x1="9.583cm" svg:y1="3.619cm" svg:x2="9.583cm" svg:y2="4.285cm">
                <text:p/>
              </draw:line>
              <draw:line draw:style-name="gr120" draw:text-style-name="P2" draw:layer="layout" svg:x1="9.391cm" svg:y1="3.508cm" svg:x2="9.391cm" svg:y2="4.174cm">
                <text:p/>
              </draw:line>
              <draw:line draw:style-name="gr121" draw:text-style-name="P2" draw:layer="layout" svg:x1="9.199cm" svg:y1="3.397cm" svg:x2="9.199cm" svg:y2="4.063cm">
                <text:p/>
              </draw:line>
              <draw:line draw:style-name="gr122" draw:text-style-name="P2" draw:layer="layout" svg:x1="9.007cm" svg:y1="3.286cm" svg:x2="9.007cm" svg:y2="3.952cm">
                <text:p/>
              </draw:line>
              <draw:line draw:style-name="gr123" draw:text-style-name="P2" draw:layer="layout" svg:x1="8.815cm" svg:y1="3.175cm" svg:x2="8.815cm" svg:y2="3.841cm">
                <text:p/>
              </draw:line>
              <draw:polygon draw:style-name="gr124" draw:text-style-name="P2" draw:layer="layout" svg:width="0.191cm" svg:height="1.22cm" svg:x="8.431cm" svg:y="2.731cm" svg:viewBox="0 0 192 1221" draw:points="0,1110 0,0 192,111 192,1221">
                <text:p/>
              </draw:polygon>
              <draw:polygon draw:style-name="gr125" draw:text-style-name="P2" draw:layer="layout" svg:width="0.191cm" svg:height="1.22cm" svg:x="11.982cm" svg:y="4.784cm" svg:viewBox="0 0 192 1221" draw:points="0,1110 0,0 192,111 192,1221">
                <text:p/>
              </draw:polygon>
              <draw:polygon draw:style-name="gr126" draw:text-style-name="P2" draw:layer="layout" svg:width="6.43cm" svg:height="4.826cm" svg:x="8.431cm" svg:y="1.178cm" svg:viewBox="0 0 6431 4827" draw:points="0,2663 0,1553 192,1664 3071,0 6431,1942 6431,3051 3743,4605 3743,4827">
                <text:p/>
              </draw:polygon>
            </draw:g>
          </draw:g>
        </draw:g>
        <draw:g>
          <draw:custom-shape draw:style-name="gr127" draw:text-style-name="P2" draw:layer="layout" svg:width="2.94cm" svg:height="4.354cm" svg:x="1.997cm" svg:y="8.659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8" draw:text-style-name="P2" draw:layer="layout" svg:width="2.94cm" svg:height="1.38cm" svg:x="1.997cm" svg:y="8.6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9" draw:layer="layout" svg:width="2.335cm" svg:height="0.962cm" svg:x="2.3cm" svg:y="10.355cm">
          <draw:text-box>
            <text:p>DBOD</text:p>
          </draw:text-box>
        </draw:frame>
        <draw:frame draw:style-name="gr130" draw:layer="layout" svg:width="1.137cm" svg:height="0.962cm" svg:x="11.318cm" svg:y="2.832cm">
          <draw:text-box>
            <text:p>UI</text:p>
          </draw:text-box>
        </draw:frame>
        <draw:frame draw:style-name="gr131" draw:layer="layout" svg:width="3.558cm" svg:height="0.962cm" svg:x="10.107cm" svg:y="7.412cm">
          <draw:text-box>
            <text:p>REPORTS</text:p>
          </draw:text-box>
        </draw:frame>
        <draw:frame draw:style-name="gr132" draw:layer="layout" svg:width="1.84cm" svg:height="0.962cm" svg:x="10.966cm" svg:y="12.157cm">
          <draw:text-box>
            <text:p>ENC</text:p>
          </draw:text-box>
        </draw:frame>
        <draw:frame draw:style-name="gr133" draw:layer="layout" svg:width="2.369cm" svg:height="0.962cm" svg:x="10.702cm" svg:y="16.802cm">
          <draw:text-box>
            <text:p>CRON</text:p>
          </draw:text-box>
        </draw:frame>
        <draw:frame draw:style-name="gr134" draw:layer="layout" svg:width="0.502cm" svg:height="1.187cm" svg:x="16.875cm" svg:y="19.415cm">
          <draw:text-box>
            <text:p/>
          </draw:text-box>
        </draw:frame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35" draw:text-style-name="P1" draw:layer="layout" svg:width="3.169cm" svg:height="2.052cm" svg:x="25.466cm" svg:y="12.142cm" svg:viewBox="0 0 3170 2053" svg:d="M3 2053c263 0 3167-1276 3167-1665 0-388-408-388-672-388 0 166-2591 832-2495 2053z">
                <text:p/>
              </draw:path>
              <draw:g>
                <draw:polygon draw:style-name="gr136" draw:text-style-name="P2" draw:layer="layout" svg:width="3.358cm" svg:height="3.05cm" svg:x="21.917cm" svg:y="11.032cm" svg:viewBox="0 0 3359 3051" draw:points="0,1110 0,0 3359,1942 3359,3051">
                  <text:p/>
                </draw:polygon>
                <draw:polygon draw:style-name="gr137" draw:text-style-name="P2" draw:layer="layout" svg:width="2.878cm" svg:height="2.773cm" svg:x="25.276cm" svg:y="11.31cm" svg:viewBox="0 0 2879 2774" draw:points="0,2774 0,1664 2879,0 2879,1110">
                  <text:p/>
                </draw:polygon>
                <draw:polygon draw:style-name="gr138" draw:text-style-name="P2" draw:layer="layout" svg:width="6.238cm" svg:height="3.605cm" svg:x="21.917cm" svg:y="9.368cm" svg:viewBox="0 0 6239 3606" draw:points="3359,3606 0,1664 2879,0 6239,1942">
                  <text:p/>
                </draw:polygon>
                <draw:line draw:style-name="gr139" draw:text-style-name="P2" draw:layer="layout" svg:x1="23.069cm" svg:y1="11.92cm" svg:x2="23.069cm" svg:y2="12.586cm">
                  <text:p/>
                </draw:line>
                <draw:line draw:style-name="gr140" draw:text-style-name="P2" draw:layer="layout" svg:x1="25.181cm" svg:y1="13.341cm" svg:x2="23.645cm" svg:y2="12.453cm">
                  <text:p/>
                </draw:line>
                <draw:line draw:style-name="gr141" draw:text-style-name="P2" draw:layer="layout" svg:x1="23.636cm" svg:y1="12.253cm" svg:x2="23.636cm" svg:y2="12.475cm">
                  <text:p/>
                </draw:line>
                <draw:line draw:style-name="gr142" draw:text-style-name="P2" draw:layer="layout" svg:x1="25.172cm" svg:y1="13.141cm" svg:x2="25.172cm" svg:y2="13.363cm">
                  <text:p/>
                </draw:line>
                <draw:line draw:style-name="gr143" draw:text-style-name="P2" draw:layer="layout" svg:x1="25.172cm" svg:y1="13.141cm" svg:x2="23.636cm" svg:y2="12.253cm">
                  <text:p/>
                </draw:line>
                <draw:polygon draw:style-name="gr144" draw:text-style-name="P2" draw:layer="layout" svg:width="0.191cm" svg:height="0.332cm" svg:x="23.261cm" svg:y="12.031cm" svg:viewBox="0 0 192 333" draw:points="0,222 0,0 192,111 192,333">
                  <text:p/>
                </draw:polygon>
                <draw:line draw:style-name="gr145" draw:text-style-name="P2" draw:layer="layout" svg:x1="22.877cm" svg:y1="11.809cm" svg:x2="22.877cm" svg:y2="12.475cm">
                  <text:p/>
                </draw:line>
                <draw:line draw:style-name="gr146" draw:text-style-name="P2" draw:layer="layout" svg:x1="22.685cm" svg:y1="11.698cm" svg:x2="22.685cm" svg:y2="12.364cm">
                  <text:p/>
                </draw:line>
                <draw:line draw:style-name="gr147" draw:text-style-name="P2" draw:layer="layout" svg:x1="22.493cm" svg:y1="11.587cm" svg:x2="22.493cm" svg:y2="12.253cm">
                  <text:p/>
                </draw:line>
                <draw:line draw:style-name="gr148" draw:text-style-name="P2" draw:layer="layout" svg:x1="22.301cm" svg:y1="11.476cm" svg:x2="22.301cm" svg:y2="12.142cm">
                  <text:p/>
                </draw:line>
                <draw:line draw:style-name="gr149" draw:text-style-name="P2" draw:layer="layout" svg:x1="22.109cm" svg:y1="11.365cm" svg:x2="22.109cm" svg:y2="12.031cm">
                  <text:p/>
                </draw:line>
                <draw:polygon draw:style-name="gr150" draw:text-style-name="P2" draw:layer="layout" svg:width="0.191cm" svg:height="1.22cm" svg:x="21.725cm" svg:y="10.921cm" svg:viewBox="0 0 192 1221" draw:points="0,1110 0,0 192,111 192,1221">
                  <text:p/>
                </draw:polygon>
                <draw:polygon draw:style-name="gr151" draw:text-style-name="P2" draw:layer="layout" svg:width="0.191cm" svg:height="1.22cm" svg:x="25.276cm" svg:y="12.974cm" svg:viewBox="0 0 192 1221" draw:points="0,1110 0,0 192,111 192,1221">
                  <text:p/>
                </draw:polygon>
                <draw:polygon draw:style-name="gr152" draw:text-style-name="P2" draw:layer="layout" svg:width="6.43cm" svg:height="4.826cm" svg:x="21.725cm" svg:y="9.368cm" svg:viewBox="0 0 6431 4827" draw:points="0,2663 0,1553 192,1664 3071,0 6431,1942 6431,3051 3743,4605 3743,4827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53" draw:text-style-name="P1" draw:layer="layout" svg:width="3.169cm" svg:height="2.052cm" svg:x="25.466cm" svg:y="10.759cm" svg:viewBox="0 0 3170 2053" svg:d="M3 2053c263 0 3167-1276 3167-1665 0-388-408-388-672-388 0 166-2591 832-2495 2053z">
                <text:p/>
              </draw:path>
              <draw:g>
                <draw:polygon draw:style-name="gr154" draw:text-style-name="P2" draw:layer="layout" svg:width="3.358cm" svg:height="3.05cm" svg:x="21.917cm" svg:y="9.649cm" svg:viewBox="0 0 3359 3051" draw:points="0,1110 0,0 3359,1942 3359,3051">
                  <text:p/>
                </draw:polygon>
                <draw:polygon draw:style-name="gr155" draw:text-style-name="P2" draw:layer="layout" svg:width="2.878cm" svg:height="2.773cm" svg:x="25.276cm" svg:y="9.927cm" svg:viewBox="0 0 2879 2774" draw:points="0,2774 0,1664 2879,0 2879,1110">
                  <text:p/>
                </draw:polygon>
                <draw:polygon draw:style-name="gr156" draw:text-style-name="P2" draw:layer="layout" svg:width="6.238cm" svg:height="3.605cm" svg:x="21.917cm" svg:y="7.985cm" svg:viewBox="0 0 6239 3606" draw:points="3359,3606 0,1664 2879,0 6239,1942">
                  <text:p/>
                </draw:polygon>
                <draw:line draw:style-name="gr157" draw:text-style-name="P2" draw:layer="layout" svg:x1="23.069cm" svg:y1="10.537cm" svg:x2="23.069cm" svg:y2="11.203cm">
                  <text:p/>
                </draw:line>
                <draw:line draw:style-name="gr158" draw:text-style-name="P2" draw:layer="layout" svg:x1="25.181cm" svg:y1="11.958cm" svg:x2="23.645cm" svg:y2="11.07cm">
                  <text:p/>
                </draw:line>
                <draw:line draw:style-name="gr159" draw:text-style-name="P2" draw:layer="layout" svg:x1="23.636cm" svg:y1="10.87cm" svg:x2="23.636cm" svg:y2="11.092cm">
                  <text:p/>
                </draw:line>
                <draw:line draw:style-name="gr160" draw:text-style-name="P2" draw:layer="layout" svg:x1="25.172cm" svg:y1="11.758cm" svg:x2="25.172cm" svg:y2="11.98cm">
                  <text:p/>
                </draw:line>
                <draw:line draw:style-name="gr161" draw:text-style-name="P2" draw:layer="layout" svg:x1="25.172cm" svg:y1="11.758cm" svg:x2="23.636cm" svg:y2="10.87cm">
                  <text:p/>
                </draw:line>
                <draw:polygon draw:style-name="gr162" draw:text-style-name="P2" draw:layer="layout" svg:width="0.191cm" svg:height="0.332cm" svg:x="23.261cm" svg:y="10.648cm" svg:viewBox="0 0 192 333" draw:points="0,222 0,0 192,111 192,333">
                  <text:p/>
                </draw:polygon>
                <draw:line draw:style-name="gr163" draw:text-style-name="P2" draw:layer="layout" svg:x1="22.877cm" svg:y1="10.426cm" svg:x2="22.877cm" svg:y2="11.092cm">
                  <text:p/>
                </draw:line>
                <draw:line draw:style-name="gr164" draw:text-style-name="P2" draw:layer="layout" svg:x1="22.685cm" svg:y1="10.315cm" svg:x2="22.685cm" svg:y2="10.981cm">
                  <text:p/>
                </draw:line>
                <draw:line draw:style-name="gr165" draw:text-style-name="P2" draw:layer="layout" svg:x1="22.493cm" svg:y1="10.204cm" svg:x2="22.493cm" svg:y2="10.87cm">
                  <text:p/>
                </draw:line>
                <draw:line draw:style-name="gr166" draw:text-style-name="P2" draw:layer="layout" svg:x1="22.301cm" svg:y1="10.093cm" svg:x2="22.301cm" svg:y2="10.759cm">
                  <text:p/>
                </draw:line>
                <draw:line draw:style-name="gr167" draw:text-style-name="P2" draw:layer="layout" svg:x1="22.109cm" svg:y1="9.982cm" svg:x2="22.109cm" svg:y2="10.648cm">
                  <text:p/>
                </draw:line>
                <draw:polygon draw:style-name="gr168" draw:text-style-name="P2" draw:layer="layout" svg:width="0.191cm" svg:height="1.22cm" svg:x="21.725cm" svg:y="9.538cm" svg:viewBox="0 0 192 1221" draw:points="0,1110 0,0 192,111 192,1221">
                  <text:p/>
                </draw:polygon>
                <draw:polygon draw:style-name="gr169" draw:text-style-name="P2" draw:layer="layout" svg:width="0.191cm" svg:height="1.22cm" svg:x="25.276cm" svg:y="11.591cm" svg:viewBox="0 0 192 1221" draw:points="0,1110 0,0 192,111 192,1221">
                  <text:p/>
                </draw:polygon>
                <draw:polygon draw:style-name="gr170" draw:text-style-name="P2" draw:layer="layout" svg:width="6.43cm" svg:height="4.826cm" svg:x="21.725cm" svg:y="7.985cm" svg:viewBox="0 0 6431 4827" draw:points="0,2663 0,1553 192,1664 3071,0 6431,1942 6431,3051 3743,4605 3743,4827">
                  <text:p/>
                </draw:polygon>
              </draw:g>
            </draw:g>
          </draw:g>
          <draw:frame draw:style-name="gr171" draw:text-style-name="P3" draw:layer="layout" svg:width="4.342cm" svg:height="1.673cm" svg:x="23.009cm" svg:y="8.709cm">
            <draw:text-box>
              <text:p text:style-name="P3">LOAD</text:p>
              <text:p text:style-name="P3">BALANCERS</text:p>
            </draw:text-box>
          </draw:frame>
        </draw:g>
        <draw:frame draw:style-name="gr172" draw:text-style-name="P4" draw:layer="layout" svg:width="5.08cm" svg:height="4.658cm" draw:transform="rotate (-3.14159265358979) translate (8.112cm 8.36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3" draw:text-style-name="P4" draw:layer="layout" svg:width="4.953cm" svg:height="4.572cm" svg:x="3.032cm" svg:y="13.319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4" draw:text-style-name="P5" draw:layer="layout" svg:width="4.367cm" svg:height="0.962cm" svg:x="22.997cm" svg:y="14.513cm">
          <draw:text-box>
            <text:p><text:span text:style-name="T1">Judy.cern.ch</text:span></text:p>
          </draw:text-box>
        </draw:frame>
        <draw:frame draw:style-name="gr175" draw:layer="layout" svg:width="4.096cm" svg:height="0.962cm" svg:x="23.193cm" svg:y="15.605cm">
          <draw:text-box>
            <text:p>By busyness</text:p>
          </draw:text-box>
        </draw:frame>
        <draw:frame draw:style-name="gr172" draw:text-style-name="P4" draw:layer="layout" svg:width="3.81cm" svg:height="1.61cm" draw:transform="rotate (-3.14159265358979) translate (8.239cm 8.9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3" draw:text-style-name="P4" draw:layer="layout" svg:width="3.81cm" svg:height="1.651cm" svg:x="4.429cm" svg:y="12.938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3" draw:text-style-name="P4" draw:layer="layout" svg:width="5.02cm" svg:height="1.208cm" draw:transform="rotate (0.523598775598299) translate (15.785cm 13.035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3" draw:text-style-name="P4" draw:layer="layout" svg:width="5.02cm" svg:height="1.208cm" draw:transform="rotate (-0.523598775598299) translate (16.389cm 8.112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3" draw:text-style-name="P4" draw:layer="layout" svg:width="5.647cm" svg:height="1.358cm" draw:transform="rotate (-0.785398163397448) translate (17.018cm 4.454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</draw:page>
      <draw:page draw:name="page2" draw:style-name="dp1" draw:master-page-name="Default">
        <draw:frame draw:style-name="gr176" draw:layer="layout" svg:width="9.591cm" svg:height="0.962cm" svg:x="10.078cm" svg:y="1.089cm">
          <draw:text-box>
            <text:p>It-puppet-masters-public.cern.ch</text:p>
          </draw:text-box>
        </draw:frame>
        <draw:frame draw:style-name="gr177" draw:layer="layout" svg:width="10.154cm" svg:height="0.962cm" svg:x="3.286cm" svg:y="2.454cm">
          <draw:text-box>
            <text:p>It-puppet-masters-public-a.cern.ch</text:p>
          </draw:text-box>
        </draw:frame>
        <draw:frame draw:style-name="gr177" draw:layer="layout" svg:width="10.154cm" svg:height="0.962cm" svg:x="16.494cm" svg:y="2.454cm">
          <draw:text-box>
            <text:p>It-puppet-masters-public-b.cern.ch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78" draw:text-style-name="P1" draw:layer="layout" svg:width="2.329cm" svg:height="1.51cm" svg:x="8.577cm" svg:y="6.876cm" svg:viewBox="0 0 2330 1511" svg:d="M2 1511c193 0 2328-939 2328-1225s-300-286-494-286c0 122-1905 613-1834 1511z">
              <text:p/>
            </draw:path>
            <draw:g>
              <draw:polygon draw:style-name="gr179" draw:text-style-name="P2" draw:layer="layout" svg:width="2.468cm" svg:height="2.245cm" svg:x="5.968cm" svg:y="6.058cm" svg:viewBox="0 0 2469 2246" draw:points="0,817 0,0 2469,1430 2469,2246">
                <text:p/>
              </draw:polygon>
              <draw:polygon draw:style-name="gr180" draw:text-style-name="P2" draw:layer="layout" svg:width="2.115cm" svg:height="2.041cm" svg:x="8.437cm" svg:y="6.263cm" svg:viewBox="0 0 2116 2042" draw:points="0,2042 0,1225 2116,0 2116,817">
                <text:p/>
              </draw:polygon>
              <draw:polygon draw:style-name="gr181" draw:text-style-name="P2" draw:layer="layout" svg:width="4.585cm" svg:height="2.654cm" svg:x="5.968cm" svg:y="4.833cm" svg:viewBox="0 0 4586 2655" draw:points="2469,2655 0,1225 2116,0 4586,1430">
                <text:p/>
              </draw:polygon>
              <draw:line draw:style-name="gr182" draw:text-style-name="P2" draw:layer="layout" svg:x1="6.815cm" svg:y1="6.712cm" svg:x2="6.815cm" svg:y2="7.202cm">
                <text:p/>
              </draw:line>
              <draw:line draw:style-name="gr183" draw:text-style-name="P2" draw:layer="layout" svg:x1="8.367cm" svg:y1="7.758cm" svg:x2="7.238cm" svg:y2="7.104cm">
                <text:p/>
              </draw:line>
              <draw:line draw:style-name="gr184" draw:text-style-name="P2" draw:layer="layout" svg:x1="7.232cm" svg:y1="6.957cm" svg:x2="7.232cm" svg:y2="7.12cm">
                <text:p/>
              </draw:line>
              <draw:line draw:style-name="gr185" draw:text-style-name="P2" draw:layer="layout" svg:x1="8.361cm" svg:y1="7.611cm" svg:x2="8.361cm" svg:y2="7.774cm">
                <text:p/>
              </draw:line>
              <draw:line draw:style-name="gr186" draw:text-style-name="P2" draw:layer="layout" svg:x1="8.361cm" svg:y1="7.611cm" svg:x2="7.232cm" svg:y2="6.957cm">
                <text:p/>
              </draw:line>
              <draw:polygon draw:style-name="gr187" draw:text-style-name="P2" draw:layer="layout" svg:width="0.14cm" svg:height="0.244cm" svg:x="6.956cm" svg:y="6.794cm" svg:viewBox="0 0 141 245" draw:points="0,163 0,0 141,82 141,245">
                <text:p/>
              </draw:polygon>
              <draw:line draw:style-name="gr188" draw:text-style-name="P2" draw:layer="layout" svg:x1="6.674cm" svg:y1="6.63cm" svg:x2="6.674cm" svg:y2="7.12cm">
                <text:p/>
              </draw:line>
              <draw:line draw:style-name="gr189" draw:text-style-name="P2" draw:layer="layout" svg:x1="6.533cm" svg:y1="6.549cm" svg:x2="6.533cm" svg:y2="7.039cm">
                <text:p/>
              </draw:line>
              <draw:line draw:style-name="gr190" draw:text-style-name="P2" draw:layer="layout" svg:x1="6.392cm" svg:y1="6.467cm" svg:x2="6.392cm" svg:y2="6.957cm">
                <text:p/>
              </draw:line>
              <draw:line draw:style-name="gr191" draw:text-style-name="P2" draw:layer="layout" svg:x1="6.25cm" svg:y1="6.385cm" svg:x2="6.25cm" svg:y2="6.875cm">
                <text:p/>
              </draw:line>
              <draw:line draw:style-name="gr192" draw:text-style-name="P2" draw:layer="layout" svg:x1="6.109cm" svg:y1="6.303cm" svg:x2="6.109cm" svg:y2="6.793cm">
                <text:p/>
              </draw:line>
              <draw:polygon draw:style-name="gr193" draw:text-style-name="P2" draw:layer="layout" svg:width="0.14cm" svg:height="0.898cm" svg:x="5.827cm" svg:y="5.977cm" svg:viewBox="0 0 141 899" draw:points="0,817 0,0 141,82 141,899">
                <text:p/>
              </draw:polygon>
              <draw:polygon draw:style-name="gr194" draw:text-style-name="P2" draw:layer="layout" svg:width="0.14cm" svg:height="0.898cm" svg:x="8.437cm" svg:y="7.488cm" svg:viewBox="0 0 141 899" draw:points="0,817 0,0 141,82 141,899">
                <text:p/>
              </draw:polygon>
              <draw:polygon draw:style-name="gr195" draw:text-style-name="P2" draw:layer="layout" svg:width="4.726cm" svg:height="3.553cm" svg:x="5.827cm" svg:y="4.833cm" svg:viewBox="0 0 4727 3554" draw:points="0,1961 0,1143 141,1225 2257,0 4727,1430 4727,2246 2751,3390 2751,3554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6" draw:text-style-name="P1" draw:layer="layout" svg:width="2.329cm" svg:height="1.51cm" svg:x="8.577cm" svg:y="5.857cm" svg:viewBox="0 0 2330 1511" svg:d="M2 1511c193 0 2328-939 2328-1225s-300-286-494-286c0 122-1905 613-1834 1511z">
              <text:p/>
            </draw:path>
            <draw:g>
              <draw:polygon draw:style-name="gr197" draw:text-style-name="P2" draw:layer="layout" svg:width="2.468cm" svg:height="2.245cm" svg:x="5.968cm" svg:y="5.04cm" svg:viewBox="0 0 2469 2246" draw:points="0,817 0,0 2469,1430 2469,2246">
                <text:p/>
              </draw:polygon>
              <draw:polygon draw:style-name="gr198" draw:text-style-name="P2" draw:layer="layout" svg:width="2.115cm" svg:height="2.041cm" svg:x="8.437cm" svg:y="5.245cm" svg:viewBox="0 0 2116 2042" draw:points="0,2042 0,1225 2116,0 2116,817">
                <text:p/>
              </draw:polygon>
              <draw:polygon draw:style-name="gr199" draw:text-style-name="P2" draw:layer="layout" svg:width="4.585cm" svg:height="2.654cm" svg:x="5.968cm" svg:y="3.815cm" svg:viewBox="0 0 4586 2655" draw:points="2469,2655 0,1225 2116,0 4586,1430">
                <text:p/>
              </draw:polygon>
              <draw:line draw:style-name="gr200" draw:text-style-name="P2" draw:layer="layout" svg:x1="6.815cm" svg:y1="5.694cm" svg:x2="6.815cm" svg:y2="6.184cm">
                <text:p/>
              </draw:line>
              <draw:line draw:style-name="gr201" draw:text-style-name="P2" draw:layer="layout" svg:x1="8.367cm" svg:y1="6.74cm" svg:x2="7.238cm" svg:y2="6.086cm">
                <text:p/>
              </draw:line>
              <draw:line draw:style-name="gr202" draw:text-style-name="P2" draw:layer="layout" svg:x1="7.232cm" svg:y1="5.939cm" svg:x2="7.232cm" svg:y2="6.102cm">
                <text:p/>
              </draw:line>
              <draw:line draw:style-name="gr203" draw:text-style-name="P2" draw:layer="layout" svg:x1="8.361cm" svg:y1="6.593cm" svg:x2="8.361cm" svg:y2="6.756cm">
                <text:p/>
              </draw:line>
              <draw:line draw:style-name="gr204" draw:text-style-name="P2" draw:layer="layout" svg:x1="8.361cm" svg:y1="6.593cm" svg:x2="7.232cm" svg:y2="5.939cm">
                <text:p/>
              </draw:line>
              <draw:polygon draw:style-name="gr205" draw:text-style-name="P2" draw:layer="layout" svg:width="0.14cm" svg:height="0.244cm" svg:x="6.956cm" svg:y="5.776cm" svg:viewBox="0 0 141 245" draw:points="0,163 0,0 141,82 141,245">
                <text:p/>
              </draw:polygon>
              <draw:line draw:style-name="gr206" draw:text-style-name="P2" draw:layer="layout" svg:x1="6.674cm" svg:y1="5.612cm" svg:x2="6.674cm" svg:y2="6.102cm">
                <text:p/>
              </draw:line>
              <draw:line draw:style-name="gr207" draw:text-style-name="P2" draw:layer="layout" svg:x1="6.533cm" svg:y1="5.53cm" svg:x2="6.533cm" svg:y2="6.02cm">
                <text:p/>
              </draw:line>
              <draw:line draw:style-name="gr208" draw:text-style-name="P2" draw:layer="layout" svg:x1="6.392cm" svg:y1="5.449cm" svg:x2="6.392cm" svg:y2="5.939cm">
                <text:p/>
              </draw:line>
              <draw:line draw:style-name="gr209" draw:text-style-name="P2" draw:layer="layout" svg:x1="6.25cm" svg:y1="5.367cm" svg:x2="6.25cm" svg:y2="5.857cm">
                <text:p/>
              </draw:line>
              <draw:line draw:style-name="gr210" draw:text-style-name="P2" draw:layer="layout" svg:x1="6.109cm" svg:y1="5.285cm" svg:x2="6.109cm" svg:y2="5.775cm">
                <text:p/>
              </draw:line>
              <draw:polygon draw:style-name="gr211" draw:text-style-name="P2" draw:layer="layout" svg:width="0.14cm" svg:height="0.898cm" svg:x="5.827cm" svg:y="4.958cm" svg:viewBox="0 0 141 899" draw:points="0,817 0,0 141,82 141,899">
                <text:p/>
              </draw:polygon>
              <draw:polygon draw:style-name="gr212" draw:text-style-name="P2" draw:layer="layout" svg:width="0.14cm" svg:height="0.898cm" svg:x="8.437cm" svg:y="6.47cm" svg:viewBox="0 0 141 899" draw:points="0,817 0,0 141,82 141,899">
                <text:p/>
              </draw:polygon>
              <draw:polygon draw:style-name="gr213" draw:text-style-name="P2" draw:layer="layout" svg:width="4.726cm" svg:height="3.553cm" svg:x="5.827cm" svg:y="3.815cm" svg:viewBox="0 0 4727 3554" draw:points="0,1961 0,1143 141,1225 2257,0 4727,1430 4727,2246 2751,3390 2751,3554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4" draw:text-style-name="P1" draw:layer="layout" svg:width="2.329cm" svg:height="1.51cm" svg:x="21.677cm" svg:y="6.876cm" svg:viewBox="0 0 2330 1511" svg:d="M2 1511c193 0 2328-939 2328-1225s-300-286-494-286c0 122-1905 613-1834 1511z">
              <text:p/>
            </draw:path>
            <draw:g>
              <draw:polygon draw:style-name="gr215" draw:text-style-name="P2" draw:layer="layout" svg:width="2.468cm" svg:height="2.245cm" svg:x="19.068cm" svg:y="6.058cm" svg:viewBox="0 0 2469 2246" draw:points="0,817 0,0 2469,1430 2469,2246">
                <text:p/>
              </draw:polygon>
              <draw:polygon draw:style-name="gr216" draw:text-style-name="P2" draw:layer="layout" svg:width="2.115cm" svg:height="2.041cm" svg:x="21.537cm" svg:y="6.263cm" svg:viewBox="0 0 2116 2042" draw:points="0,2042 0,1225 2116,0 2116,817">
                <text:p/>
              </draw:polygon>
              <draw:polygon draw:style-name="gr217" draw:text-style-name="P2" draw:layer="layout" svg:width="4.585cm" svg:height="2.654cm" svg:x="19.068cm" svg:y="4.833cm" svg:viewBox="0 0 4586 2655" draw:points="2469,2655 0,1225 2116,0 4586,1430">
                <text:p/>
              </draw:polygon>
              <draw:line draw:style-name="gr218" draw:text-style-name="P2" draw:layer="layout" svg:x1="19.915cm" svg:y1="6.712cm" svg:x2="19.915cm" svg:y2="7.202cm">
                <text:p/>
              </draw:line>
              <draw:line draw:style-name="gr219" draw:text-style-name="P2" draw:layer="layout" svg:x1="21.467cm" svg:y1="7.758cm" svg:x2="20.338cm" svg:y2="7.104cm">
                <text:p/>
              </draw:line>
              <draw:line draw:style-name="gr220" draw:text-style-name="P2" draw:layer="layout" svg:x1="20.332cm" svg:y1="6.957cm" svg:x2="20.332cm" svg:y2="7.12cm">
                <text:p/>
              </draw:line>
              <draw:line draw:style-name="gr221" draw:text-style-name="P2" draw:layer="layout" svg:x1="21.461cm" svg:y1="7.611cm" svg:x2="21.461cm" svg:y2="7.774cm">
                <text:p/>
              </draw:line>
              <draw:line draw:style-name="gr222" draw:text-style-name="P2" draw:layer="layout" svg:x1="21.461cm" svg:y1="7.611cm" svg:x2="20.332cm" svg:y2="6.957cm">
                <text:p/>
              </draw:line>
              <draw:polygon draw:style-name="gr223" draw:text-style-name="P2" draw:layer="layout" svg:width="0.14cm" svg:height="0.244cm" svg:x="20.056cm" svg:y="6.794cm" svg:viewBox="0 0 141 245" draw:points="0,163 0,0 141,82 141,245">
                <text:p/>
              </draw:polygon>
              <draw:line draw:style-name="gr224" draw:text-style-name="P2" draw:layer="layout" svg:x1="19.774cm" svg:y1="6.63cm" svg:x2="19.774cm" svg:y2="7.12cm">
                <text:p/>
              </draw:line>
              <draw:line draw:style-name="gr225" draw:text-style-name="P2" draw:layer="layout" svg:x1="19.633cm" svg:y1="6.549cm" svg:x2="19.633cm" svg:y2="7.039cm">
                <text:p/>
              </draw:line>
              <draw:line draw:style-name="gr226" draw:text-style-name="P2" draw:layer="layout" svg:x1="19.492cm" svg:y1="6.467cm" svg:x2="19.492cm" svg:y2="6.957cm">
                <text:p/>
              </draw:line>
              <draw:line draw:style-name="gr227" draw:text-style-name="P2" draw:layer="layout" svg:x1="19.35cm" svg:y1="6.385cm" svg:x2="19.35cm" svg:y2="6.875cm">
                <text:p/>
              </draw:line>
              <draw:line draw:style-name="gr228" draw:text-style-name="P2" draw:layer="layout" svg:x1="19.209cm" svg:y1="6.303cm" svg:x2="19.209cm" svg:y2="6.793cm">
                <text:p/>
              </draw:line>
              <draw:polygon draw:style-name="gr229" draw:text-style-name="P2" draw:layer="layout" svg:width="0.14cm" svg:height="0.898cm" svg:x="18.927cm" svg:y="5.977cm" svg:viewBox="0 0 141 899" draw:points="0,817 0,0 141,82 141,899">
                <text:p/>
              </draw:polygon>
              <draw:polygon draw:style-name="gr230" draw:text-style-name="P2" draw:layer="layout" svg:width="0.14cm" svg:height="0.898cm" svg:x="21.537cm" svg:y="7.488cm" svg:viewBox="0 0 141 899" draw:points="0,817 0,0 141,82 141,899">
                <text:p/>
              </draw:polygon>
              <draw:polygon draw:style-name="gr231" draw:text-style-name="P2" draw:layer="layout" svg:width="4.726cm" svg:height="3.553cm" svg:x="18.927cm" svg:y="4.833cm" svg:viewBox="0 0 4727 3554" draw:points="0,1961 0,1143 141,1225 2257,0 4727,1430 4727,2246 2751,3390 2751,3554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32" draw:text-style-name="P1" draw:layer="layout" svg:width="2.329cm" svg:height="1.51cm" svg:x="21.677cm" svg:y="5.857cm" svg:viewBox="0 0 2330 1511" svg:d="M2 1511c193 0 2328-939 2328-1225s-300-286-494-286c0 122-1905 613-1834 1511z">
              <text:p/>
            </draw:path>
            <draw:g>
              <draw:polygon draw:style-name="gr233" draw:text-style-name="P2" draw:layer="layout" svg:width="2.468cm" svg:height="2.245cm" svg:x="19.068cm" svg:y="5.04cm" svg:viewBox="0 0 2469 2246" draw:points="0,817 0,0 2469,1430 2469,2246">
                <text:p/>
              </draw:polygon>
              <draw:polygon draw:style-name="gr234" draw:text-style-name="P2" draw:layer="layout" svg:width="2.115cm" svg:height="2.041cm" svg:x="21.537cm" svg:y="5.245cm" svg:viewBox="0 0 2116 2042" draw:points="0,2042 0,1225 2116,0 2116,817">
                <text:p/>
              </draw:polygon>
              <draw:polygon draw:style-name="gr235" draw:text-style-name="P2" draw:layer="layout" svg:width="4.585cm" svg:height="2.654cm" svg:x="19.068cm" svg:y="3.815cm" svg:viewBox="0 0 4586 2655" draw:points="2469,2655 0,1225 2116,0 4586,1430">
                <text:p/>
              </draw:polygon>
              <draw:line draw:style-name="gr236" draw:text-style-name="P2" draw:layer="layout" svg:x1="19.915cm" svg:y1="5.694cm" svg:x2="19.915cm" svg:y2="6.184cm">
                <text:p/>
              </draw:line>
              <draw:line draw:style-name="gr237" draw:text-style-name="P2" draw:layer="layout" svg:x1="21.467cm" svg:y1="6.74cm" svg:x2="20.338cm" svg:y2="6.086cm">
                <text:p/>
              </draw:line>
              <draw:line draw:style-name="gr238" draw:text-style-name="P2" draw:layer="layout" svg:x1="20.332cm" svg:y1="5.939cm" svg:x2="20.332cm" svg:y2="6.102cm">
                <text:p/>
              </draw:line>
              <draw:line draw:style-name="gr239" draw:text-style-name="P2" draw:layer="layout" svg:x1="21.461cm" svg:y1="6.593cm" svg:x2="21.461cm" svg:y2="6.756cm">
                <text:p/>
              </draw:line>
              <draw:line draw:style-name="gr240" draw:text-style-name="P2" draw:layer="layout" svg:x1="21.461cm" svg:y1="6.593cm" svg:x2="20.332cm" svg:y2="5.939cm">
                <text:p/>
              </draw:line>
              <draw:polygon draw:style-name="gr241" draw:text-style-name="P2" draw:layer="layout" svg:width="0.14cm" svg:height="0.244cm" svg:x="20.056cm" svg:y="5.776cm" svg:viewBox="0 0 141 245" draw:points="0,163 0,0 141,82 141,245">
                <text:p/>
              </draw:polygon>
              <draw:line draw:style-name="gr242" draw:text-style-name="P2" draw:layer="layout" svg:x1="19.774cm" svg:y1="5.612cm" svg:x2="19.774cm" svg:y2="6.102cm">
                <text:p/>
              </draw:line>
              <draw:line draw:style-name="gr243" draw:text-style-name="P2" draw:layer="layout" svg:x1="19.633cm" svg:y1="5.53cm" svg:x2="19.633cm" svg:y2="6.02cm">
                <text:p/>
              </draw:line>
              <draw:line draw:style-name="gr244" draw:text-style-name="P2" draw:layer="layout" svg:x1="19.492cm" svg:y1="5.449cm" svg:x2="19.492cm" svg:y2="5.939cm">
                <text:p/>
              </draw:line>
              <draw:line draw:style-name="gr245" draw:text-style-name="P2" draw:layer="layout" svg:x1="19.35cm" svg:y1="5.367cm" svg:x2="19.35cm" svg:y2="5.857cm">
                <text:p/>
              </draw:line>
              <draw:line draw:style-name="gr246" draw:text-style-name="P2" draw:layer="layout" svg:x1="19.209cm" svg:y1="5.285cm" svg:x2="19.209cm" svg:y2="5.775cm">
                <text:p/>
              </draw:line>
              <draw:polygon draw:style-name="gr247" draw:text-style-name="P2" draw:layer="layout" svg:width="0.14cm" svg:height="0.898cm" svg:x="18.927cm" svg:y="4.958cm" svg:viewBox="0 0 141 899" draw:points="0,817 0,0 141,82 141,899">
                <text:p/>
              </draw:polygon>
              <draw:polygon draw:style-name="gr248" draw:text-style-name="P2" draw:layer="layout" svg:width="0.14cm" svg:height="0.898cm" svg:x="21.537cm" svg:y="6.47cm" svg:viewBox="0 0 141 899" draw:points="0,817 0,0 141,82 141,899">
                <text:p/>
              </draw:polygon>
              <draw:polygon draw:style-name="gr249" draw:text-style-name="P2" draw:layer="layout" svg:width="4.726cm" svg:height="3.553cm" svg:x="18.927cm" svg:y="3.815cm" svg:viewBox="0 0 4727 3554" draw:points="0,1961 0,1143 141,1225 2257,0 4727,1430 4727,2246 2751,3390 2751,3554">
                <text:p/>
              </draw:polygon>
            </draw:g>
          </draw:g>
        </draw:g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50" draw:text-style-name="P1" draw:layer="layout" svg:width="1.583cm" svg:height="1.024cm" svg:x="4.521cm" svg:y="11.174cm" svg:viewBox="0 0 1584 1025" svg:d="M1 1025c132 0 1583-637 1583-831s-204-194-336-194c0 83-1295 415-1247 1025z">
                <text:p/>
              </draw:path>
              <draw:g>
                <draw:polygon draw:style-name="gr251" draw:text-style-name="P2" draw:layer="layout" svg:width="1.678cm" svg:height="1.522cm" svg:x="2.747cm" svg:y="10.621cm" svg:viewBox="0 0 1679 1523" draw:points="0,554 0,0 1679,969 1679,1523">
                  <text:p/>
                </draw:polygon>
                <draw:polygon draw:style-name="gr252" draw:text-style-name="P2" draw:layer="layout" svg:width="1.438cm" svg:height="1.383cm" svg:x="4.426cm" svg:y="10.759cm" svg:viewBox="0 0 1439 1384" draw:points="0,1384 0,830 1439,0 1439,554">
                  <text:p/>
                </draw:polygon>
                <draw:polygon draw:style-name="gr253" draw:text-style-name="P2" draw:layer="layout" svg:width="3.117cm" svg:height="1.799cm" svg:x="2.747cm" svg:y="9.79cm" svg:viewBox="0 0 3118 1800" draw:points="1679,1800 0,830 1439,0 3118,969">
                  <text:p/>
                </draw:polygon>
                <draw:line draw:style-name="gr254" draw:text-style-name="P2" draw:layer="layout" svg:x1="3.323cm" svg:y1="11.064cm" svg:x2="3.323cm" svg:y2="11.396cm">
                  <text:p/>
                </draw:line>
                <draw:line draw:style-name="gr255" draw:text-style-name="P2" draw:layer="layout" svg:x1="4.379cm" svg:y1="11.773cm" svg:x2="3.611cm" svg:y2="11.33cm">
                  <text:p/>
                </draw:line>
                <draw:line draw:style-name="gr256" draw:text-style-name="P2" draw:layer="layout" svg:x1="3.606cm" svg:y1="11.23cm" svg:x2="3.606cm" svg:y2="11.341cm">
                  <text:p/>
                </draw:line>
                <draw:line draw:style-name="gr257" draw:text-style-name="P2" draw:layer="layout" svg:x1="4.374cm" svg:y1="11.673cm" svg:x2="4.374cm" svg:y2="11.784cm">
                  <text:p/>
                </draw:line>
                <draw:line draw:style-name="gr258" draw:text-style-name="P2" draw:layer="layout" svg:x1="4.374cm" svg:y1="11.673cm" svg:x2="3.606cm" svg:y2="11.23cm">
                  <text:p/>
                </draw:line>
                <draw:polygon draw:style-name="gr259" draw:text-style-name="P2" draw:layer="layout" svg:width="0.095cm" svg:height="0.165cm" svg:x="3.419cm" svg:y="11.119cm" svg:viewBox="0 0 96 166" draw:points="0,111 0,0 96,55 96,166">
                  <text:p/>
                </draw:polygon>
                <draw:line draw:style-name="gr260" draw:text-style-name="P2" draw:layer="layout" svg:x1="3.227cm" svg:y1="11.008cm" svg:x2="3.227cm" svg:y2="11.34cm">
                  <text:p/>
                </draw:line>
                <draw:line draw:style-name="gr261" draw:text-style-name="P2" draw:layer="layout" svg:x1="3.131cm" svg:y1="10.953cm" svg:x2="3.131cm" svg:y2="11.285cm">
                  <text:p/>
                </draw:line>
                <draw:line draw:style-name="gr262" draw:text-style-name="P2" draw:layer="layout" svg:x1="3.035cm" svg:y1="10.898cm" svg:x2="3.035cm" svg:y2="11.23cm">
                  <text:p/>
                </draw:line>
                <draw:line draw:style-name="gr263" draw:text-style-name="P2" draw:layer="layout" svg:x1="2.939cm" svg:y1="10.842cm" svg:x2="2.939cm" svg:y2="11.174cm">
                  <text:p/>
                </draw:line>
                <draw:line draw:style-name="gr264" draw:text-style-name="P2" draw:layer="layout" svg:x1="2.843cm" svg:y1="10.787cm" svg:x2="2.843cm" svg:y2="11.119cm">
                  <text:p/>
                </draw:line>
                <draw:polygon draw:style-name="gr265" draw:text-style-name="P2" draw:layer="layout" svg:width="0.095cm" svg:height="0.608cm" svg:x="2.651cm" svg:y="10.565cm" svg:viewBox="0 0 96 609" draw:points="0,554 0,0 96,55 96,609">
                  <text:p/>
                </draw:polygon>
                <draw:polygon draw:style-name="gr266" draw:text-style-name="P2" draw:layer="layout" svg:width="0.095cm" svg:height="0.608cm" svg:x="4.426cm" svg:y="11.59cm" svg:viewBox="0 0 96 609" draw:points="0,554 0,0 96,55 96,609">
                  <text:p/>
                </draw:polygon>
                <draw:polygon draw:style-name="gr267" draw:text-style-name="P2" draw:layer="layout" svg:width="3.213cm" svg:height="2.408cm" svg:x="2.651cm" svg:y="9.79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68" draw:text-style-name="P1" draw:layer="layout" svg:width="1.583cm" svg:height="1.024cm" svg:x="4.521cm" svg:y="10.484cm" svg:viewBox="0 0 1584 1025" svg:d="M1 1025c132 0 1583-637 1583-831s-204-194-336-194c0 83-1295 415-1247 1025z">
                <text:p/>
              </draw:path>
              <draw:g>
                <draw:polygon draw:style-name="gr269" draw:text-style-name="P2" draw:layer="layout" svg:width="1.678cm" svg:height="1.522cm" svg:x="2.747cm" svg:y="9.93cm" svg:viewBox="0 0 1679 1523" draw:points="0,554 0,0 1679,969 1679,1523">
                  <text:p/>
                </draw:polygon>
                <draw:polygon draw:style-name="gr270" draw:text-style-name="P2" draw:layer="layout" svg:width="1.438cm" svg:height="1.383cm" svg:x="4.426cm" svg:y="10.069cm" svg:viewBox="0 0 1439 1384" draw:points="0,1384 0,830 1439,0 1439,554">
                  <text:p/>
                </draw:polygon>
                <draw:polygon draw:style-name="gr271" draw:text-style-name="P2" draw:layer="layout" svg:width="3.117cm" svg:height="1.799cm" svg:x="2.747cm" svg:y="9.1cm" svg:viewBox="0 0 3118 1800" draw:points="1679,1800 0,830 1439,0 3118,969">
                  <text:p/>
                </draw:polygon>
                <draw:line draw:style-name="gr272" draw:text-style-name="P2" draw:layer="layout" svg:x1="3.323cm" svg:y1="10.374cm" svg:x2="3.323cm" svg:y2="10.706cm">
                  <text:p/>
                </draw:line>
                <draw:line draw:style-name="gr273" draw:text-style-name="P2" draw:layer="layout" svg:x1="4.379cm" svg:y1="11.083cm" svg:x2="3.611cm" svg:y2="10.64cm">
                  <text:p/>
                </draw:line>
                <draw:line draw:style-name="gr274" draw:text-style-name="P2" draw:layer="layout" svg:x1="3.606cm" svg:y1="10.54cm" svg:x2="3.606cm" svg:y2="10.651cm">
                  <text:p/>
                </draw:line>
                <draw:line draw:style-name="gr275" draw:text-style-name="P2" draw:layer="layout" svg:x1="4.374cm" svg:y1="10.983cm" svg:x2="4.374cm" svg:y2="11.094cm">
                  <text:p/>
                </draw:line>
                <draw:line draw:style-name="gr276" draw:text-style-name="P2" draw:layer="layout" svg:x1="4.374cm" svg:y1="10.983cm" svg:x2="3.606cm" svg:y2="10.54cm">
                  <text:p/>
                </draw:line>
                <draw:polygon draw:style-name="gr277" draw:text-style-name="P2" draw:layer="layout" svg:width="0.095cm" svg:height="0.165cm" svg:x="3.419cm" svg:y="10.429cm" svg:viewBox="0 0 96 166" draw:points="0,111 0,0 96,55 96,166">
                  <text:p/>
                </draw:polygon>
                <draw:line draw:style-name="gr278" draw:text-style-name="P2" draw:layer="layout" svg:x1="3.227cm" svg:y1="10.318cm" svg:x2="3.227cm" svg:y2="10.65cm">
                  <text:p/>
                </draw:line>
                <draw:line draw:style-name="gr279" draw:text-style-name="P2" draw:layer="layout" svg:x1="3.131cm" svg:y1="10.263cm" svg:x2="3.131cm" svg:y2="10.595cm">
                  <text:p/>
                </draw:line>
                <draw:line draw:style-name="gr280" draw:text-style-name="P2" draw:layer="layout" svg:x1="3.035cm" svg:y1="10.207cm" svg:x2="3.035cm" svg:y2="10.539cm">
                  <text:p/>
                </draw:line>
                <draw:line draw:style-name="gr281" draw:text-style-name="P2" draw:layer="layout" svg:x1="2.939cm" svg:y1="10.152cm" svg:x2="2.939cm" svg:y2="10.484cm">
                  <text:p/>
                </draw:line>
                <draw:line draw:style-name="gr282" draw:text-style-name="P2" draw:layer="layout" svg:x1="2.843cm" svg:y1="10.097cm" svg:x2="2.843cm" svg:y2="10.429cm">
                  <text:p/>
                </draw:line>
                <draw:polygon draw:style-name="gr283" draw:text-style-name="P2" draw:layer="layout" svg:width="0.095cm" svg:height="0.608cm" svg:x="2.651cm" svg:y="9.875cm" svg:viewBox="0 0 96 609" draw:points="0,554 0,0 96,55 96,609">
                  <text:p/>
                </draw:polygon>
                <draw:polygon draw:style-name="gr284" draw:text-style-name="P2" draw:layer="layout" svg:width="0.095cm" svg:height="0.608cm" svg:x="4.426cm" svg:y="10.9cm" svg:viewBox="0 0 96 609" draw:points="0,554 0,0 96,55 96,609">
                  <text:p/>
                </draw:polygon>
                <draw:polygon draw:style-name="gr285" draw:text-style-name="P2" draw:layer="layout" svg:width="3.213cm" svg:height="2.408cm" svg:x="2.651cm" svg:y="9.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86" draw:text-style-name="P1" draw:layer="layout" svg:width="1.583cm" svg:height="1.024cm" svg:x="8.56cm" svg:y="11.174cm" svg:viewBox="0 0 1584 1025" svg:d="M1 1025c132 0 1583-637 1583-831s-204-194-336-194c0 83-1295 415-1247 1025z">
                <text:p/>
              </draw:path>
              <draw:g>
                <draw:polygon draw:style-name="gr287" draw:text-style-name="P2" draw:layer="layout" svg:width="1.678cm" svg:height="1.522cm" svg:x="6.786cm" svg:y="10.621cm" svg:viewBox="0 0 1679 1523" draw:points="0,554 0,0 1679,969 1679,1523">
                  <text:p/>
                </draw:polygon>
                <draw:polygon draw:style-name="gr288" draw:text-style-name="P2" draw:layer="layout" svg:width="1.438cm" svg:height="1.383cm" svg:x="8.465cm" svg:y="10.759cm" svg:viewBox="0 0 1439 1384" draw:points="0,1384 0,830 1439,0 1439,554">
                  <text:p/>
                </draw:polygon>
                <draw:polygon draw:style-name="gr289" draw:text-style-name="P2" draw:layer="layout" svg:width="3.117cm" svg:height="1.799cm" svg:x="6.786cm" svg:y="9.79cm" svg:viewBox="0 0 3118 1800" draw:points="1679,1800 0,830 1439,0 3118,969">
                  <text:p/>
                </draw:polygon>
                <draw:line draw:style-name="gr290" draw:text-style-name="P2" draw:layer="layout" svg:x1="7.362cm" svg:y1="11.064cm" svg:x2="7.362cm" svg:y2="11.396cm">
                  <text:p/>
                </draw:line>
                <draw:line draw:style-name="gr291" draw:text-style-name="P2" draw:layer="layout" svg:x1="8.418cm" svg:y1="11.773cm" svg:x2="7.65cm" svg:y2="11.33cm">
                  <text:p/>
                </draw:line>
                <draw:line draw:style-name="gr292" draw:text-style-name="P2" draw:layer="layout" svg:x1="7.645cm" svg:y1="11.23cm" svg:x2="7.645cm" svg:y2="11.341cm">
                  <text:p/>
                </draw:line>
                <draw:line draw:style-name="gr293" draw:text-style-name="P2" draw:layer="layout" svg:x1="8.413cm" svg:y1="11.673cm" svg:x2="8.413cm" svg:y2="11.784cm">
                  <text:p/>
                </draw:line>
                <draw:line draw:style-name="gr294" draw:text-style-name="P2" draw:layer="layout" svg:x1="8.413cm" svg:y1="11.673cm" svg:x2="7.645cm" svg:y2="11.23cm">
                  <text:p/>
                </draw:line>
                <draw:polygon draw:style-name="gr295" draw:text-style-name="P2" draw:layer="layout" svg:width="0.095cm" svg:height="0.165cm" svg:x="7.458cm" svg:y="11.119cm" svg:viewBox="0 0 96 166" draw:points="0,111 0,0 96,55 96,166">
                  <text:p/>
                </draw:polygon>
                <draw:line draw:style-name="gr296" draw:text-style-name="P2" draw:layer="layout" svg:x1="7.266cm" svg:y1="11.008cm" svg:x2="7.266cm" svg:y2="11.34cm">
                  <text:p/>
                </draw:line>
                <draw:line draw:style-name="gr297" draw:text-style-name="P2" draw:layer="layout" svg:x1="7.17cm" svg:y1="10.953cm" svg:x2="7.17cm" svg:y2="11.285cm">
                  <text:p/>
                </draw:line>
                <draw:line draw:style-name="gr298" draw:text-style-name="P2" draw:layer="layout" svg:x1="7.074cm" svg:y1="10.898cm" svg:x2="7.074cm" svg:y2="11.23cm">
                  <text:p/>
                </draw:line>
                <draw:line draw:style-name="gr299" draw:text-style-name="P2" draw:layer="layout" svg:x1="6.978cm" svg:y1="10.842cm" svg:x2="6.978cm" svg:y2="11.174cm">
                  <text:p/>
                </draw:line>
                <draw:line draw:style-name="gr300" draw:text-style-name="P2" draw:layer="layout" svg:x1="6.882cm" svg:y1="10.787cm" svg:x2="6.882cm" svg:y2="11.119cm">
                  <text:p/>
                </draw:line>
                <draw:polygon draw:style-name="gr301" draw:text-style-name="P2" draw:layer="layout" svg:width="0.095cm" svg:height="0.608cm" svg:x="6.69cm" svg:y="10.565cm" svg:viewBox="0 0 96 609" draw:points="0,554 0,0 96,55 96,609">
                  <text:p/>
                </draw:polygon>
                <draw:polygon draw:style-name="gr302" draw:text-style-name="P2" draw:layer="layout" svg:width="0.095cm" svg:height="0.608cm" svg:x="8.465cm" svg:y="11.59cm" svg:viewBox="0 0 96 609" draw:points="0,554 0,0 96,55 96,609">
                  <text:p/>
                </draw:polygon>
                <draw:polygon draw:style-name="gr303" draw:text-style-name="P2" draw:layer="layout" svg:width="3.213cm" svg:height="2.408cm" svg:x="6.69cm" svg:y="9.79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04" draw:text-style-name="P1" draw:layer="layout" svg:width="1.583cm" svg:height="1.024cm" svg:x="8.56cm" svg:y="10.484cm" svg:viewBox="0 0 1584 1025" svg:d="M1 1025c132 0 1583-637 1583-831s-204-194-336-194c0 83-1295 415-1247 1025z">
                <text:p/>
              </draw:path>
              <draw:g>
                <draw:polygon draw:style-name="gr305" draw:text-style-name="P2" draw:layer="layout" svg:width="1.678cm" svg:height="1.522cm" svg:x="6.786cm" svg:y="9.93cm" svg:viewBox="0 0 1679 1523" draw:points="0,554 0,0 1679,969 1679,1523">
                  <text:p/>
                </draw:polygon>
                <draw:polygon draw:style-name="gr306" draw:text-style-name="P2" draw:layer="layout" svg:width="1.438cm" svg:height="1.383cm" svg:x="8.465cm" svg:y="10.069cm" svg:viewBox="0 0 1439 1384" draw:points="0,1384 0,830 1439,0 1439,554">
                  <text:p/>
                </draw:polygon>
                <draw:polygon draw:style-name="gr307" draw:text-style-name="P2" draw:layer="layout" svg:width="3.117cm" svg:height="1.799cm" svg:x="6.786cm" svg:y="9.1cm" svg:viewBox="0 0 3118 1800" draw:points="1679,1800 0,830 1439,0 3118,969">
                  <text:p/>
                </draw:polygon>
                <draw:line draw:style-name="gr308" draw:text-style-name="P2" draw:layer="layout" svg:x1="7.362cm" svg:y1="10.374cm" svg:x2="7.362cm" svg:y2="10.706cm">
                  <text:p/>
                </draw:line>
                <draw:line draw:style-name="gr309" draw:text-style-name="P2" draw:layer="layout" svg:x1="8.418cm" svg:y1="11.083cm" svg:x2="7.65cm" svg:y2="10.64cm">
                  <text:p/>
                </draw:line>
                <draw:line draw:style-name="gr310" draw:text-style-name="P2" draw:layer="layout" svg:x1="7.645cm" svg:y1="10.54cm" svg:x2="7.645cm" svg:y2="10.651cm">
                  <text:p/>
                </draw:line>
                <draw:line draw:style-name="gr311" draw:text-style-name="P2" draw:layer="layout" svg:x1="8.413cm" svg:y1="10.983cm" svg:x2="8.413cm" svg:y2="11.094cm">
                  <text:p/>
                </draw:line>
                <draw:line draw:style-name="gr312" draw:text-style-name="P2" draw:layer="layout" svg:x1="8.413cm" svg:y1="10.983cm" svg:x2="7.645cm" svg:y2="10.54cm">
                  <text:p/>
                </draw:line>
                <draw:polygon draw:style-name="gr313" draw:text-style-name="P2" draw:layer="layout" svg:width="0.095cm" svg:height="0.165cm" svg:x="7.458cm" svg:y="10.429cm" svg:viewBox="0 0 96 166" draw:points="0,111 0,0 96,55 96,166">
                  <text:p/>
                </draw:polygon>
                <draw:line draw:style-name="gr314" draw:text-style-name="P2" draw:layer="layout" svg:x1="7.266cm" svg:y1="10.318cm" svg:x2="7.266cm" svg:y2="10.65cm">
                  <text:p/>
                </draw:line>
                <draw:line draw:style-name="gr315" draw:text-style-name="P2" draw:layer="layout" svg:x1="7.17cm" svg:y1="10.263cm" svg:x2="7.17cm" svg:y2="10.595cm">
                  <text:p/>
                </draw:line>
                <draw:line draw:style-name="gr316" draw:text-style-name="P2" draw:layer="layout" svg:x1="7.074cm" svg:y1="10.207cm" svg:x2="7.074cm" svg:y2="10.539cm">
                  <text:p/>
                </draw:line>
                <draw:line draw:style-name="gr317" draw:text-style-name="P2" draw:layer="layout" svg:x1="6.978cm" svg:y1="10.152cm" svg:x2="6.978cm" svg:y2="10.484cm">
                  <text:p/>
                </draw:line>
                <draw:line draw:style-name="gr318" draw:text-style-name="P2" draw:layer="layout" svg:x1="6.882cm" svg:y1="10.097cm" svg:x2="6.882cm" svg:y2="10.429cm">
                  <text:p/>
                </draw:line>
                <draw:polygon draw:style-name="gr319" draw:text-style-name="P2" draw:layer="layout" svg:width="0.095cm" svg:height="0.608cm" svg:x="6.69cm" svg:y="9.875cm" svg:viewBox="0 0 96 609" draw:points="0,554 0,0 96,55 96,609">
                  <text:p/>
                </draw:polygon>
                <draw:polygon draw:style-name="gr320" draw:text-style-name="P2" draw:layer="layout" svg:width="0.095cm" svg:height="0.608cm" svg:x="8.465cm" svg:y="10.9cm" svg:viewBox="0 0 96 609" draw:points="0,554 0,0 96,55 96,609">
                  <text:p/>
                </draw:polygon>
                <draw:polygon draw:style-name="gr321" draw:text-style-name="P2" draw:layer="layout" svg:width="3.213cm" svg:height="2.408cm" svg:x="6.69cm" svg:y="9.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22" draw:text-style-name="P1" draw:layer="layout" svg:width="1.583cm" svg:height="1.024cm" svg:x="12.649cm" svg:y="11.174cm" svg:viewBox="0 0 1584 1025" svg:d="M1 1025c132 0 1583-637 1583-831s-204-194-336-194c0 83-1295 415-1247 1025z">
                <text:p/>
              </draw:path>
              <draw:g>
                <draw:polygon draw:style-name="gr323" draw:text-style-name="P2" draw:layer="layout" svg:width="1.678cm" svg:height="1.522cm" svg:x="10.875cm" svg:y="10.621cm" svg:viewBox="0 0 1679 1523" draw:points="0,554 0,0 1679,969 1679,1523">
                  <text:p/>
                </draw:polygon>
                <draw:polygon draw:style-name="gr324" draw:text-style-name="P2" draw:layer="layout" svg:width="1.438cm" svg:height="1.383cm" svg:x="12.554cm" svg:y="10.759cm" svg:viewBox="0 0 1439 1384" draw:points="0,1384 0,830 1439,0 1439,554">
                  <text:p/>
                </draw:polygon>
                <draw:polygon draw:style-name="gr325" draw:text-style-name="P2" draw:layer="layout" svg:width="3.117cm" svg:height="1.799cm" svg:x="10.875cm" svg:y="9.79cm" svg:viewBox="0 0 3118 1800" draw:points="1679,1800 0,830 1439,0 3118,969">
                  <text:p/>
                </draw:polygon>
                <draw:line draw:style-name="gr326" draw:text-style-name="P2" draw:layer="layout" svg:x1="11.451cm" svg:y1="11.064cm" svg:x2="11.451cm" svg:y2="11.396cm">
                  <text:p/>
                </draw:line>
                <draw:line draw:style-name="gr327" draw:text-style-name="P2" draw:layer="layout" svg:x1="12.507cm" svg:y1="11.773cm" svg:x2="11.739cm" svg:y2="11.33cm">
                  <text:p/>
                </draw:line>
                <draw:line draw:style-name="gr328" draw:text-style-name="P2" draw:layer="layout" svg:x1="11.734cm" svg:y1="11.23cm" svg:x2="11.734cm" svg:y2="11.341cm">
                  <text:p/>
                </draw:line>
                <draw:line draw:style-name="gr329" draw:text-style-name="P2" draw:layer="layout" svg:x1="12.502cm" svg:y1="11.673cm" svg:x2="12.502cm" svg:y2="11.784cm">
                  <text:p/>
                </draw:line>
                <draw:line draw:style-name="gr330" draw:text-style-name="P2" draw:layer="layout" svg:x1="12.502cm" svg:y1="11.673cm" svg:x2="11.734cm" svg:y2="11.23cm">
                  <text:p/>
                </draw:line>
                <draw:polygon draw:style-name="gr331" draw:text-style-name="P2" draw:layer="layout" svg:width="0.095cm" svg:height="0.165cm" svg:x="11.547cm" svg:y="11.119cm" svg:viewBox="0 0 96 166" draw:points="0,111 0,0 96,55 96,166">
                  <text:p/>
                </draw:polygon>
                <draw:line draw:style-name="gr332" draw:text-style-name="P2" draw:layer="layout" svg:x1="11.355cm" svg:y1="11.008cm" svg:x2="11.355cm" svg:y2="11.34cm">
                  <text:p/>
                </draw:line>
                <draw:line draw:style-name="gr333" draw:text-style-name="P2" draw:layer="layout" svg:x1="11.259cm" svg:y1="10.953cm" svg:x2="11.259cm" svg:y2="11.285cm">
                  <text:p/>
                </draw:line>
                <draw:line draw:style-name="gr334" draw:text-style-name="P2" draw:layer="layout" svg:x1="11.163cm" svg:y1="10.898cm" svg:x2="11.163cm" svg:y2="11.23cm">
                  <text:p/>
                </draw:line>
                <draw:line draw:style-name="gr335" draw:text-style-name="P2" draw:layer="layout" svg:x1="11.067cm" svg:y1="10.842cm" svg:x2="11.067cm" svg:y2="11.174cm">
                  <text:p/>
                </draw:line>
                <draw:line draw:style-name="gr336" draw:text-style-name="P2" draw:layer="layout" svg:x1="10.971cm" svg:y1="10.787cm" svg:x2="10.971cm" svg:y2="11.119cm">
                  <text:p/>
                </draw:line>
                <draw:polygon draw:style-name="gr337" draw:text-style-name="P2" draw:layer="layout" svg:width="0.095cm" svg:height="0.608cm" svg:x="10.779cm" svg:y="10.565cm" svg:viewBox="0 0 96 609" draw:points="0,554 0,0 96,55 96,609">
                  <text:p/>
                </draw:polygon>
                <draw:polygon draw:style-name="gr338" draw:text-style-name="P2" draw:layer="layout" svg:width="0.095cm" svg:height="0.608cm" svg:x="12.554cm" svg:y="11.59cm" svg:viewBox="0 0 96 609" draw:points="0,554 0,0 96,55 96,609">
                  <text:p/>
                </draw:polygon>
                <draw:polygon draw:style-name="gr339" draw:text-style-name="P2" draw:layer="layout" svg:width="3.213cm" svg:height="2.408cm" svg:x="10.779cm" svg:y="9.79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40" draw:text-style-name="P1" draw:layer="layout" svg:width="1.583cm" svg:height="1.024cm" svg:x="12.649cm" svg:y="10.484cm" svg:viewBox="0 0 1584 1025" svg:d="M1 1025c132 0 1583-637 1583-831s-204-194-336-194c0 83-1295 415-1247 1025z">
                <text:p/>
              </draw:path>
              <draw:g>
                <draw:polygon draw:style-name="gr341" draw:text-style-name="P2" draw:layer="layout" svg:width="1.678cm" svg:height="1.522cm" svg:x="10.875cm" svg:y="9.93cm" svg:viewBox="0 0 1679 1523" draw:points="0,554 0,0 1679,969 1679,1523">
                  <text:p/>
                </draw:polygon>
                <draw:polygon draw:style-name="gr342" draw:text-style-name="P2" draw:layer="layout" svg:width="1.438cm" svg:height="1.383cm" svg:x="12.554cm" svg:y="10.069cm" svg:viewBox="0 0 1439 1384" draw:points="0,1384 0,830 1439,0 1439,554">
                  <text:p/>
                </draw:polygon>
                <draw:polygon draw:style-name="gr343" draw:text-style-name="P2" draw:layer="layout" svg:width="3.117cm" svg:height="1.799cm" svg:x="10.875cm" svg:y="9.1cm" svg:viewBox="0 0 3118 1800" draw:points="1679,1800 0,830 1439,0 3118,969">
                  <text:p/>
                </draw:polygon>
                <draw:line draw:style-name="gr344" draw:text-style-name="P2" draw:layer="layout" svg:x1="11.451cm" svg:y1="10.374cm" svg:x2="11.451cm" svg:y2="10.706cm">
                  <text:p/>
                </draw:line>
                <draw:line draw:style-name="gr345" draw:text-style-name="P2" draw:layer="layout" svg:x1="12.507cm" svg:y1="11.083cm" svg:x2="11.739cm" svg:y2="10.64cm">
                  <text:p/>
                </draw:line>
                <draw:line draw:style-name="gr346" draw:text-style-name="P2" draw:layer="layout" svg:x1="11.734cm" svg:y1="10.54cm" svg:x2="11.734cm" svg:y2="10.651cm">
                  <text:p/>
                </draw:line>
                <draw:line draw:style-name="gr347" draw:text-style-name="P2" draw:layer="layout" svg:x1="12.502cm" svg:y1="10.983cm" svg:x2="12.502cm" svg:y2="11.094cm">
                  <text:p/>
                </draw:line>
                <draw:line draw:style-name="gr348" draw:text-style-name="P2" draw:layer="layout" svg:x1="12.502cm" svg:y1="10.983cm" svg:x2="11.734cm" svg:y2="10.54cm">
                  <text:p/>
                </draw:line>
                <draw:polygon draw:style-name="gr349" draw:text-style-name="P2" draw:layer="layout" svg:width="0.095cm" svg:height="0.165cm" svg:x="11.547cm" svg:y="10.429cm" svg:viewBox="0 0 96 166" draw:points="0,111 0,0 96,55 96,166">
                  <text:p/>
                </draw:polygon>
                <draw:line draw:style-name="gr350" draw:text-style-name="P2" draw:layer="layout" svg:x1="11.355cm" svg:y1="10.318cm" svg:x2="11.355cm" svg:y2="10.65cm">
                  <text:p/>
                </draw:line>
                <draw:line draw:style-name="gr351" draw:text-style-name="P2" draw:layer="layout" svg:x1="11.259cm" svg:y1="10.263cm" svg:x2="11.259cm" svg:y2="10.595cm">
                  <text:p/>
                </draw:line>
                <draw:line draw:style-name="gr352" draw:text-style-name="P2" draw:layer="layout" svg:x1="11.163cm" svg:y1="10.207cm" svg:x2="11.163cm" svg:y2="10.539cm">
                  <text:p/>
                </draw:line>
                <draw:line draw:style-name="gr353" draw:text-style-name="P2" draw:layer="layout" svg:x1="11.067cm" svg:y1="10.152cm" svg:x2="11.067cm" svg:y2="10.484cm">
                  <text:p/>
                </draw:line>
                <draw:line draw:style-name="gr354" draw:text-style-name="P2" draw:layer="layout" svg:x1="10.971cm" svg:y1="10.097cm" svg:x2="10.971cm" svg:y2="10.429cm">
                  <text:p/>
                </draw:line>
                <draw:polygon draw:style-name="gr355" draw:text-style-name="P2" draw:layer="layout" svg:width="0.095cm" svg:height="0.608cm" svg:x="10.779cm" svg:y="9.875cm" svg:viewBox="0 0 96 609" draw:points="0,554 0,0 96,55 96,609">
                  <text:p/>
                </draw:polygon>
                <draw:polygon draw:style-name="gr356" draw:text-style-name="P2" draw:layer="layout" svg:width="0.095cm" svg:height="0.608cm" svg:x="12.554cm" svg:y="10.9cm" svg:viewBox="0 0 96 609" draw:points="0,554 0,0 96,55 96,609">
                  <text:p/>
                </draw:polygon>
                <draw:polygon draw:style-name="gr357" draw:text-style-name="P2" draw:layer="layout" svg:width="3.213cm" svg:height="2.408cm" svg:x="10.779cm" svg:y="9.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58" draw:text-style-name="P1" draw:layer="layout" svg:width="1.583cm" svg:height="1.024cm" svg:x="4.512cm" svg:y="14.475cm" svg:viewBox="0 0 1584 1025" svg:d="M1 1025c132 0 1583-637 1583-831s-204-194-336-194c0 83-1295 415-1247 1025z">
                <text:p/>
              </draw:path>
              <draw:g>
                <draw:polygon draw:style-name="gr359" draw:text-style-name="P2" draw:layer="layout" svg:width="1.678cm" svg:height="1.522cm" svg:x="2.738cm" svg:y="13.922cm" svg:viewBox="0 0 1679 1523" draw:points="0,554 0,0 1679,969 1679,1523">
                  <text:p/>
                </draw:polygon>
                <draw:polygon draw:style-name="gr360" draw:text-style-name="P2" draw:layer="layout" svg:width="1.438cm" svg:height="1.383cm" svg:x="4.417cm" svg:y="14.06cm" svg:viewBox="0 0 1439 1384" draw:points="0,1384 0,830 1439,0 1439,554">
                  <text:p/>
                </draw:polygon>
                <draw:polygon draw:style-name="gr361" draw:text-style-name="P2" draw:layer="layout" svg:width="3.117cm" svg:height="1.799cm" svg:x="2.738cm" svg:y="13.091cm" svg:viewBox="0 0 3118 1800" draw:points="1679,1800 0,830 1439,0 3118,969">
                  <text:p/>
                </draw:polygon>
                <draw:line draw:style-name="gr362" draw:text-style-name="P2" draw:layer="layout" svg:x1="3.314cm" svg:y1="14.365cm" svg:x2="3.314cm" svg:y2="14.697cm">
                  <text:p/>
                </draw:line>
                <draw:line draw:style-name="gr363" draw:text-style-name="P2" draw:layer="layout" svg:x1="4.37cm" svg:y1="15.074cm" svg:x2="3.602cm" svg:y2="14.631cm">
                  <text:p/>
                </draw:line>
                <draw:line draw:style-name="gr364" draw:text-style-name="P2" draw:layer="layout" svg:x1="3.597cm" svg:y1="14.531cm" svg:x2="3.597cm" svg:y2="14.642cm">
                  <text:p/>
                </draw:line>
                <draw:line draw:style-name="gr365" draw:text-style-name="P2" draw:layer="layout" svg:x1="4.365cm" svg:y1="14.974cm" svg:x2="4.365cm" svg:y2="15.085cm">
                  <text:p/>
                </draw:line>
                <draw:line draw:style-name="gr366" draw:text-style-name="P2" draw:layer="layout" svg:x1="4.365cm" svg:y1="14.974cm" svg:x2="3.597cm" svg:y2="14.531cm">
                  <text:p/>
                </draw:line>
                <draw:polygon draw:style-name="gr367" draw:text-style-name="P2" draw:layer="layout" svg:width="0.095cm" svg:height="0.165cm" svg:x="3.41cm" svg:y="14.42cm" svg:viewBox="0 0 96 166" draw:points="0,111 0,0 96,55 96,166">
                  <text:p/>
                </draw:polygon>
                <draw:line draw:style-name="gr368" draw:text-style-name="P2" draw:layer="layout" svg:x1="3.218cm" svg:y1="14.309cm" svg:x2="3.218cm" svg:y2="14.641cm">
                  <text:p/>
                </draw:line>
                <draw:line draw:style-name="gr369" draw:text-style-name="P2" draw:layer="layout" svg:x1="3.122cm" svg:y1="14.254cm" svg:x2="3.122cm" svg:y2="14.586cm">
                  <text:p/>
                </draw:line>
                <draw:line draw:style-name="gr370" draw:text-style-name="P2" draw:layer="layout" svg:x1="3.026cm" svg:y1="14.199cm" svg:x2="3.026cm" svg:y2="14.531cm">
                  <text:p/>
                </draw:line>
                <draw:line draw:style-name="gr371" draw:text-style-name="P2" draw:layer="layout" svg:x1="2.93cm" svg:y1="14.143cm" svg:x2="2.93cm" svg:y2="14.475cm">
                  <text:p/>
                </draw:line>
                <draw:line draw:style-name="gr372" draw:text-style-name="P2" draw:layer="layout" svg:x1="2.834cm" svg:y1="14.088cm" svg:x2="2.834cm" svg:y2="14.42cm">
                  <text:p/>
                </draw:line>
                <draw:polygon draw:style-name="gr373" draw:text-style-name="P2" draw:layer="layout" svg:width="0.095cm" svg:height="0.608cm" svg:x="2.642cm" svg:y="13.866cm" svg:viewBox="0 0 96 609" draw:points="0,554 0,0 96,55 96,609">
                  <text:p/>
                </draw:polygon>
                <draw:polygon draw:style-name="gr374" draw:text-style-name="P2" draw:layer="layout" svg:width="0.095cm" svg:height="0.608cm" svg:x="4.417cm" svg:y="14.891cm" svg:viewBox="0 0 96 609" draw:points="0,554 0,0 96,55 96,609">
                  <text:p/>
                </draw:polygon>
                <draw:polygon draw:style-name="gr375" draw:text-style-name="P2" draw:layer="layout" svg:width="3.213cm" svg:height="2.408cm" svg:x="2.642cm" svg:y="13.0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76" draw:text-style-name="P1" draw:layer="layout" svg:width="1.583cm" svg:height="1.024cm" svg:x="4.512cm" svg:y="13.785cm" svg:viewBox="0 0 1584 1025" svg:d="M1 1025c132 0 1583-637 1583-831s-204-194-336-194c0 83-1295 415-1247 1025z">
                <text:p/>
              </draw:path>
              <draw:g>
                <draw:polygon draw:style-name="gr377" draw:text-style-name="P2" draw:layer="layout" svg:width="1.678cm" svg:height="1.522cm" svg:x="2.738cm" svg:y="13.231cm" svg:viewBox="0 0 1679 1523" draw:points="0,554 0,0 1679,969 1679,1523">
                  <text:p/>
                </draw:polygon>
                <draw:polygon draw:style-name="gr378" draw:text-style-name="P2" draw:layer="layout" svg:width="1.438cm" svg:height="1.383cm" svg:x="4.417cm" svg:y="13.37cm" svg:viewBox="0 0 1439 1384" draw:points="0,1384 0,830 1439,0 1439,554">
                  <text:p/>
                </draw:polygon>
                <draw:polygon draw:style-name="gr379" draw:text-style-name="P2" draw:layer="layout" svg:width="3.117cm" svg:height="1.799cm" svg:x="2.738cm" svg:y="12.401cm" svg:viewBox="0 0 3118 1800" draw:points="1679,1800 0,830 1439,0 3118,969">
                  <text:p/>
                </draw:polygon>
                <draw:line draw:style-name="gr380" draw:text-style-name="P2" draw:layer="layout" svg:x1="3.314cm" svg:y1="13.675cm" svg:x2="3.314cm" svg:y2="14.007cm">
                  <text:p/>
                </draw:line>
                <draw:line draw:style-name="gr381" draw:text-style-name="P2" draw:layer="layout" svg:x1="4.37cm" svg:y1="14.384cm" svg:x2="3.602cm" svg:y2="13.941cm">
                  <text:p/>
                </draw:line>
                <draw:line draw:style-name="gr382" draw:text-style-name="P2" draw:layer="layout" svg:x1="3.597cm" svg:y1="13.841cm" svg:x2="3.597cm" svg:y2="13.952cm">
                  <text:p/>
                </draw:line>
                <draw:line draw:style-name="gr383" draw:text-style-name="P2" draw:layer="layout" svg:x1="4.365cm" svg:y1="14.284cm" svg:x2="4.365cm" svg:y2="14.395cm">
                  <text:p/>
                </draw:line>
                <draw:line draw:style-name="gr384" draw:text-style-name="P2" draw:layer="layout" svg:x1="4.365cm" svg:y1="14.284cm" svg:x2="3.597cm" svg:y2="13.841cm">
                  <text:p/>
                </draw:line>
                <draw:polygon draw:style-name="gr385" draw:text-style-name="P2" draw:layer="layout" svg:width="0.095cm" svg:height="0.165cm" svg:x="3.41cm" svg:y="13.73cm" svg:viewBox="0 0 96 166" draw:points="0,111 0,0 96,55 96,166">
                  <text:p/>
                </draw:polygon>
                <draw:line draw:style-name="gr386" draw:text-style-name="P2" draw:layer="layout" svg:x1="3.218cm" svg:y1="13.619cm" svg:x2="3.218cm" svg:y2="13.951cm">
                  <text:p/>
                </draw:line>
                <draw:line draw:style-name="gr387" draw:text-style-name="P2" draw:layer="layout" svg:x1="3.122cm" svg:y1="13.564cm" svg:x2="3.122cm" svg:y2="13.896cm">
                  <text:p/>
                </draw:line>
                <draw:line draw:style-name="gr388" draw:text-style-name="P2" draw:layer="layout" svg:x1="3.026cm" svg:y1="13.508cm" svg:x2="3.026cm" svg:y2="13.84cm">
                  <text:p/>
                </draw:line>
                <draw:line draw:style-name="gr389" draw:text-style-name="P2" draw:layer="layout" svg:x1="2.93cm" svg:y1="13.453cm" svg:x2="2.93cm" svg:y2="13.785cm">
                  <text:p/>
                </draw:line>
                <draw:line draw:style-name="gr390" draw:text-style-name="P2" draw:layer="layout" svg:x1="2.834cm" svg:y1="13.398cm" svg:x2="2.834cm" svg:y2="13.73cm">
                  <text:p/>
                </draw:line>
                <draw:polygon draw:style-name="gr391" draw:text-style-name="P2" draw:layer="layout" svg:width="0.095cm" svg:height="0.608cm" svg:x="2.642cm" svg:y="13.176cm" svg:viewBox="0 0 96 609" draw:points="0,554 0,0 96,55 96,609">
                  <text:p/>
                </draw:polygon>
                <draw:polygon draw:style-name="gr392" draw:text-style-name="P2" draw:layer="layout" svg:width="0.095cm" svg:height="0.608cm" svg:x="4.417cm" svg:y="14.201cm" svg:viewBox="0 0 96 609" draw:points="0,554 0,0 96,55 96,609">
                  <text:p/>
                </draw:polygon>
                <draw:polygon draw:style-name="gr393" draw:text-style-name="P2" draw:layer="layout" svg:width="3.213cm" svg:height="2.408cm" svg:x="2.642cm" svg:y="12.4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94" draw:text-style-name="P1" draw:layer="layout" svg:width="1.583cm" svg:height="1.024cm" svg:x="8.551cm" svg:y="14.475cm" svg:viewBox="0 0 1584 1025" svg:d="M1 1025c132 0 1583-637 1583-831s-204-194-336-194c0 83-1295 415-1247 1025z">
                <text:p/>
              </draw:path>
              <draw:g>
                <draw:polygon draw:style-name="gr395" draw:text-style-name="P2" draw:layer="layout" svg:width="1.678cm" svg:height="1.522cm" svg:x="6.777cm" svg:y="13.922cm" svg:viewBox="0 0 1679 1523" draw:points="0,554 0,0 1679,969 1679,1523">
                  <text:p/>
                </draw:polygon>
                <draw:polygon draw:style-name="gr396" draw:text-style-name="P2" draw:layer="layout" svg:width="1.438cm" svg:height="1.383cm" svg:x="8.456cm" svg:y="14.06cm" svg:viewBox="0 0 1439 1384" draw:points="0,1384 0,830 1439,0 1439,554">
                  <text:p/>
                </draw:polygon>
                <draw:polygon draw:style-name="gr397" draw:text-style-name="P2" draw:layer="layout" svg:width="3.117cm" svg:height="1.799cm" svg:x="6.777cm" svg:y="13.091cm" svg:viewBox="0 0 3118 1800" draw:points="1679,1800 0,830 1439,0 3118,969">
                  <text:p/>
                </draw:polygon>
                <draw:line draw:style-name="gr398" draw:text-style-name="P2" draw:layer="layout" svg:x1="7.353cm" svg:y1="14.365cm" svg:x2="7.353cm" svg:y2="14.697cm">
                  <text:p/>
                </draw:line>
                <draw:line draw:style-name="gr399" draw:text-style-name="P2" draw:layer="layout" svg:x1="8.409cm" svg:y1="15.074cm" svg:x2="7.641cm" svg:y2="14.631cm">
                  <text:p/>
                </draw:line>
                <draw:line draw:style-name="gr400" draw:text-style-name="P2" draw:layer="layout" svg:x1="7.636cm" svg:y1="14.531cm" svg:x2="7.636cm" svg:y2="14.642cm">
                  <text:p/>
                </draw:line>
                <draw:line draw:style-name="gr401" draw:text-style-name="P2" draw:layer="layout" svg:x1="8.404cm" svg:y1="14.974cm" svg:x2="8.404cm" svg:y2="15.085cm">
                  <text:p/>
                </draw:line>
                <draw:line draw:style-name="gr402" draw:text-style-name="P2" draw:layer="layout" svg:x1="8.404cm" svg:y1="14.974cm" svg:x2="7.636cm" svg:y2="14.531cm">
                  <text:p/>
                </draw:line>
                <draw:polygon draw:style-name="gr403" draw:text-style-name="P2" draw:layer="layout" svg:width="0.095cm" svg:height="0.165cm" svg:x="7.449cm" svg:y="14.42cm" svg:viewBox="0 0 96 166" draw:points="0,111 0,0 96,55 96,166">
                  <text:p/>
                </draw:polygon>
                <draw:line draw:style-name="gr404" draw:text-style-name="P2" draw:layer="layout" svg:x1="7.257cm" svg:y1="14.309cm" svg:x2="7.257cm" svg:y2="14.641cm">
                  <text:p/>
                </draw:line>
                <draw:line draw:style-name="gr405" draw:text-style-name="P2" draw:layer="layout" svg:x1="7.161cm" svg:y1="14.254cm" svg:x2="7.161cm" svg:y2="14.586cm">
                  <text:p/>
                </draw:line>
                <draw:line draw:style-name="gr406" draw:text-style-name="P2" draw:layer="layout" svg:x1="7.065cm" svg:y1="14.199cm" svg:x2="7.065cm" svg:y2="14.531cm">
                  <text:p/>
                </draw:line>
                <draw:line draw:style-name="gr407" draw:text-style-name="P2" draw:layer="layout" svg:x1="6.969cm" svg:y1="14.143cm" svg:x2="6.969cm" svg:y2="14.475cm">
                  <text:p/>
                </draw:line>
                <draw:line draw:style-name="gr408" draw:text-style-name="P2" draw:layer="layout" svg:x1="6.873cm" svg:y1="14.088cm" svg:x2="6.873cm" svg:y2="14.42cm">
                  <text:p/>
                </draw:line>
                <draw:polygon draw:style-name="gr409" draw:text-style-name="P2" draw:layer="layout" svg:width="0.095cm" svg:height="0.608cm" svg:x="6.681cm" svg:y="13.866cm" svg:viewBox="0 0 96 609" draw:points="0,554 0,0 96,55 96,609">
                  <text:p/>
                </draw:polygon>
                <draw:polygon draw:style-name="gr410" draw:text-style-name="P2" draw:layer="layout" svg:width="0.095cm" svg:height="0.608cm" svg:x="8.456cm" svg:y="14.891cm" svg:viewBox="0 0 96 609" draw:points="0,554 0,0 96,55 96,609">
                  <text:p/>
                </draw:polygon>
                <draw:polygon draw:style-name="gr411" draw:text-style-name="P2" draw:layer="layout" svg:width="3.213cm" svg:height="2.408cm" svg:x="6.681cm" svg:y="13.0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12" draw:text-style-name="P1" draw:layer="layout" svg:width="1.583cm" svg:height="1.024cm" svg:x="8.551cm" svg:y="13.785cm" svg:viewBox="0 0 1584 1025" svg:d="M1 1025c132 0 1583-637 1583-831s-204-194-336-194c0 83-1295 415-1247 1025z">
                <text:p/>
              </draw:path>
              <draw:g>
                <draw:polygon draw:style-name="gr413" draw:text-style-name="P2" draw:layer="layout" svg:width="1.678cm" svg:height="1.522cm" svg:x="6.777cm" svg:y="13.231cm" svg:viewBox="0 0 1679 1523" draw:points="0,554 0,0 1679,969 1679,1523">
                  <text:p/>
                </draw:polygon>
                <draw:polygon draw:style-name="gr414" draw:text-style-name="P2" draw:layer="layout" svg:width="1.438cm" svg:height="1.383cm" svg:x="8.456cm" svg:y="13.37cm" svg:viewBox="0 0 1439 1384" draw:points="0,1384 0,830 1439,0 1439,554">
                  <text:p/>
                </draw:polygon>
                <draw:polygon draw:style-name="gr415" draw:text-style-name="P2" draw:layer="layout" svg:width="3.117cm" svg:height="1.799cm" svg:x="6.777cm" svg:y="12.401cm" svg:viewBox="0 0 3118 1800" draw:points="1679,1800 0,830 1439,0 3118,969">
                  <text:p/>
                </draw:polygon>
                <draw:line draw:style-name="gr416" draw:text-style-name="P2" draw:layer="layout" svg:x1="7.353cm" svg:y1="13.675cm" svg:x2="7.353cm" svg:y2="14.007cm">
                  <text:p/>
                </draw:line>
                <draw:line draw:style-name="gr417" draw:text-style-name="P2" draw:layer="layout" svg:x1="8.409cm" svg:y1="14.384cm" svg:x2="7.641cm" svg:y2="13.941cm">
                  <text:p/>
                </draw:line>
                <draw:line draw:style-name="gr418" draw:text-style-name="P2" draw:layer="layout" svg:x1="7.636cm" svg:y1="13.841cm" svg:x2="7.636cm" svg:y2="13.952cm">
                  <text:p/>
                </draw:line>
                <draw:line draw:style-name="gr419" draw:text-style-name="P2" draw:layer="layout" svg:x1="8.404cm" svg:y1="14.284cm" svg:x2="8.404cm" svg:y2="14.395cm">
                  <text:p/>
                </draw:line>
                <draw:line draw:style-name="gr420" draw:text-style-name="P2" draw:layer="layout" svg:x1="8.404cm" svg:y1="14.284cm" svg:x2="7.636cm" svg:y2="13.841cm">
                  <text:p/>
                </draw:line>
                <draw:polygon draw:style-name="gr421" draw:text-style-name="P2" draw:layer="layout" svg:width="0.095cm" svg:height="0.165cm" svg:x="7.449cm" svg:y="13.73cm" svg:viewBox="0 0 96 166" draw:points="0,111 0,0 96,55 96,166">
                  <text:p/>
                </draw:polygon>
                <draw:line draw:style-name="gr422" draw:text-style-name="P2" draw:layer="layout" svg:x1="7.257cm" svg:y1="13.619cm" svg:x2="7.257cm" svg:y2="13.951cm">
                  <text:p/>
                </draw:line>
                <draw:line draw:style-name="gr423" draw:text-style-name="P2" draw:layer="layout" svg:x1="7.161cm" svg:y1="13.564cm" svg:x2="7.161cm" svg:y2="13.896cm">
                  <text:p/>
                </draw:line>
                <draw:line draw:style-name="gr424" draw:text-style-name="P2" draw:layer="layout" svg:x1="7.065cm" svg:y1="13.508cm" svg:x2="7.065cm" svg:y2="13.84cm">
                  <text:p/>
                </draw:line>
                <draw:line draw:style-name="gr425" draw:text-style-name="P2" draw:layer="layout" svg:x1="6.969cm" svg:y1="13.453cm" svg:x2="6.969cm" svg:y2="13.785cm">
                  <text:p/>
                </draw:line>
                <draw:line draw:style-name="gr426" draw:text-style-name="P2" draw:layer="layout" svg:x1="6.873cm" svg:y1="13.398cm" svg:x2="6.873cm" svg:y2="13.73cm">
                  <text:p/>
                </draw:line>
                <draw:polygon draw:style-name="gr427" draw:text-style-name="P2" draw:layer="layout" svg:width="0.095cm" svg:height="0.608cm" svg:x="6.681cm" svg:y="13.176cm" svg:viewBox="0 0 96 609" draw:points="0,554 0,0 96,55 96,609">
                  <text:p/>
                </draw:polygon>
                <draw:polygon draw:style-name="gr428" draw:text-style-name="P2" draw:layer="layout" svg:width="0.095cm" svg:height="0.608cm" svg:x="8.456cm" svg:y="14.201cm" svg:viewBox="0 0 96 609" draw:points="0,554 0,0 96,55 96,609">
                  <text:p/>
                </draw:polygon>
                <draw:polygon draw:style-name="gr429" draw:text-style-name="P2" draw:layer="layout" svg:width="3.213cm" svg:height="2.408cm" svg:x="6.681cm" svg:y="12.4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30" draw:text-style-name="P1" draw:layer="layout" svg:width="1.583cm" svg:height="1.024cm" svg:x="12.64cm" svg:y="14.475cm" svg:viewBox="0 0 1584 1025" svg:d="M1 1025c132 0 1583-637 1583-831s-204-194-336-194c0 83-1295 415-1247 1025z">
                <text:p/>
              </draw:path>
              <draw:g>
                <draw:polygon draw:style-name="gr431" draw:text-style-name="P2" draw:layer="layout" svg:width="1.678cm" svg:height="1.522cm" svg:x="10.866cm" svg:y="13.922cm" svg:viewBox="0 0 1679 1523" draw:points="0,554 0,0 1679,969 1679,1523">
                  <text:p/>
                </draw:polygon>
                <draw:polygon draw:style-name="gr432" draw:text-style-name="P2" draw:layer="layout" svg:width="1.438cm" svg:height="1.383cm" svg:x="12.545cm" svg:y="14.06cm" svg:viewBox="0 0 1439 1384" draw:points="0,1384 0,830 1439,0 1439,554">
                  <text:p/>
                </draw:polygon>
                <draw:polygon draw:style-name="gr433" draw:text-style-name="P2" draw:layer="layout" svg:width="3.117cm" svg:height="1.799cm" svg:x="10.866cm" svg:y="13.091cm" svg:viewBox="0 0 3118 1800" draw:points="1679,1800 0,830 1439,0 3118,969">
                  <text:p/>
                </draw:polygon>
                <draw:line draw:style-name="gr434" draw:text-style-name="P2" draw:layer="layout" svg:x1="11.442cm" svg:y1="14.365cm" svg:x2="11.442cm" svg:y2="14.697cm">
                  <text:p/>
                </draw:line>
                <draw:line draw:style-name="gr435" draw:text-style-name="P2" draw:layer="layout" svg:x1="12.498cm" svg:y1="15.074cm" svg:x2="11.73cm" svg:y2="14.631cm">
                  <text:p/>
                </draw:line>
                <draw:line draw:style-name="gr436" draw:text-style-name="P2" draw:layer="layout" svg:x1="11.725cm" svg:y1="14.531cm" svg:x2="11.725cm" svg:y2="14.642cm">
                  <text:p/>
                </draw:line>
                <draw:line draw:style-name="gr437" draw:text-style-name="P2" draw:layer="layout" svg:x1="12.493cm" svg:y1="14.974cm" svg:x2="12.493cm" svg:y2="15.085cm">
                  <text:p/>
                </draw:line>
                <draw:line draw:style-name="gr438" draw:text-style-name="P2" draw:layer="layout" svg:x1="12.493cm" svg:y1="14.974cm" svg:x2="11.725cm" svg:y2="14.531cm">
                  <text:p/>
                </draw:line>
                <draw:polygon draw:style-name="gr439" draw:text-style-name="P2" draw:layer="layout" svg:width="0.095cm" svg:height="0.165cm" svg:x="11.538cm" svg:y="14.42cm" svg:viewBox="0 0 96 166" draw:points="0,111 0,0 96,55 96,166">
                  <text:p/>
                </draw:polygon>
                <draw:line draw:style-name="gr440" draw:text-style-name="P2" draw:layer="layout" svg:x1="11.346cm" svg:y1="14.309cm" svg:x2="11.346cm" svg:y2="14.641cm">
                  <text:p/>
                </draw:line>
                <draw:line draw:style-name="gr441" draw:text-style-name="P2" draw:layer="layout" svg:x1="11.25cm" svg:y1="14.254cm" svg:x2="11.25cm" svg:y2="14.586cm">
                  <text:p/>
                </draw:line>
                <draw:line draw:style-name="gr442" draw:text-style-name="P2" draw:layer="layout" svg:x1="11.154cm" svg:y1="14.199cm" svg:x2="11.154cm" svg:y2="14.531cm">
                  <text:p/>
                </draw:line>
                <draw:line draw:style-name="gr443" draw:text-style-name="P2" draw:layer="layout" svg:x1="11.058cm" svg:y1="14.143cm" svg:x2="11.058cm" svg:y2="14.475cm">
                  <text:p/>
                </draw:line>
                <draw:line draw:style-name="gr444" draw:text-style-name="P2" draw:layer="layout" svg:x1="10.962cm" svg:y1="14.088cm" svg:x2="10.962cm" svg:y2="14.42cm">
                  <text:p/>
                </draw:line>
                <draw:polygon draw:style-name="gr445" draw:text-style-name="P2" draw:layer="layout" svg:width="0.095cm" svg:height="0.608cm" svg:x="10.77cm" svg:y="13.866cm" svg:viewBox="0 0 96 609" draw:points="0,554 0,0 96,55 96,609">
                  <text:p/>
                </draw:polygon>
                <draw:polygon draw:style-name="gr446" draw:text-style-name="P2" draw:layer="layout" svg:width="0.095cm" svg:height="0.608cm" svg:x="12.545cm" svg:y="14.891cm" svg:viewBox="0 0 96 609" draw:points="0,554 0,0 96,55 96,609">
                  <text:p/>
                </draw:polygon>
                <draw:polygon draw:style-name="gr447" draw:text-style-name="P2" draw:layer="layout" svg:width="3.213cm" svg:height="2.408cm" svg:x="10.77cm" svg:y="13.0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48" draw:text-style-name="P1" draw:layer="layout" svg:width="1.583cm" svg:height="1.024cm" svg:x="12.64cm" svg:y="13.785cm" svg:viewBox="0 0 1584 1025" svg:d="M1 1025c132 0 1583-637 1583-831s-204-194-336-194c0 83-1295 415-1247 1025z">
                <text:p/>
              </draw:path>
              <draw:g>
                <draw:polygon draw:style-name="gr449" draw:text-style-name="P2" draw:layer="layout" svg:width="1.678cm" svg:height="1.522cm" svg:x="10.866cm" svg:y="13.231cm" svg:viewBox="0 0 1679 1523" draw:points="0,554 0,0 1679,969 1679,1523">
                  <text:p/>
                </draw:polygon>
                <draw:polygon draw:style-name="gr450" draw:text-style-name="P2" draw:layer="layout" svg:width="1.438cm" svg:height="1.383cm" svg:x="12.545cm" svg:y="13.37cm" svg:viewBox="0 0 1439 1384" draw:points="0,1384 0,830 1439,0 1439,554">
                  <text:p/>
                </draw:polygon>
                <draw:polygon draw:style-name="gr451" draw:text-style-name="P2" draw:layer="layout" svg:width="3.117cm" svg:height="1.799cm" svg:x="10.866cm" svg:y="12.401cm" svg:viewBox="0 0 3118 1800" draw:points="1679,1800 0,830 1439,0 3118,969">
                  <text:p/>
                </draw:polygon>
                <draw:line draw:style-name="gr452" draw:text-style-name="P2" draw:layer="layout" svg:x1="11.442cm" svg:y1="13.675cm" svg:x2="11.442cm" svg:y2="14.007cm">
                  <text:p/>
                </draw:line>
                <draw:line draw:style-name="gr453" draw:text-style-name="P2" draw:layer="layout" svg:x1="12.498cm" svg:y1="14.384cm" svg:x2="11.73cm" svg:y2="13.941cm">
                  <text:p/>
                </draw:line>
                <draw:line draw:style-name="gr454" draw:text-style-name="P2" draw:layer="layout" svg:x1="11.725cm" svg:y1="13.841cm" svg:x2="11.725cm" svg:y2="13.952cm">
                  <text:p/>
                </draw:line>
                <draw:line draw:style-name="gr455" draw:text-style-name="P2" draw:layer="layout" svg:x1="12.493cm" svg:y1="14.284cm" svg:x2="12.493cm" svg:y2="14.395cm">
                  <text:p/>
                </draw:line>
                <draw:line draw:style-name="gr456" draw:text-style-name="P2" draw:layer="layout" svg:x1="12.493cm" svg:y1="14.284cm" svg:x2="11.725cm" svg:y2="13.841cm">
                  <text:p/>
                </draw:line>
                <draw:polygon draw:style-name="gr457" draw:text-style-name="P2" draw:layer="layout" svg:width="0.095cm" svg:height="0.165cm" svg:x="11.538cm" svg:y="13.73cm" svg:viewBox="0 0 96 166" draw:points="0,111 0,0 96,55 96,166">
                  <text:p/>
                </draw:polygon>
                <draw:line draw:style-name="gr458" draw:text-style-name="P2" draw:layer="layout" svg:x1="11.346cm" svg:y1="13.619cm" svg:x2="11.346cm" svg:y2="13.951cm">
                  <text:p/>
                </draw:line>
                <draw:line draw:style-name="gr459" draw:text-style-name="P2" draw:layer="layout" svg:x1="11.25cm" svg:y1="13.564cm" svg:x2="11.25cm" svg:y2="13.896cm">
                  <text:p/>
                </draw:line>
                <draw:line draw:style-name="gr460" draw:text-style-name="P2" draw:layer="layout" svg:x1="11.154cm" svg:y1="13.508cm" svg:x2="11.154cm" svg:y2="13.84cm">
                  <text:p/>
                </draw:line>
                <draw:line draw:style-name="gr461" draw:text-style-name="P2" draw:layer="layout" svg:x1="11.058cm" svg:y1="13.453cm" svg:x2="11.058cm" svg:y2="13.785cm">
                  <text:p/>
                </draw:line>
                <draw:line draw:style-name="gr462" draw:text-style-name="P2" draw:layer="layout" svg:x1="10.962cm" svg:y1="13.398cm" svg:x2="10.962cm" svg:y2="13.73cm">
                  <text:p/>
                </draw:line>
                <draw:polygon draw:style-name="gr463" draw:text-style-name="P2" draw:layer="layout" svg:width="0.095cm" svg:height="0.608cm" svg:x="10.77cm" svg:y="13.176cm" svg:viewBox="0 0 96 609" draw:points="0,554 0,0 96,55 96,609">
                  <text:p/>
                </draw:polygon>
                <draw:polygon draw:style-name="gr464" draw:text-style-name="P2" draw:layer="layout" svg:width="0.095cm" svg:height="0.608cm" svg:x="12.545cm" svg:y="14.201cm" svg:viewBox="0 0 96 609" draw:points="0,554 0,0 96,55 96,609">
                  <text:p/>
                </draw:polygon>
                <draw:polygon draw:style-name="gr465" draw:text-style-name="P2" draw:layer="layout" svg:width="3.213cm" svg:height="2.408cm" svg:x="10.77cm" svg:y="12.4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66" draw:text-style-name="P1" draw:layer="layout" svg:width="1.583cm" svg:height="1.024cm" svg:x="17.612cm" svg:y="11.175cm" svg:viewBox="0 0 1584 1025" svg:d="M1 1025c132 0 1583-637 1583-831s-204-194-336-194c0 83-1295 415-1247 1025z">
                <text:p/>
              </draw:path>
              <draw:g>
                <draw:polygon draw:style-name="gr467" draw:text-style-name="P2" draw:layer="layout" svg:width="1.678cm" svg:height="1.522cm" svg:x="15.838cm" svg:y="10.622cm" svg:viewBox="0 0 1679 1523" draw:points="0,554 0,0 1679,969 1679,1523">
                  <text:p/>
                </draw:polygon>
                <draw:polygon draw:style-name="gr468" draw:text-style-name="P2" draw:layer="layout" svg:width="1.438cm" svg:height="1.383cm" svg:x="17.517cm" svg:y="10.76cm" svg:viewBox="0 0 1439 1384" draw:points="0,1384 0,830 1439,0 1439,554">
                  <text:p/>
                </draw:polygon>
                <draw:polygon draw:style-name="gr469" draw:text-style-name="P2" draw:layer="layout" svg:width="3.117cm" svg:height="1.799cm" svg:x="15.838cm" svg:y="9.791cm" svg:viewBox="0 0 3118 1800" draw:points="1679,1800 0,830 1439,0 3118,969">
                  <text:p/>
                </draw:polygon>
                <draw:line draw:style-name="gr470" draw:text-style-name="P2" draw:layer="layout" svg:x1="16.414cm" svg:y1="11.065cm" svg:x2="16.414cm" svg:y2="11.397cm">
                  <text:p/>
                </draw:line>
                <draw:line draw:style-name="gr471" draw:text-style-name="P2" draw:layer="layout" svg:x1="17.47cm" svg:y1="11.774cm" svg:x2="16.702cm" svg:y2="11.331cm">
                  <text:p/>
                </draw:line>
                <draw:line draw:style-name="gr472" draw:text-style-name="P2" draw:layer="layout" svg:x1="16.697cm" svg:y1="11.231cm" svg:x2="16.697cm" svg:y2="11.342cm">
                  <text:p/>
                </draw:line>
                <draw:line draw:style-name="gr473" draw:text-style-name="P2" draw:layer="layout" svg:x1="17.465cm" svg:y1="11.674cm" svg:x2="17.465cm" svg:y2="11.785cm">
                  <text:p/>
                </draw:line>
                <draw:line draw:style-name="gr474" draw:text-style-name="P2" draw:layer="layout" svg:x1="17.465cm" svg:y1="11.674cm" svg:x2="16.697cm" svg:y2="11.231cm">
                  <text:p/>
                </draw:line>
                <draw:polygon draw:style-name="gr475" draw:text-style-name="P2" draw:layer="layout" svg:width="0.095cm" svg:height="0.165cm" svg:x="16.51cm" svg:y="11.12cm" svg:viewBox="0 0 96 166" draw:points="0,111 0,0 96,55 96,166">
                  <text:p/>
                </draw:polygon>
                <draw:line draw:style-name="gr476" draw:text-style-name="P2" draw:layer="layout" svg:x1="16.318cm" svg:y1="11.009cm" svg:x2="16.318cm" svg:y2="11.341cm">
                  <text:p/>
                </draw:line>
                <draw:line draw:style-name="gr477" draw:text-style-name="P2" draw:layer="layout" svg:x1="16.222cm" svg:y1="10.954cm" svg:x2="16.222cm" svg:y2="11.286cm">
                  <text:p/>
                </draw:line>
                <draw:line draw:style-name="gr478" draw:text-style-name="P2" draw:layer="layout" svg:x1="16.126cm" svg:y1="10.899cm" svg:x2="16.126cm" svg:y2="11.231cm">
                  <text:p/>
                </draw:line>
                <draw:line draw:style-name="gr479" draw:text-style-name="P2" draw:layer="layout" svg:x1="16.03cm" svg:y1="10.843cm" svg:x2="16.03cm" svg:y2="11.175cm">
                  <text:p/>
                </draw:line>
                <draw:line draw:style-name="gr480" draw:text-style-name="P2" draw:layer="layout" svg:x1="15.934cm" svg:y1="10.788cm" svg:x2="15.934cm" svg:y2="11.12cm">
                  <text:p/>
                </draw:line>
                <draw:polygon draw:style-name="gr481" draw:text-style-name="P2" draw:layer="layout" svg:width="0.095cm" svg:height="0.608cm" svg:x="15.742cm" svg:y="10.566cm" svg:viewBox="0 0 96 609" draw:points="0,554 0,0 96,55 96,609">
                  <text:p/>
                </draw:polygon>
                <draw:polygon draw:style-name="gr482" draw:text-style-name="P2" draw:layer="layout" svg:width="0.095cm" svg:height="0.608cm" svg:x="17.517cm" svg:y="11.591cm" svg:viewBox="0 0 96 609" draw:points="0,554 0,0 96,55 96,609">
                  <text:p/>
                </draw:polygon>
                <draw:polygon draw:style-name="gr483" draw:text-style-name="P2" draw:layer="layout" svg:width="3.213cm" svg:height="2.408cm" svg:x="15.742cm" svg:y="9.7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84" draw:text-style-name="P1" draw:layer="layout" svg:width="1.583cm" svg:height="1.024cm" svg:x="17.612cm" svg:y="10.485cm" svg:viewBox="0 0 1584 1025" svg:d="M1 1025c132 0 1583-637 1583-831s-204-194-336-194c0 83-1295 415-1247 1025z">
                <text:p/>
              </draw:path>
              <draw:g>
                <draw:polygon draw:style-name="gr485" draw:text-style-name="P2" draw:layer="layout" svg:width="1.678cm" svg:height="1.522cm" svg:x="15.838cm" svg:y="9.931cm" svg:viewBox="0 0 1679 1523" draw:points="0,554 0,0 1679,969 1679,1523">
                  <text:p/>
                </draw:polygon>
                <draw:polygon draw:style-name="gr486" draw:text-style-name="P2" draw:layer="layout" svg:width="1.438cm" svg:height="1.383cm" svg:x="17.517cm" svg:y="10.07cm" svg:viewBox="0 0 1439 1384" draw:points="0,1384 0,830 1439,0 1439,554">
                  <text:p/>
                </draw:polygon>
                <draw:polygon draw:style-name="gr487" draw:text-style-name="P2" draw:layer="layout" svg:width="3.117cm" svg:height="1.799cm" svg:x="15.838cm" svg:y="9.101cm" svg:viewBox="0 0 3118 1800" draw:points="1679,1800 0,830 1439,0 3118,969">
                  <text:p/>
                </draw:polygon>
                <draw:line draw:style-name="gr488" draw:text-style-name="P2" draw:layer="layout" svg:x1="16.414cm" svg:y1="10.375cm" svg:x2="16.414cm" svg:y2="10.707cm">
                  <text:p/>
                </draw:line>
                <draw:line draw:style-name="gr489" draw:text-style-name="P2" draw:layer="layout" svg:x1="17.47cm" svg:y1="11.084cm" svg:x2="16.702cm" svg:y2="10.641cm">
                  <text:p/>
                </draw:line>
                <draw:line draw:style-name="gr490" draw:text-style-name="P2" draw:layer="layout" svg:x1="16.697cm" svg:y1="10.541cm" svg:x2="16.697cm" svg:y2="10.652cm">
                  <text:p/>
                </draw:line>
                <draw:line draw:style-name="gr491" draw:text-style-name="P2" draw:layer="layout" svg:x1="17.465cm" svg:y1="10.984cm" svg:x2="17.465cm" svg:y2="11.095cm">
                  <text:p/>
                </draw:line>
                <draw:line draw:style-name="gr492" draw:text-style-name="P2" draw:layer="layout" svg:x1="17.465cm" svg:y1="10.984cm" svg:x2="16.697cm" svg:y2="10.541cm">
                  <text:p/>
                </draw:line>
                <draw:polygon draw:style-name="gr493" draw:text-style-name="P2" draw:layer="layout" svg:width="0.095cm" svg:height="0.165cm" svg:x="16.51cm" svg:y="10.43cm" svg:viewBox="0 0 96 166" draw:points="0,111 0,0 96,55 96,166">
                  <text:p/>
                </draw:polygon>
                <draw:line draw:style-name="gr494" draw:text-style-name="P2" draw:layer="layout" svg:x1="16.318cm" svg:y1="10.319cm" svg:x2="16.318cm" svg:y2="10.651cm">
                  <text:p/>
                </draw:line>
                <draw:line draw:style-name="gr495" draw:text-style-name="P2" draw:layer="layout" svg:x1="16.222cm" svg:y1="10.264cm" svg:x2="16.222cm" svg:y2="10.596cm">
                  <text:p/>
                </draw:line>
                <draw:line draw:style-name="gr496" draw:text-style-name="P2" draw:layer="layout" svg:x1="16.126cm" svg:y1="10.208cm" svg:x2="16.126cm" svg:y2="10.54cm">
                  <text:p/>
                </draw:line>
                <draw:line draw:style-name="gr497" draw:text-style-name="P2" draw:layer="layout" svg:x1="16.03cm" svg:y1="10.153cm" svg:x2="16.03cm" svg:y2="10.485cm">
                  <text:p/>
                </draw:line>
                <draw:line draw:style-name="gr498" draw:text-style-name="P2" draw:layer="layout" svg:x1="15.934cm" svg:y1="10.098cm" svg:x2="15.934cm" svg:y2="10.43cm">
                  <text:p/>
                </draw:line>
                <draw:polygon draw:style-name="gr499" draw:text-style-name="P2" draw:layer="layout" svg:width="0.095cm" svg:height="0.608cm" svg:x="15.742cm" svg:y="9.876cm" svg:viewBox="0 0 96 609" draw:points="0,554 0,0 96,55 96,609">
                  <text:p/>
                </draw:polygon>
                <draw:polygon draw:style-name="gr500" draw:text-style-name="P2" draw:layer="layout" svg:width="0.095cm" svg:height="0.608cm" svg:x="17.517cm" svg:y="10.901cm" svg:viewBox="0 0 96 609" draw:points="0,554 0,0 96,55 96,609">
                  <text:p/>
                </draw:polygon>
                <draw:polygon draw:style-name="gr501" draw:text-style-name="P2" draw:layer="layout" svg:width="3.213cm" svg:height="2.408cm" svg:x="15.742cm" svg:y="9.1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02" draw:text-style-name="P1" draw:layer="layout" svg:width="1.583cm" svg:height="1.024cm" svg:x="21.651cm" svg:y="11.175cm" svg:viewBox="0 0 1584 1025" svg:d="M1 1025c132 0 1583-637 1583-831s-204-194-336-194c0 83-1295 415-1247 1025z">
                <text:p/>
              </draw:path>
              <draw:g>
                <draw:polygon draw:style-name="gr503" draw:text-style-name="P2" draw:layer="layout" svg:width="1.678cm" svg:height="1.522cm" svg:x="19.877cm" svg:y="10.622cm" svg:viewBox="0 0 1679 1523" draw:points="0,554 0,0 1679,969 1679,1523">
                  <text:p/>
                </draw:polygon>
                <draw:polygon draw:style-name="gr504" draw:text-style-name="P2" draw:layer="layout" svg:width="1.438cm" svg:height="1.383cm" svg:x="21.556cm" svg:y="10.76cm" svg:viewBox="0 0 1439 1384" draw:points="0,1384 0,830 1439,0 1439,554">
                  <text:p/>
                </draw:polygon>
                <draw:polygon draw:style-name="gr505" draw:text-style-name="P2" draw:layer="layout" svg:width="3.117cm" svg:height="1.799cm" svg:x="19.877cm" svg:y="9.791cm" svg:viewBox="0 0 3118 1800" draw:points="1679,1800 0,830 1439,0 3118,969">
                  <text:p/>
                </draw:polygon>
                <draw:line draw:style-name="gr506" draw:text-style-name="P2" draw:layer="layout" svg:x1="20.453cm" svg:y1="11.065cm" svg:x2="20.453cm" svg:y2="11.397cm">
                  <text:p/>
                </draw:line>
                <draw:line draw:style-name="gr507" draw:text-style-name="P2" draw:layer="layout" svg:x1="21.509cm" svg:y1="11.774cm" svg:x2="20.741cm" svg:y2="11.331cm">
                  <text:p/>
                </draw:line>
                <draw:line draw:style-name="gr508" draw:text-style-name="P2" draw:layer="layout" svg:x1="20.736cm" svg:y1="11.231cm" svg:x2="20.736cm" svg:y2="11.342cm">
                  <text:p/>
                </draw:line>
                <draw:line draw:style-name="gr509" draw:text-style-name="P2" draw:layer="layout" svg:x1="21.504cm" svg:y1="11.674cm" svg:x2="21.504cm" svg:y2="11.785cm">
                  <text:p/>
                </draw:line>
                <draw:line draw:style-name="gr510" draw:text-style-name="P2" draw:layer="layout" svg:x1="21.504cm" svg:y1="11.674cm" svg:x2="20.736cm" svg:y2="11.231cm">
                  <text:p/>
                </draw:line>
                <draw:polygon draw:style-name="gr511" draw:text-style-name="P2" draw:layer="layout" svg:width="0.095cm" svg:height="0.165cm" svg:x="20.549cm" svg:y="11.12cm" svg:viewBox="0 0 96 166" draw:points="0,111 0,0 96,55 96,166">
                  <text:p/>
                </draw:polygon>
                <draw:line draw:style-name="gr512" draw:text-style-name="P2" draw:layer="layout" svg:x1="20.357cm" svg:y1="11.009cm" svg:x2="20.357cm" svg:y2="11.341cm">
                  <text:p/>
                </draw:line>
                <draw:line draw:style-name="gr513" draw:text-style-name="P2" draw:layer="layout" svg:x1="20.261cm" svg:y1="10.954cm" svg:x2="20.261cm" svg:y2="11.286cm">
                  <text:p/>
                </draw:line>
                <draw:line draw:style-name="gr514" draw:text-style-name="P2" draw:layer="layout" svg:x1="20.165cm" svg:y1="10.899cm" svg:x2="20.165cm" svg:y2="11.231cm">
                  <text:p/>
                </draw:line>
                <draw:line draw:style-name="gr515" draw:text-style-name="P2" draw:layer="layout" svg:x1="20.069cm" svg:y1="10.843cm" svg:x2="20.069cm" svg:y2="11.175cm">
                  <text:p/>
                </draw:line>
                <draw:line draw:style-name="gr516" draw:text-style-name="P2" draw:layer="layout" svg:x1="19.973cm" svg:y1="10.788cm" svg:x2="19.973cm" svg:y2="11.12cm">
                  <text:p/>
                </draw:line>
                <draw:polygon draw:style-name="gr517" draw:text-style-name="P2" draw:layer="layout" svg:width="0.095cm" svg:height="0.608cm" svg:x="19.781cm" svg:y="10.566cm" svg:viewBox="0 0 96 609" draw:points="0,554 0,0 96,55 96,609">
                  <text:p/>
                </draw:polygon>
                <draw:polygon draw:style-name="gr518" draw:text-style-name="P2" draw:layer="layout" svg:width="0.095cm" svg:height="0.608cm" svg:x="21.556cm" svg:y="11.591cm" svg:viewBox="0 0 96 609" draw:points="0,554 0,0 96,55 96,609">
                  <text:p/>
                </draw:polygon>
                <draw:polygon draw:style-name="gr519" draw:text-style-name="P2" draw:layer="layout" svg:width="3.213cm" svg:height="2.408cm" svg:x="19.781cm" svg:y="9.7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20" draw:text-style-name="P1" draw:layer="layout" svg:width="1.583cm" svg:height="1.024cm" svg:x="21.651cm" svg:y="10.485cm" svg:viewBox="0 0 1584 1025" svg:d="M1 1025c132 0 1583-637 1583-831s-204-194-336-194c0 83-1295 415-1247 1025z">
                <text:p/>
              </draw:path>
              <draw:g>
                <draw:polygon draw:style-name="gr521" draw:text-style-name="P2" draw:layer="layout" svg:width="1.678cm" svg:height="1.522cm" svg:x="19.877cm" svg:y="9.931cm" svg:viewBox="0 0 1679 1523" draw:points="0,554 0,0 1679,969 1679,1523">
                  <text:p/>
                </draw:polygon>
                <draw:polygon draw:style-name="gr522" draw:text-style-name="P2" draw:layer="layout" svg:width="1.438cm" svg:height="1.383cm" svg:x="21.556cm" svg:y="10.07cm" svg:viewBox="0 0 1439 1384" draw:points="0,1384 0,830 1439,0 1439,554">
                  <text:p/>
                </draw:polygon>
                <draw:polygon draw:style-name="gr523" draw:text-style-name="P2" draw:layer="layout" svg:width="3.117cm" svg:height="1.799cm" svg:x="19.877cm" svg:y="9.101cm" svg:viewBox="0 0 3118 1800" draw:points="1679,1800 0,830 1439,0 3118,969">
                  <text:p/>
                </draw:polygon>
                <draw:line draw:style-name="gr524" draw:text-style-name="P2" draw:layer="layout" svg:x1="20.453cm" svg:y1="10.375cm" svg:x2="20.453cm" svg:y2="10.707cm">
                  <text:p/>
                </draw:line>
                <draw:line draw:style-name="gr525" draw:text-style-name="P2" draw:layer="layout" svg:x1="21.509cm" svg:y1="11.084cm" svg:x2="20.741cm" svg:y2="10.641cm">
                  <text:p/>
                </draw:line>
                <draw:line draw:style-name="gr526" draw:text-style-name="P2" draw:layer="layout" svg:x1="20.736cm" svg:y1="10.541cm" svg:x2="20.736cm" svg:y2="10.652cm">
                  <text:p/>
                </draw:line>
                <draw:line draw:style-name="gr527" draw:text-style-name="P2" draw:layer="layout" svg:x1="21.504cm" svg:y1="10.984cm" svg:x2="21.504cm" svg:y2="11.095cm">
                  <text:p/>
                </draw:line>
                <draw:line draw:style-name="gr528" draw:text-style-name="P2" draw:layer="layout" svg:x1="21.504cm" svg:y1="10.984cm" svg:x2="20.736cm" svg:y2="10.541cm">
                  <text:p/>
                </draw:line>
                <draw:polygon draw:style-name="gr529" draw:text-style-name="P2" draw:layer="layout" svg:width="0.095cm" svg:height="0.165cm" svg:x="20.549cm" svg:y="10.43cm" svg:viewBox="0 0 96 166" draw:points="0,111 0,0 96,55 96,166">
                  <text:p/>
                </draw:polygon>
                <draw:line draw:style-name="gr530" draw:text-style-name="P2" draw:layer="layout" svg:x1="20.357cm" svg:y1="10.319cm" svg:x2="20.357cm" svg:y2="10.651cm">
                  <text:p/>
                </draw:line>
                <draw:line draw:style-name="gr531" draw:text-style-name="P2" draw:layer="layout" svg:x1="20.261cm" svg:y1="10.264cm" svg:x2="20.261cm" svg:y2="10.596cm">
                  <text:p/>
                </draw:line>
                <draw:line draw:style-name="gr532" draw:text-style-name="P2" draw:layer="layout" svg:x1="20.165cm" svg:y1="10.208cm" svg:x2="20.165cm" svg:y2="10.54cm">
                  <text:p/>
                </draw:line>
                <draw:line draw:style-name="gr533" draw:text-style-name="P2" draw:layer="layout" svg:x1="20.069cm" svg:y1="10.153cm" svg:x2="20.069cm" svg:y2="10.485cm">
                  <text:p/>
                </draw:line>
                <draw:line draw:style-name="gr534" draw:text-style-name="P2" draw:layer="layout" svg:x1="19.973cm" svg:y1="10.098cm" svg:x2="19.973cm" svg:y2="10.43cm">
                  <text:p/>
                </draw:line>
                <draw:polygon draw:style-name="gr535" draw:text-style-name="P2" draw:layer="layout" svg:width="0.095cm" svg:height="0.608cm" svg:x="19.781cm" svg:y="9.876cm" svg:viewBox="0 0 96 609" draw:points="0,554 0,0 96,55 96,609">
                  <text:p/>
                </draw:polygon>
                <draw:polygon draw:style-name="gr536" draw:text-style-name="P2" draw:layer="layout" svg:width="0.095cm" svg:height="0.608cm" svg:x="21.556cm" svg:y="10.901cm" svg:viewBox="0 0 96 609" draw:points="0,554 0,0 96,55 96,609">
                  <text:p/>
                </draw:polygon>
                <draw:polygon draw:style-name="gr537" draw:text-style-name="P2" draw:layer="layout" svg:width="3.213cm" svg:height="2.408cm" svg:x="19.781cm" svg:y="9.1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38" draw:text-style-name="P1" draw:layer="layout" svg:width="1.583cm" svg:height="1.024cm" svg:x="25.74cm" svg:y="11.175cm" svg:viewBox="0 0 1584 1025" svg:d="M1 1025c132 0 1583-637 1583-831s-204-194-336-194c0 83-1295 415-1247 1025z">
                <text:p/>
              </draw:path>
              <draw:g>
                <draw:polygon draw:style-name="gr539" draw:text-style-name="P2" draw:layer="layout" svg:width="1.678cm" svg:height="1.522cm" svg:x="23.966cm" svg:y="10.622cm" svg:viewBox="0 0 1679 1523" draw:points="0,554 0,0 1679,969 1679,1523">
                  <text:p/>
                </draw:polygon>
                <draw:polygon draw:style-name="gr540" draw:text-style-name="P2" draw:layer="layout" svg:width="1.438cm" svg:height="1.383cm" svg:x="25.645cm" svg:y="10.76cm" svg:viewBox="0 0 1439 1384" draw:points="0,1384 0,830 1439,0 1439,554">
                  <text:p/>
                </draw:polygon>
                <draw:polygon draw:style-name="gr541" draw:text-style-name="P2" draw:layer="layout" svg:width="3.117cm" svg:height="1.799cm" svg:x="23.966cm" svg:y="9.791cm" svg:viewBox="0 0 3118 1800" draw:points="1679,1800 0,830 1439,0 3118,969">
                  <text:p/>
                </draw:polygon>
                <draw:line draw:style-name="gr542" draw:text-style-name="P2" draw:layer="layout" svg:x1="24.542cm" svg:y1="11.065cm" svg:x2="24.542cm" svg:y2="11.397cm">
                  <text:p/>
                </draw:line>
                <draw:line draw:style-name="gr543" draw:text-style-name="P2" draw:layer="layout" svg:x1="25.598cm" svg:y1="11.774cm" svg:x2="24.83cm" svg:y2="11.331cm">
                  <text:p/>
                </draw:line>
                <draw:line draw:style-name="gr544" draw:text-style-name="P2" draw:layer="layout" svg:x1="24.825cm" svg:y1="11.231cm" svg:x2="24.825cm" svg:y2="11.342cm">
                  <text:p/>
                </draw:line>
                <draw:line draw:style-name="gr545" draw:text-style-name="P2" draw:layer="layout" svg:x1="25.593cm" svg:y1="11.674cm" svg:x2="25.593cm" svg:y2="11.785cm">
                  <text:p/>
                </draw:line>
                <draw:line draw:style-name="gr546" draw:text-style-name="P2" draw:layer="layout" svg:x1="25.593cm" svg:y1="11.674cm" svg:x2="24.825cm" svg:y2="11.231cm">
                  <text:p/>
                </draw:line>
                <draw:polygon draw:style-name="gr547" draw:text-style-name="P2" draw:layer="layout" svg:width="0.095cm" svg:height="0.165cm" svg:x="24.638cm" svg:y="11.12cm" svg:viewBox="0 0 96 166" draw:points="0,111 0,0 96,55 96,166">
                  <text:p/>
                </draw:polygon>
                <draw:line draw:style-name="gr548" draw:text-style-name="P2" draw:layer="layout" svg:x1="24.446cm" svg:y1="11.009cm" svg:x2="24.446cm" svg:y2="11.341cm">
                  <text:p/>
                </draw:line>
                <draw:line draw:style-name="gr549" draw:text-style-name="P2" draw:layer="layout" svg:x1="24.35cm" svg:y1="10.954cm" svg:x2="24.35cm" svg:y2="11.286cm">
                  <text:p/>
                </draw:line>
                <draw:line draw:style-name="gr550" draw:text-style-name="P2" draw:layer="layout" svg:x1="24.254cm" svg:y1="10.899cm" svg:x2="24.254cm" svg:y2="11.231cm">
                  <text:p/>
                </draw:line>
                <draw:line draw:style-name="gr551" draw:text-style-name="P2" draw:layer="layout" svg:x1="24.158cm" svg:y1="10.843cm" svg:x2="24.158cm" svg:y2="11.175cm">
                  <text:p/>
                </draw:line>
                <draw:line draw:style-name="gr552" draw:text-style-name="P2" draw:layer="layout" svg:x1="24.062cm" svg:y1="10.788cm" svg:x2="24.062cm" svg:y2="11.12cm">
                  <text:p/>
                </draw:line>
                <draw:polygon draw:style-name="gr553" draw:text-style-name="P2" draw:layer="layout" svg:width="0.095cm" svg:height="0.608cm" svg:x="23.87cm" svg:y="10.566cm" svg:viewBox="0 0 96 609" draw:points="0,554 0,0 96,55 96,609">
                  <text:p/>
                </draw:polygon>
                <draw:polygon draw:style-name="gr554" draw:text-style-name="P2" draw:layer="layout" svg:width="0.095cm" svg:height="0.608cm" svg:x="25.645cm" svg:y="11.591cm" svg:viewBox="0 0 96 609" draw:points="0,554 0,0 96,55 96,609">
                  <text:p/>
                </draw:polygon>
                <draw:polygon draw:style-name="gr555" draw:text-style-name="P2" draw:layer="layout" svg:width="3.213cm" svg:height="2.408cm" svg:x="23.87cm" svg:y="9.7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56" draw:text-style-name="P1" draw:layer="layout" svg:width="1.583cm" svg:height="1.024cm" svg:x="25.74cm" svg:y="10.485cm" svg:viewBox="0 0 1584 1025" svg:d="M1 1025c132 0 1583-637 1583-831s-204-194-336-194c0 83-1295 415-1247 1025z">
                <text:p/>
              </draw:path>
              <draw:g>
                <draw:polygon draw:style-name="gr557" draw:text-style-name="P2" draw:layer="layout" svg:width="1.678cm" svg:height="1.522cm" svg:x="23.966cm" svg:y="9.931cm" svg:viewBox="0 0 1679 1523" draw:points="0,554 0,0 1679,969 1679,1523">
                  <text:p/>
                </draw:polygon>
                <draw:polygon draw:style-name="gr558" draw:text-style-name="P2" draw:layer="layout" svg:width="1.438cm" svg:height="1.383cm" svg:x="25.645cm" svg:y="10.07cm" svg:viewBox="0 0 1439 1384" draw:points="0,1384 0,830 1439,0 1439,554">
                  <text:p/>
                </draw:polygon>
                <draw:polygon draw:style-name="gr559" draw:text-style-name="P2" draw:layer="layout" svg:width="3.117cm" svg:height="1.799cm" svg:x="23.966cm" svg:y="9.101cm" svg:viewBox="0 0 3118 1800" draw:points="1679,1800 0,830 1439,0 3118,969">
                  <text:p/>
                </draw:polygon>
                <draw:line draw:style-name="gr560" draw:text-style-name="P2" draw:layer="layout" svg:x1="24.542cm" svg:y1="10.375cm" svg:x2="24.542cm" svg:y2="10.707cm">
                  <text:p/>
                </draw:line>
                <draw:line draw:style-name="gr561" draw:text-style-name="P2" draw:layer="layout" svg:x1="25.598cm" svg:y1="11.084cm" svg:x2="24.83cm" svg:y2="10.641cm">
                  <text:p/>
                </draw:line>
                <draw:line draw:style-name="gr562" draw:text-style-name="P2" draw:layer="layout" svg:x1="24.825cm" svg:y1="10.541cm" svg:x2="24.825cm" svg:y2="10.652cm">
                  <text:p/>
                </draw:line>
                <draw:line draw:style-name="gr563" draw:text-style-name="P2" draw:layer="layout" svg:x1="25.593cm" svg:y1="10.984cm" svg:x2="25.593cm" svg:y2="11.095cm">
                  <text:p/>
                </draw:line>
                <draw:line draw:style-name="gr564" draw:text-style-name="P2" draw:layer="layout" svg:x1="25.593cm" svg:y1="10.984cm" svg:x2="24.825cm" svg:y2="10.541cm">
                  <text:p/>
                </draw:line>
                <draw:polygon draw:style-name="gr565" draw:text-style-name="P2" draw:layer="layout" svg:width="0.095cm" svg:height="0.165cm" svg:x="24.638cm" svg:y="10.43cm" svg:viewBox="0 0 96 166" draw:points="0,111 0,0 96,55 96,166">
                  <text:p/>
                </draw:polygon>
                <draw:line draw:style-name="gr566" draw:text-style-name="P2" draw:layer="layout" svg:x1="24.446cm" svg:y1="10.319cm" svg:x2="24.446cm" svg:y2="10.651cm">
                  <text:p/>
                </draw:line>
                <draw:line draw:style-name="gr567" draw:text-style-name="P2" draw:layer="layout" svg:x1="24.35cm" svg:y1="10.264cm" svg:x2="24.35cm" svg:y2="10.596cm">
                  <text:p/>
                </draw:line>
                <draw:line draw:style-name="gr568" draw:text-style-name="P2" draw:layer="layout" svg:x1="24.254cm" svg:y1="10.208cm" svg:x2="24.254cm" svg:y2="10.54cm">
                  <text:p/>
                </draw:line>
                <draw:line draw:style-name="gr569" draw:text-style-name="P2" draw:layer="layout" svg:x1="24.158cm" svg:y1="10.153cm" svg:x2="24.158cm" svg:y2="10.485cm">
                  <text:p/>
                </draw:line>
                <draw:line draw:style-name="gr570" draw:text-style-name="P2" draw:layer="layout" svg:x1="24.062cm" svg:y1="10.098cm" svg:x2="24.062cm" svg:y2="10.43cm">
                  <text:p/>
                </draw:line>
                <draw:polygon draw:style-name="gr571" draw:text-style-name="P2" draw:layer="layout" svg:width="0.095cm" svg:height="0.608cm" svg:x="23.87cm" svg:y="9.876cm" svg:viewBox="0 0 96 609" draw:points="0,554 0,0 96,55 96,609">
                  <text:p/>
                </draw:polygon>
                <draw:polygon draw:style-name="gr572" draw:text-style-name="P2" draw:layer="layout" svg:width="0.095cm" svg:height="0.608cm" svg:x="25.645cm" svg:y="10.901cm" svg:viewBox="0 0 96 609" draw:points="0,554 0,0 96,55 96,609">
                  <text:p/>
                </draw:polygon>
                <draw:polygon draw:style-name="gr573" draw:text-style-name="P2" draw:layer="layout" svg:width="3.213cm" svg:height="2.408cm" svg:x="23.87cm" svg:y="9.1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74" draw:text-style-name="P1" draw:layer="layout" svg:width="1.583cm" svg:height="1.024cm" svg:x="17.603cm" svg:y="14.476cm" svg:viewBox="0 0 1584 1025" svg:d="M1 1025c132 0 1583-637 1583-831s-204-194-336-194c0 83-1295 415-1247 1025z">
                <text:p/>
              </draw:path>
              <draw:g>
                <draw:polygon draw:style-name="gr575" draw:text-style-name="P2" draw:layer="layout" svg:width="1.678cm" svg:height="1.522cm" svg:x="15.829cm" svg:y="13.923cm" svg:viewBox="0 0 1679 1523" draw:points="0,554 0,0 1679,969 1679,1523">
                  <text:p/>
                </draw:polygon>
                <draw:polygon draw:style-name="gr576" draw:text-style-name="P2" draw:layer="layout" svg:width="1.438cm" svg:height="1.383cm" svg:x="17.508cm" svg:y="14.061cm" svg:viewBox="0 0 1439 1384" draw:points="0,1384 0,830 1439,0 1439,554">
                  <text:p/>
                </draw:polygon>
                <draw:polygon draw:style-name="gr577" draw:text-style-name="P2" draw:layer="layout" svg:width="3.117cm" svg:height="1.799cm" svg:x="15.829cm" svg:y="13.092cm" svg:viewBox="0 0 3118 1800" draw:points="1679,1800 0,830 1439,0 3118,969">
                  <text:p/>
                </draw:polygon>
                <draw:line draw:style-name="gr578" draw:text-style-name="P2" draw:layer="layout" svg:x1="16.405cm" svg:y1="14.366cm" svg:x2="16.405cm" svg:y2="14.698cm">
                  <text:p/>
                </draw:line>
                <draw:line draw:style-name="gr579" draw:text-style-name="P2" draw:layer="layout" svg:x1="17.461cm" svg:y1="15.075cm" svg:x2="16.693cm" svg:y2="14.632cm">
                  <text:p/>
                </draw:line>
                <draw:line draw:style-name="gr580" draw:text-style-name="P2" draw:layer="layout" svg:x1="16.688cm" svg:y1="14.532cm" svg:x2="16.688cm" svg:y2="14.643cm">
                  <text:p/>
                </draw:line>
                <draw:line draw:style-name="gr581" draw:text-style-name="P2" draw:layer="layout" svg:x1="17.456cm" svg:y1="14.975cm" svg:x2="17.456cm" svg:y2="15.086cm">
                  <text:p/>
                </draw:line>
                <draw:line draw:style-name="gr582" draw:text-style-name="P2" draw:layer="layout" svg:x1="17.456cm" svg:y1="14.975cm" svg:x2="16.688cm" svg:y2="14.532cm">
                  <text:p/>
                </draw:line>
                <draw:polygon draw:style-name="gr583" draw:text-style-name="P2" draw:layer="layout" svg:width="0.095cm" svg:height="0.165cm" svg:x="16.501cm" svg:y="14.421cm" svg:viewBox="0 0 96 166" draw:points="0,111 0,0 96,55 96,166">
                  <text:p/>
                </draw:polygon>
                <draw:line draw:style-name="gr584" draw:text-style-name="P2" draw:layer="layout" svg:x1="16.309cm" svg:y1="14.31cm" svg:x2="16.309cm" svg:y2="14.642cm">
                  <text:p/>
                </draw:line>
                <draw:line draw:style-name="gr585" draw:text-style-name="P2" draw:layer="layout" svg:x1="16.213cm" svg:y1="14.255cm" svg:x2="16.213cm" svg:y2="14.587cm">
                  <text:p/>
                </draw:line>
                <draw:line draw:style-name="gr586" draw:text-style-name="P2" draw:layer="layout" svg:x1="16.117cm" svg:y1="14.2cm" svg:x2="16.117cm" svg:y2="14.532cm">
                  <text:p/>
                </draw:line>
                <draw:line draw:style-name="gr587" draw:text-style-name="P2" draw:layer="layout" svg:x1="16.021cm" svg:y1="14.144cm" svg:x2="16.021cm" svg:y2="14.476cm">
                  <text:p/>
                </draw:line>
                <draw:line draw:style-name="gr588" draw:text-style-name="P2" draw:layer="layout" svg:x1="15.925cm" svg:y1="14.089cm" svg:x2="15.925cm" svg:y2="14.421cm">
                  <text:p/>
                </draw:line>
                <draw:polygon draw:style-name="gr589" draw:text-style-name="P2" draw:layer="layout" svg:width="0.095cm" svg:height="0.608cm" svg:x="15.733cm" svg:y="13.867cm" svg:viewBox="0 0 96 609" draw:points="0,554 0,0 96,55 96,609">
                  <text:p/>
                </draw:polygon>
                <draw:polygon draw:style-name="gr590" draw:text-style-name="P2" draw:layer="layout" svg:width="0.095cm" svg:height="0.608cm" svg:x="17.508cm" svg:y="14.892cm" svg:viewBox="0 0 96 609" draw:points="0,554 0,0 96,55 96,609">
                  <text:p/>
                </draw:polygon>
                <draw:polygon draw:style-name="gr591" draw:text-style-name="P2" draw:layer="layout" svg:width="3.213cm" svg:height="2.408cm" svg:x="15.733cm" svg:y="13.092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92" draw:text-style-name="P1" draw:layer="layout" svg:width="1.583cm" svg:height="1.024cm" svg:x="17.603cm" svg:y="13.786cm" svg:viewBox="0 0 1584 1025" svg:d="M1 1025c132 0 1583-637 1583-831s-204-194-336-194c0 83-1295 415-1247 1025z">
                <text:p/>
              </draw:path>
              <draw:g>
                <draw:polygon draw:style-name="gr593" draw:text-style-name="P2" draw:layer="layout" svg:width="1.678cm" svg:height="1.522cm" svg:x="15.829cm" svg:y="13.232cm" svg:viewBox="0 0 1679 1523" draw:points="0,554 0,0 1679,969 1679,1523">
                  <text:p/>
                </draw:polygon>
                <draw:polygon draw:style-name="gr594" draw:text-style-name="P2" draw:layer="layout" svg:width="1.438cm" svg:height="1.383cm" svg:x="17.508cm" svg:y="13.371cm" svg:viewBox="0 0 1439 1384" draw:points="0,1384 0,830 1439,0 1439,554">
                  <text:p/>
                </draw:polygon>
                <draw:polygon draw:style-name="gr595" draw:text-style-name="P2" draw:layer="layout" svg:width="3.117cm" svg:height="1.799cm" svg:x="15.829cm" svg:y="12.402cm" svg:viewBox="0 0 3118 1800" draw:points="1679,1800 0,830 1439,0 3118,969">
                  <text:p/>
                </draw:polygon>
                <draw:line draw:style-name="gr596" draw:text-style-name="P2" draw:layer="layout" svg:x1="16.405cm" svg:y1="13.676cm" svg:x2="16.405cm" svg:y2="14.008cm">
                  <text:p/>
                </draw:line>
                <draw:line draw:style-name="gr597" draw:text-style-name="P2" draw:layer="layout" svg:x1="17.461cm" svg:y1="14.385cm" svg:x2="16.693cm" svg:y2="13.942cm">
                  <text:p/>
                </draw:line>
                <draw:line draw:style-name="gr598" draw:text-style-name="P2" draw:layer="layout" svg:x1="16.688cm" svg:y1="13.842cm" svg:x2="16.688cm" svg:y2="13.953cm">
                  <text:p/>
                </draw:line>
                <draw:line draw:style-name="gr599" draw:text-style-name="P2" draw:layer="layout" svg:x1="17.456cm" svg:y1="14.285cm" svg:x2="17.456cm" svg:y2="14.396cm">
                  <text:p/>
                </draw:line>
                <draw:line draw:style-name="gr600" draw:text-style-name="P2" draw:layer="layout" svg:x1="17.456cm" svg:y1="14.285cm" svg:x2="16.688cm" svg:y2="13.842cm">
                  <text:p/>
                </draw:line>
                <draw:polygon draw:style-name="gr601" draw:text-style-name="P2" draw:layer="layout" svg:width="0.095cm" svg:height="0.165cm" svg:x="16.501cm" svg:y="13.731cm" svg:viewBox="0 0 96 166" draw:points="0,111 0,0 96,55 96,166">
                  <text:p/>
                </draw:polygon>
                <draw:line draw:style-name="gr602" draw:text-style-name="P2" draw:layer="layout" svg:x1="16.309cm" svg:y1="13.62cm" svg:x2="16.309cm" svg:y2="13.952cm">
                  <text:p/>
                </draw:line>
                <draw:line draw:style-name="gr603" draw:text-style-name="P2" draw:layer="layout" svg:x1="16.213cm" svg:y1="13.565cm" svg:x2="16.213cm" svg:y2="13.897cm">
                  <text:p/>
                </draw:line>
                <draw:line draw:style-name="gr604" draw:text-style-name="P2" draw:layer="layout" svg:x1="16.117cm" svg:y1="13.509cm" svg:x2="16.117cm" svg:y2="13.841cm">
                  <text:p/>
                </draw:line>
                <draw:line draw:style-name="gr605" draw:text-style-name="P2" draw:layer="layout" svg:x1="16.021cm" svg:y1="13.454cm" svg:x2="16.021cm" svg:y2="13.786cm">
                  <text:p/>
                </draw:line>
                <draw:line draw:style-name="gr606" draw:text-style-name="P2" draw:layer="layout" svg:x1="15.925cm" svg:y1="13.399cm" svg:x2="15.925cm" svg:y2="13.731cm">
                  <text:p/>
                </draw:line>
                <draw:polygon draw:style-name="gr607" draw:text-style-name="P2" draw:layer="layout" svg:width="0.095cm" svg:height="0.608cm" svg:x="15.733cm" svg:y="13.177cm" svg:viewBox="0 0 96 609" draw:points="0,554 0,0 96,55 96,609">
                  <text:p/>
                </draw:polygon>
                <draw:polygon draw:style-name="gr608" draw:text-style-name="P2" draw:layer="layout" svg:width="0.095cm" svg:height="0.608cm" svg:x="17.508cm" svg:y="14.202cm" svg:viewBox="0 0 96 609" draw:points="0,554 0,0 96,55 96,609">
                  <text:p/>
                </draw:polygon>
                <draw:polygon draw:style-name="gr609" draw:text-style-name="P2" draw:layer="layout" svg:width="3.213cm" svg:height="2.408cm" svg:x="15.733cm" svg:y="12.402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10" draw:text-style-name="P1" draw:layer="layout" svg:width="1.583cm" svg:height="1.024cm" svg:x="21.642cm" svg:y="14.476cm" svg:viewBox="0 0 1584 1025" svg:d="M1 1025c132 0 1583-637 1583-831s-204-194-336-194c0 83-1295 415-1247 1025z">
                <text:p/>
              </draw:path>
              <draw:g>
                <draw:polygon draw:style-name="gr611" draw:text-style-name="P2" draw:layer="layout" svg:width="1.678cm" svg:height="1.522cm" svg:x="19.868cm" svg:y="13.923cm" svg:viewBox="0 0 1679 1523" draw:points="0,554 0,0 1679,969 1679,1523">
                  <text:p/>
                </draw:polygon>
                <draw:polygon draw:style-name="gr612" draw:text-style-name="P2" draw:layer="layout" svg:width="1.438cm" svg:height="1.383cm" svg:x="21.547cm" svg:y="14.061cm" svg:viewBox="0 0 1439 1384" draw:points="0,1384 0,830 1439,0 1439,554">
                  <text:p/>
                </draw:polygon>
                <draw:polygon draw:style-name="gr613" draw:text-style-name="P2" draw:layer="layout" svg:width="3.117cm" svg:height="1.799cm" svg:x="19.868cm" svg:y="13.092cm" svg:viewBox="0 0 3118 1800" draw:points="1679,1800 0,830 1439,0 3118,969">
                  <text:p/>
                </draw:polygon>
                <draw:line draw:style-name="gr614" draw:text-style-name="P2" draw:layer="layout" svg:x1="20.444cm" svg:y1="14.366cm" svg:x2="20.444cm" svg:y2="14.698cm">
                  <text:p/>
                </draw:line>
                <draw:line draw:style-name="gr615" draw:text-style-name="P2" draw:layer="layout" svg:x1="21.5cm" svg:y1="15.075cm" svg:x2="20.732cm" svg:y2="14.632cm">
                  <text:p/>
                </draw:line>
                <draw:line draw:style-name="gr616" draw:text-style-name="P2" draw:layer="layout" svg:x1="20.727cm" svg:y1="14.532cm" svg:x2="20.727cm" svg:y2="14.643cm">
                  <text:p/>
                </draw:line>
                <draw:line draw:style-name="gr617" draw:text-style-name="P2" draw:layer="layout" svg:x1="21.495cm" svg:y1="14.975cm" svg:x2="21.495cm" svg:y2="15.086cm">
                  <text:p/>
                </draw:line>
                <draw:line draw:style-name="gr618" draw:text-style-name="P2" draw:layer="layout" svg:x1="21.495cm" svg:y1="14.975cm" svg:x2="20.727cm" svg:y2="14.532cm">
                  <text:p/>
                </draw:line>
                <draw:polygon draw:style-name="gr619" draw:text-style-name="P2" draw:layer="layout" svg:width="0.095cm" svg:height="0.165cm" svg:x="20.54cm" svg:y="14.421cm" svg:viewBox="0 0 96 166" draw:points="0,111 0,0 96,55 96,166">
                  <text:p/>
                </draw:polygon>
                <draw:line draw:style-name="gr620" draw:text-style-name="P2" draw:layer="layout" svg:x1="20.348cm" svg:y1="14.31cm" svg:x2="20.348cm" svg:y2="14.642cm">
                  <text:p/>
                </draw:line>
                <draw:line draw:style-name="gr621" draw:text-style-name="P2" draw:layer="layout" svg:x1="20.252cm" svg:y1="14.255cm" svg:x2="20.252cm" svg:y2="14.587cm">
                  <text:p/>
                </draw:line>
                <draw:line draw:style-name="gr622" draw:text-style-name="P2" draw:layer="layout" svg:x1="20.156cm" svg:y1="14.2cm" svg:x2="20.156cm" svg:y2="14.532cm">
                  <text:p/>
                </draw:line>
                <draw:line draw:style-name="gr623" draw:text-style-name="P2" draw:layer="layout" svg:x1="20.06cm" svg:y1="14.144cm" svg:x2="20.06cm" svg:y2="14.476cm">
                  <text:p/>
                </draw:line>
                <draw:line draw:style-name="gr624" draw:text-style-name="P2" draw:layer="layout" svg:x1="19.964cm" svg:y1="14.089cm" svg:x2="19.964cm" svg:y2="14.421cm">
                  <text:p/>
                </draw:line>
                <draw:polygon draw:style-name="gr625" draw:text-style-name="P2" draw:layer="layout" svg:width="0.095cm" svg:height="0.608cm" svg:x="19.772cm" svg:y="13.867cm" svg:viewBox="0 0 96 609" draw:points="0,554 0,0 96,55 96,609">
                  <text:p/>
                </draw:polygon>
                <draw:polygon draw:style-name="gr626" draw:text-style-name="P2" draw:layer="layout" svg:width="0.095cm" svg:height="0.608cm" svg:x="21.547cm" svg:y="14.892cm" svg:viewBox="0 0 96 609" draw:points="0,554 0,0 96,55 96,609">
                  <text:p/>
                </draw:polygon>
                <draw:polygon draw:style-name="gr627" draw:text-style-name="P2" draw:layer="layout" svg:width="3.213cm" svg:height="2.408cm" svg:x="19.772cm" svg:y="13.092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28" draw:text-style-name="P1" draw:layer="layout" svg:width="1.583cm" svg:height="1.024cm" svg:x="21.642cm" svg:y="13.786cm" svg:viewBox="0 0 1584 1025" svg:d="M1 1025c132 0 1583-637 1583-831s-204-194-336-194c0 83-1295 415-1247 1025z">
                <text:p/>
              </draw:path>
              <draw:g>
                <draw:polygon draw:style-name="gr629" draw:text-style-name="P2" draw:layer="layout" svg:width="1.678cm" svg:height="1.522cm" svg:x="19.868cm" svg:y="13.232cm" svg:viewBox="0 0 1679 1523" draw:points="0,554 0,0 1679,969 1679,1523">
                  <text:p/>
                </draw:polygon>
                <draw:polygon draw:style-name="gr630" draw:text-style-name="P2" draw:layer="layout" svg:width="1.438cm" svg:height="1.383cm" svg:x="21.547cm" svg:y="13.371cm" svg:viewBox="0 0 1439 1384" draw:points="0,1384 0,830 1439,0 1439,554">
                  <text:p/>
                </draw:polygon>
                <draw:polygon draw:style-name="gr631" draw:text-style-name="P2" draw:layer="layout" svg:width="3.117cm" svg:height="1.799cm" svg:x="19.868cm" svg:y="12.402cm" svg:viewBox="0 0 3118 1800" draw:points="1679,1800 0,830 1439,0 3118,969">
                  <text:p/>
                </draw:polygon>
                <draw:line draw:style-name="gr632" draw:text-style-name="P2" draw:layer="layout" svg:x1="20.444cm" svg:y1="13.676cm" svg:x2="20.444cm" svg:y2="14.008cm">
                  <text:p/>
                </draw:line>
                <draw:line draw:style-name="gr633" draw:text-style-name="P2" draw:layer="layout" svg:x1="21.5cm" svg:y1="14.385cm" svg:x2="20.732cm" svg:y2="13.942cm">
                  <text:p/>
                </draw:line>
                <draw:line draw:style-name="gr634" draw:text-style-name="P2" draw:layer="layout" svg:x1="20.727cm" svg:y1="13.842cm" svg:x2="20.727cm" svg:y2="13.953cm">
                  <text:p/>
                </draw:line>
                <draw:line draw:style-name="gr635" draw:text-style-name="P2" draw:layer="layout" svg:x1="21.495cm" svg:y1="14.285cm" svg:x2="21.495cm" svg:y2="14.396cm">
                  <text:p/>
                </draw:line>
                <draw:line draw:style-name="gr636" draw:text-style-name="P2" draw:layer="layout" svg:x1="21.495cm" svg:y1="14.285cm" svg:x2="20.727cm" svg:y2="13.842cm">
                  <text:p/>
                </draw:line>
                <draw:polygon draw:style-name="gr637" draw:text-style-name="P2" draw:layer="layout" svg:width="0.095cm" svg:height="0.165cm" svg:x="20.54cm" svg:y="13.731cm" svg:viewBox="0 0 96 166" draw:points="0,111 0,0 96,55 96,166">
                  <text:p/>
                </draw:polygon>
                <draw:line draw:style-name="gr638" draw:text-style-name="P2" draw:layer="layout" svg:x1="20.348cm" svg:y1="13.62cm" svg:x2="20.348cm" svg:y2="13.952cm">
                  <text:p/>
                </draw:line>
                <draw:line draw:style-name="gr639" draw:text-style-name="P2" draw:layer="layout" svg:x1="20.252cm" svg:y1="13.565cm" svg:x2="20.252cm" svg:y2="13.897cm">
                  <text:p/>
                </draw:line>
                <draw:line draw:style-name="gr640" draw:text-style-name="P2" draw:layer="layout" svg:x1="20.156cm" svg:y1="13.509cm" svg:x2="20.156cm" svg:y2="13.841cm">
                  <text:p/>
                </draw:line>
                <draw:line draw:style-name="gr641" draw:text-style-name="P2" draw:layer="layout" svg:x1="20.06cm" svg:y1="13.454cm" svg:x2="20.06cm" svg:y2="13.786cm">
                  <text:p/>
                </draw:line>
                <draw:line draw:style-name="gr642" draw:text-style-name="P2" draw:layer="layout" svg:x1="19.964cm" svg:y1="13.399cm" svg:x2="19.964cm" svg:y2="13.731cm">
                  <text:p/>
                </draw:line>
                <draw:polygon draw:style-name="gr643" draw:text-style-name="P2" draw:layer="layout" svg:width="0.095cm" svg:height="0.608cm" svg:x="19.772cm" svg:y="13.177cm" svg:viewBox="0 0 96 609" draw:points="0,554 0,0 96,55 96,609">
                  <text:p/>
                </draw:polygon>
                <draw:polygon draw:style-name="gr644" draw:text-style-name="P2" draw:layer="layout" svg:width="0.095cm" svg:height="0.608cm" svg:x="21.547cm" svg:y="14.202cm" svg:viewBox="0 0 96 609" draw:points="0,554 0,0 96,55 96,609">
                  <text:p/>
                </draw:polygon>
                <draw:polygon draw:style-name="gr645" draw:text-style-name="P2" draw:layer="layout" svg:width="3.213cm" svg:height="2.408cm" svg:x="19.772cm" svg:y="12.402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46" draw:text-style-name="P1" draw:layer="layout" svg:width="1.583cm" svg:height="1.024cm" svg:x="25.731cm" svg:y="14.476cm" svg:viewBox="0 0 1584 1025" svg:d="M1 1025c132 0 1583-637 1583-831s-204-194-336-194c0 83-1295 415-1247 1025z">
                <text:p/>
              </draw:path>
              <draw:g>
                <draw:polygon draw:style-name="gr647" draw:text-style-name="P2" draw:layer="layout" svg:width="1.678cm" svg:height="1.522cm" svg:x="23.957cm" svg:y="13.923cm" svg:viewBox="0 0 1679 1523" draw:points="0,554 0,0 1679,969 1679,1523">
                  <text:p/>
                </draw:polygon>
                <draw:polygon draw:style-name="gr648" draw:text-style-name="P2" draw:layer="layout" svg:width="1.438cm" svg:height="1.383cm" svg:x="25.636cm" svg:y="14.061cm" svg:viewBox="0 0 1439 1384" draw:points="0,1384 0,830 1439,0 1439,554">
                  <text:p/>
                </draw:polygon>
                <draw:polygon draw:style-name="gr649" draw:text-style-name="P2" draw:layer="layout" svg:width="3.117cm" svg:height="1.799cm" svg:x="23.957cm" svg:y="13.092cm" svg:viewBox="0 0 3118 1800" draw:points="1679,1800 0,830 1439,0 3118,969">
                  <text:p/>
                </draw:polygon>
                <draw:line draw:style-name="gr650" draw:text-style-name="P2" draw:layer="layout" svg:x1="24.533cm" svg:y1="14.366cm" svg:x2="24.533cm" svg:y2="14.698cm">
                  <text:p/>
                </draw:line>
                <draw:line draw:style-name="gr651" draw:text-style-name="P2" draw:layer="layout" svg:x1="25.589cm" svg:y1="15.075cm" svg:x2="24.821cm" svg:y2="14.632cm">
                  <text:p/>
                </draw:line>
                <draw:line draw:style-name="gr652" draw:text-style-name="P2" draw:layer="layout" svg:x1="24.816cm" svg:y1="14.532cm" svg:x2="24.816cm" svg:y2="14.643cm">
                  <text:p/>
                </draw:line>
                <draw:line draw:style-name="gr653" draw:text-style-name="P2" draw:layer="layout" svg:x1="25.584cm" svg:y1="14.975cm" svg:x2="25.584cm" svg:y2="15.086cm">
                  <text:p/>
                </draw:line>
                <draw:line draw:style-name="gr654" draw:text-style-name="P2" draw:layer="layout" svg:x1="25.584cm" svg:y1="14.975cm" svg:x2="24.816cm" svg:y2="14.532cm">
                  <text:p/>
                </draw:line>
                <draw:polygon draw:style-name="gr655" draw:text-style-name="P2" draw:layer="layout" svg:width="0.095cm" svg:height="0.165cm" svg:x="24.629cm" svg:y="14.421cm" svg:viewBox="0 0 96 166" draw:points="0,111 0,0 96,55 96,166">
                  <text:p/>
                </draw:polygon>
                <draw:line draw:style-name="gr656" draw:text-style-name="P2" draw:layer="layout" svg:x1="24.437cm" svg:y1="14.31cm" svg:x2="24.437cm" svg:y2="14.642cm">
                  <text:p/>
                </draw:line>
                <draw:line draw:style-name="gr657" draw:text-style-name="P2" draw:layer="layout" svg:x1="24.341cm" svg:y1="14.255cm" svg:x2="24.341cm" svg:y2="14.587cm">
                  <text:p/>
                </draw:line>
                <draw:line draw:style-name="gr658" draw:text-style-name="P2" draw:layer="layout" svg:x1="24.245cm" svg:y1="14.2cm" svg:x2="24.245cm" svg:y2="14.532cm">
                  <text:p/>
                </draw:line>
                <draw:line draw:style-name="gr659" draw:text-style-name="P2" draw:layer="layout" svg:x1="24.149cm" svg:y1="14.144cm" svg:x2="24.149cm" svg:y2="14.476cm">
                  <text:p/>
                </draw:line>
                <draw:line draw:style-name="gr660" draw:text-style-name="P2" draw:layer="layout" svg:x1="24.053cm" svg:y1="14.089cm" svg:x2="24.053cm" svg:y2="14.421cm">
                  <text:p/>
                </draw:line>
                <draw:polygon draw:style-name="gr661" draw:text-style-name="P2" draw:layer="layout" svg:width="0.095cm" svg:height="0.608cm" svg:x="23.861cm" svg:y="13.867cm" svg:viewBox="0 0 96 609" draw:points="0,554 0,0 96,55 96,609">
                  <text:p/>
                </draw:polygon>
                <draw:polygon draw:style-name="gr662" draw:text-style-name="P2" draw:layer="layout" svg:width="0.095cm" svg:height="0.608cm" svg:x="25.636cm" svg:y="14.892cm" svg:viewBox="0 0 96 609" draw:points="0,554 0,0 96,55 96,609">
                  <text:p/>
                </draw:polygon>
                <draw:polygon draw:style-name="gr663" draw:text-style-name="P2" draw:layer="layout" svg:width="3.213cm" svg:height="2.408cm" svg:x="23.861cm" svg:y="13.092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64" draw:text-style-name="P1" draw:layer="layout" svg:width="1.583cm" svg:height="1.024cm" svg:x="25.731cm" svg:y="13.786cm" svg:viewBox="0 0 1584 1025" svg:d="M1 1025c132 0 1583-637 1583-831s-204-194-336-194c0 83-1295 415-1247 1025z">
                <text:p/>
              </draw:path>
              <draw:g>
                <draw:polygon draw:style-name="gr665" draw:text-style-name="P2" draw:layer="layout" svg:width="1.678cm" svg:height="1.522cm" svg:x="23.957cm" svg:y="13.232cm" svg:viewBox="0 0 1679 1523" draw:points="0,554 0,0 1679,969 1679,1523">
                  <text:p/>
                </draw:polygon>
                <draw:polygon draw:style-name="gr666" draw:text-style-name="P2" draw:layer="layout" svg:width="1.438cm" svg:height="1.383cm" svg:x="25.636cm" svg:y="13.371cm" svg:viewBox="0 0 1439 1384" draw:points="0,1384 0,830 1439,0 1439,554">
                  <text:p/>
                </draw:polygon>
                <draw:polygon draw:style-name="gr667" draw:text-style-name="P2" draw:layer="layout" svg:width="3.117cm" svg:height="1.799cm" svg:x="23.957cm" svg:y="12.402cm" svg:viewBox="0 0 3118 1800" draw:points="1679,1800 0,830 1439,0 3118,969">
                  <text:p/>
                </draw:polygon>
                <draw:line draw:style-name="gr668" draw:text-style-name="P2" draw:layer="layout" svg:x1="24.533cm" svg:y1="13.676cm" svg:x2="24.533cm" svg:y2="14.008cm">
                  <text:p/>
                </draw:line>
                <draw:line draw:style-name="gr669" draw:text-style-name="P2" draw:layer="layout" svg:x1="25.589cm" svg:y1="14.385cm" svg:x2="24.821cm" svg:y2="13.942cm">
                  <text:p/>
                </draw:line>
                <draw:line draw:style-name="gr670" draw:text-style-name="P2" draw:layer="layout" svg:x1="24.816cm" svg:y1="13.842cm" svg:x2="24.816cm" svg:y2="13.953cm">
                  <text:p/>
                </draw:line>
                <draw:line draw:style-name="gr671" draw:text-style-name="P2" draw:layer="layout" svg:x1="25.584cm" svg:y1="14.285cm" svg:x2="25.584cm" svg:y2="14.396cm">
                  <text:p/>
                </draw:line>
                <draw:line draw:style-name="gr672" draw:text-style-name="P2" draw:layer="layout" svg:x1="25.584cm" svg:y1="14.285cm" svg:x2="24.816cm" svg:y2="13.842cm">
                  <text:p/>
                </draw:line>
                <draw:polygon draw:style-name="gr673" draw:text-style-name="P2" draw:layer="layout" svg:width="0.095cm" svg:height="0.165cm" svg:x="24.629cm" svg:y="13.731cm" svg:viewBox="0 0 96 166" draw:points="0,111 0,0 96,55 96,166">
                  <text:p/>
                </draw:polygon>
                <draw:line draw:style-name="gr674" draw:text-style-name="P2" draw:layer="layout" svg:x1="24.437cm" svg:y1="13.62cm" svg:x2="24.437cm" svg:y2="13.952cm">
                  <text:p/>
                </draw:line>
                <draw:line draw:style-name="gr675" draw:text-style-name="P2" draw:layer="layout" svg:x1="24.341cm" svg:y1="13.565cm" svg:x2="24.341cm" svg:y2="13.897cm">
                  <text:p/>
                </draw:line>
                <draw:line draw:style-name="gr676" draw:text-style-name="P2" draw:layer="layout" svg:x1="24.245cm" svg:y1="13.509cm" svg:x2="24.245cm" svg:y2="13.841cm">
                  <text:p/>
                </draw:line>
                <draw:line draw:style-name="gr677" draw:text-style-name="P2" draw:layer="layout" svg:x1="24.149cm" svg:y1="13.454cm" svg:x2="24.149cm" svg:y2="13.786cm">
                  <text:p/>
                </draw:line>
                <draw:line draw:style-name="gr678" draw:text-style-name="P2" draw:layer="layout" svg:x1="24.053cm" svg:y1="13.399cm" svg:x2="24.053cm" svg:y2="13.731cm">
                  <text:p/>
                </draw:line>
                <draw:polygon draw:style-name="gr679" draw:text-style-name="P2" draw:layer="layout" svg:width="0.095cm" svg:height="0.608cm" svg:x="23.861cm" svg:y="13.177cm" svg:viewBox="0 0 96 609" draw:points="0,554 0,0 96,55 96,609">
                  <text:p/>
                </draw:polygon>
                <draw:polygon draw:style-name="gr680" draw:text-style-name="P2" draw:layer="layout" svg:width="0.095cm" svg:height="0.608cm" svg:x="25.636cm" svg:y="14.202cm" svg:viewBox="0 0 96 609" draw:points="0,554 0,0 96,55 96,609">
                  <text:p/>
                </draw:polygon>
                <draw:polygon draw:style-name="gr681" draw:text-style-name="P2" draw:layer="layout" svg:width="3.213cm" svg:height="2.408cm" svg:x="23.861cm" svg:y="12.402cm" svg:viewBox="0 0 3214 2409" draw:points="0,1329 0,775 96,830 1535,0 3214,969 3214,1523 1871,2298 1871,2409">
                  <text:p/>
                </draw:polygon>
              </draw:g>
            </draw:g>
          </draw:g>
        </draw:g>
        <draw:custom-shape draw:style-name="gr682" draw:text-style-name="P4" draw:layer="layout" svg:width="12.702cm" svg:height="7.493cm" svg:x="2.016cm" svg:y="8.595cm">
          <text:p/>
          <draw:enhanced-geometry svg:viewBox="0 0 21600 21600" draw:type="rectangle" draw:enhanced-path="M 0 0 L 21600 0 21600 21600 0 21600 0 0 Z N"/>
        </draw:custom-shape>
        <draw:custom-shape draw:style-name="gr682" draw:text-style-name="P4" draw:layer="layout" svg:width="12.702cm" svg:height="7.493cm" svg:x="15.116cm" svg:y="8.595cm">
          <text:p/>
          <draw:enhanced-geometry svg:viewBox="0 0 21600 21600" draw:type="rectangle" draw:enhanced-path="M 0 0 L 21600 0 21600 21600 0 21600 0 0 Z N"/>
        </draw:custom-shape>
        <draw:g>
          <draw:custom-shape draw:style-name="gr683" draw:text-style-name="P2" draw:layer="layout" svg:width="2.159cm" svg:height="3.2cm" svg:x="12.071cm" svg:y="16.56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84" draw:text-style-name="P2" draw:layer="layout" svg:width="2.159cm" svg:height="1.014cm" svg:x="12.071cm" svg:y="16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5" draw:layer="layout" svg:width="1.772cm" svg:height="0.962cm" svg:x="12.28cm" svg:y="18.145cm">
          <draw:text-box>
            <text:p>NFS</text:p>
          </draw:text-box>
        </draw:frame>
        <draw:frame draw:style-name="gr173" draw:text-style-name="P4" draw:layer="layout" svg:width="2.046cm" svg:height="5.651cm" draw:transform="rotate (1.5707963267949) translate (18.642cm 18.349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2" draw:text-style-name="P4" draw:layer="layout" svg:width="2.057cm" svg:height="5.639cm" draw:transform="rotate (-1.5707963267949) translate (11.187cm 16.298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686" draw:layer="layout" svg:width="2.331cm" svg:height="0.962cm" svg:x="2.143cm" svg:y="17.319cm">
          <draw:text-box>
            <text:p>Pool A</text:p>
          </draw:text-box>
        </draw:frame>
        <draw:frame draw:style-name="gr133" draw:layer="layout" svg:width="2.369cm" svg:height="0.962cm" svg:x="25.466cm" svg:y="17.319cm">
          <draw:text-box>
            <text:p>Pool B</text:p>
          </draw:text-box>
        </draw:frame>
        <draw:g>
          <draw:custom-shape draw:style-name="gr687" draw:text-style-name="P2" draw:layer="layout" svg:width="2.159cm" svg:height="3.2cm" svg:x="16.171cm" svg:y="16.56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88" draw:text-style-name="P2" draw:layer="layout" svg:width="2.159cm" svg:height="1.014cm" svg:x="16.171cm" svg:y="16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5" draw:layer="layout" svg:width="1.772cm" svg:height="0.962cm" svg:x="16.38cm" svg:y="18.145cm">
          <draw:text-box>
            <text:p>NFS</text:p>
          </draw:text-box>
        </draw:frame>
      </draw:page>
      <draw:page draw:name="page3" draw:style-name="dp1" draw:master-page-name="Default">
        <draw:g>
          <draw:custom-shape draw:style-name="gr689" draw:text-style-name="P2" draw:layer="layout" svg:width="2.54cm" svg:height="3.759cm" svg:x="4.018cm" svg:y="16.113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90" draw:text-style-name="P2" draw:layer="layout" svg:width="2.54cm" svg:height="1.192cm" svg:x="4.018cm" svg:y="1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91" draw:text-style-name="P1" draw:layer="layout" svg:width="2.329cm" svg:height="1.511cm" svg:x="5.498cm" svg:y="11.486cm" svg:viewBox="0 0 2330 1512" svg:d="M2 1512c193 0 2328-940 2328-1226s-300-286-494-286c0 122-1905 613-1834 1512z">
              <text:p/>
            </draw:path>
            <draw:g>
              <draw:polygon draw:style-name="gr692" draw:text-style-name="P2" draw:layer="layout" svg:width="2.468cm" svg:height="2.245cm" svg:x="2.889cm" svg:y="10.669cm" svg:viewBox="0 0 2469 2246" draw:points="0,817 0,0 2469,1430 2469,2246">
                <text:p/>
              </draw:polygon>
              <draw:polygon draw:style-name="gr693" draw:text-style-name="P2" draw:layer="layout" svg:width="2.115cm" svg:height="2.041cm" svg:x="5.358cm" svg:y="10.874cm" svg:viewBox="0 0 2116 2042" draw:points="0,2042 0,1225 2116,0 2116,817">
                <text:p/>
              </draw:polygon>
              <draw:polygon draw:style-name="gr694" draw:text-style-name="P2" draw:layer="layout" svg:width="4.585cm" svg:height="2.654cm" svg:x="2.889cm" svg:y="9.444cm" svg:viewBox="0 0 4586 2655" draw:points="2469,2655 0,1225 2116,0 4586,1430">
                <text:p/>
              </draw:polygon>
              <draw:line draw:style-name="gr695" draw:text-style-name="P2" draw:layer="layout" svg:x1="3.736cm" svg:y1="11.323cm" svg:x2="3.736cm" svg:y2="11.813cm">
                <text:p/>
              </draw:line>
              <draw:line draw:style-name="gr696" draw:text-style-name="P2" draw:layer="layout" svg:x1="5.288cm" svg:y1="12.369cm" svg:x2="4.159cm" svg:y2="11.715cm">
                <text:p/>
              </draw:line>
              <draw:line draw:style-name="gr697" draw:text-style-name="P2" draw:layer="layout" svg:x1="4.153cm" svg:y1="11.568cm" svg:x2="4.153cm" svg:y2="11.731cm">
                <text:p/>
              </draw:line>
              <draw:line draw:style-name="gr698" draw:text-style-name="P2" draw:layer="layout" svg:x1="5.282cm" svg:y1="12.222cm" svg:x2="5.282cm" svg:y2="12.385cm">
                <text:p/>
              </draw:line>
              <draw:line draw:style-name="gr699" draw:text-style-name="P2" draw:layer="layout" svg:x1="5.282cm" svg:y1="12.222cm" svg:x2="4.153cm" svg:y2="11.568cm">
                <text:p/>
              </draw:line>
              <draw:polygon draw:style-name="gr700" draw:text-style-name="P2" draw:layer="layout" svg:width="0.14cm" svg:height="0.244cm" svg:x="3.877cm" svg:y="11.405cm" svg:viewBox="0 0 141 245" draw:points="0,163 0,0 141,82 141,245">
                <text:p/>
              </draw:polygon>
              <draw:line draw:style-name="gr701" draw:text-style-name="P2" draw:layer="layout" svg:x1="3.595cm" svg:y1="11.241cm" svg:x2="3.595cm" svg:y2="11.731cm">
                <text:p/>
              </draw:line>
              <draw:line draw:style-name="gr702" draw:text-style-name="P2" draw:layer="layout" svg:x1="3.454cm" svg:y1="11.159cm" svg:x2="3.454cm" svg:y2="11.649cm">
                <text:p/>
              </draw:line>
              <draw:line draw:style-name="gr703" draw:text-style-name="P2" draw:layer="layout" svg:x1="3.313cm" svg:y1="11.078cm" svg:x2="3.313cm" svg:y2="11.568cm">
                <text:p/>
              </draw:line>
              <draw:line draw:style-name="gr704" draw:text-style-name="P2" draw:layer="layout" svg:x1="3.171cm" svg:y1="10.996cm" svg:x2="3.171cm" svg:y2="11.486cm">
                <text:p/>
              </draw:line>
              <draw:line draw:style-name="gr705" draw:text-style-name="P2" draw:layer="layout" svg:x1="3.03cm" svg:y1="10.914cm" svg:x2="3.03cm" svg:y2="11.404cm">
                <text:p/>
              </draw:line>
              <draw:polygon draw:style-name="gr706" draw:text-style-name="P2" draw:layer="layout" svg:width="0.14cm" svg:height="0.898cm" svg:x="2.748cm" svg:y="10.587cm" svg:viewBox="0 0 141 899" draw:points="0,817 0,0 141,82 141,899">
                <text:p/>
              </draw:polygon>
              <draw:polygon draw:style-name="gr707" draw:text-style-name="P2" draw:layer="layout" svg:width="0.14cm" svg:height="0.898cm" svg:x="5.358cm" svg:y="12.099cm" svg:viewBox="0 0 141 899" draw:points="0,817 0,0 141,82 141,899">
                <text:p/>
              </draw:polygon>
              <draw:polygon draw:style-name="gr708" draw:text-style-name="P2" draw:layer="layout" svg:width="4.726cm" svg:height="3.553cm" svg:x="2.748cm" svg:y="9.444cm" svg:viewBox="0 0 4727 3554" draw:points="0,1961 0,1143 141,1225 2257,0 4727,1430 4727,2246 2751,3391 2751,3554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09" draw:text-style-name="P1" draw:layer="layout" svg:width="2.329cm" svg:height="1.511cm" svg:x="5.498cm" svg:y="10.468cm" svg:viewBox="0 0 2330 1512" svg:d="M2 1512c193 0 2328-940 2328-1226s-300-286-494-286c0 122-1905 613-1834 1512z">
              <text:p/>
            </draw:path>
            <draw:g>
              <draw:polygon draw:style-name="gr710" draw:text-style-name="P2" draw:layer="layout" svg:width="2.468cm" svg:height="2.245cm" svg:x="2.889cm" svg:y="9.651cm" svg:viewBox="0 0 2469 2246" draw:points="0,817 0,0 2469,1430 2469,2246">
                <text:p/>
              </draw:polygon>
              <draw:polygon draw:style-name="gr711" draw:text-style-name="P2" draw:layer="layout" svg:width="2.115cm" svg:height="2.041cm" svg:x="5.358cm" svg:y="9.855cm" svg:viewBox="0 0 2116 2042" draw:points="0,2042 0,1225 2116,0 2116,817">
                <text:p/>
              </draw:polygon>
              <draw:polygon draw:style-name="gr712" draw:text-style-name="P2" draw:layer="layout" svg:width="4.585cm" svg:height="2.654cm" svg:x="2.889cm" svg:y="8.426cm" svg:viewBox="0 0 4586 2655" draw:points="2469,2655 0,1225 2116,0 4586,1430">
                <text:p/>
              </draw:polygon>
              <draw:line draw:style-name="gr713" draw:text-style-name="P2" draw:layer="layout" svg:x1="3.736cm" svg:y1="10.305cm" svg:x2="3.736cm" svg:y2="10.795cm">
                <text:p/>
              </draw:line>
              <draw:line draw:style-name="gr714" draw:text-style-name="P2" draw:layer="layout" svg:x1="5.288cm" svg:y1="11.351cm" svg:x2="4.159cm" svg:y2="10.697cm">
                <text:p/>
              </draw:line>
              <draw:line draw:style-name="gr715" draw:text-style-name="P2" draw:layer="layout" svg:x1="4.153cm" svg:y1="10.55cm" svg:x2="4.153cm" svg:y2="10.713cm">
                <text:p/>
              </draw:line>
              <draw:line draw:style-name="gr716" draw:text-style-name="P2" draw:layer="layout" svg:x1="5.282cm" svg:y1="11.204cm" svg:x2="5.282cm" svg:y2="11.367cm">
                <text:p/>
              </draw:line>
              <draw:line draw:style-name="gr717" draw:text-style-name="P2" draw:layer="layout" svg:x1="5.282cm" svg:y1="11.204cm" svg:x2="4.153cm" svg:y2="10.55cm">
                <text:p/>
              </draw:line>
              <draw:polygon draw:style-name="gr718" draw:text-style-name="P2" draw:layer="layout" svg:width="0.14cm" svg:height="0.244cm" svg:x="3.877cm" svg:y="10.386cm" svg:viewBox="0 0 141 245" draw:points="0,163 0,0 141,82 141,245">
                <text:p/>
              </draw:polygon>
              <draw:line draw:style-name="gr719" draw:text-style-name="P2" draw:layer="layout" svg:x1="3.595cm" svg:y1="10.223cm" svg:x2="3.595cm" svg:y2="10.713cm">
                <text:p/>
              </draw:line>
              <draw:line draw:style-name="gr720" draw:text-style-name="P2" draw:layer="layout" svg:x1="3.454cm" svg:y1="10.141cm" svg:x2="3.454cm" svg:y2="10.631cm">
                <text:p/>
              </draw:line>
              <draw:line draw:style-name="gr721" draw:text-style-name="P2" draw:layer="layout" svg:x1="3.313cm" svg:y1="10.059cm" svg:x2="3.313cm" svg:y2="10.549cm">
                <text:p/>
              </draw:line>
              <draw:line draw:style-name="gr722" draw:text-style-name="P2" draw:layer="layout" svg:x1="3.171cm" svg:y1="9.978cm" svg:x2="3.171cm" svg:y2="10.468cm">
                <text:p/>
              </draw:line>
              <draw:line draw:style-name="gr723" draw:text-style-name="P2" draw:layer="layout" svg:x1="3.03cm" svg:y1="9.896cm" svg:x2="3.03cm" svg:y2="10.386cm">
                <text:p/>
              </draw:line>
              <draw:polygon draw:style-name="gr724" draw:text-style-name="P2" draw:layer="layout" svg:width="0.14cm" svg:height="0.898cm" svg:x="2.748cm" svg:y="9.569cm" svg:viewBox="0 0 141 899" draw:points="0,817 0,0 141,82 141,899">
                <text:p/>
              </draw:polygon>
              <draw:polygon draw:style-name="gr725" draw:text-style-name="P2" draw:layer="layout" svg:width="0.14cm" svg:height="0.898cm" svg:x="5.358cm" svg:y="11.081cm" svg:viewBox="0 0 141 899" draw:points="0,817 0,0 141,82 141,899">
                <text:p/>
              </draw:polygon>
              <draw:polygon draw:style-name="gr726" draw:text-style-name="P2" draw:layer="layout" svg:width="4.726cm" svg:height="3.553cm" svg:x="2.748cm" svg:y="8.426cm" svg:viewBox="0 0 4727 3554" draw:points="0,1961 0,1143 141,1225 2257,0 4727,1430 4727,2246 2751,3391 2751,3554">
                <text:p/>
              </draw:polygon>
            </draw:g>
          </draw:g>
        </draw:g>
        <draw:g>
          <draw:custom-shape draw:style-name="gr727" draw:text-style-name="P2" draw:layer="layout" svg:width="2.54cm" svg:height="3.759cm" svg:x="4.018cm" svg:y="1.489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28" draw:text-style-name="P2" draw:layer="layout" svg:width="2.54cm" svg:height="1.192cm" svg:x="4.018cm" svg:y="1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29" draw:layer="layout" svg:width="1.565cm" svg:height="0.962cm" svg:x="4.506cm" svg:y="3.413cm">
          <draw:text-box>
            <text:p>GIT</text:p>
          </draw:text-box>
        </draw:frame>
        <draw:frame draw:style-name="gr685" draw:layer="layout" svg:width="1.772cm" svg:height="0.962cm" svg:x="4.419cm" svg:y="17.956cm">
          <draw:text-box>
            <text:p>NFS</text:p>
          </draw:text-box>
        </draw:frame>
        <draw:frame draw:style-name="gr173" draw:text-style-name="P4" draw:layer="layout" svg:width="2.878cm" svg:height="1.523cm" draw:transform="rotate (1.5707963267949) translate (4.527cm 8.312cm)">
          <draw:image xlink:href="Pictures/1000039900000B3F000005F4F4D5B307.svg" xlink:type="simple" xlink:show="embed" xlink:actuate="onLoad">
            <text:p/>
          </draw:image>
          <draw:image xlink:href="Pictures/100002010000006D0000003AB2CB16A8.png" xlink:type="simple" xlink:show="embed" xlink:actuate="onLoad"/>
        </draw:frame>
        <draw:frame draw:style-name="gr173" draw:text-style-name="P4" draw:layer="layout" svg:width="2.878cm" svg:height="1.523cm" draw:transform="rotate (1.5707963267949) translate (4.527cm 15.912cm)">
          <draw:image xlink:href="Pictures/1000039900000B3F000005F4F4D5B307.svg" xlink:type="simple" xlink:show="embed" xlink:actuate="onLoad">
            <text:p/>
          </draw:image>
          <draw:image xlink:href="Pictures/100002010000006D0000003AB2CB16A8.png" xlink:type="simple" xlink:show="embed" xlink:actuate="onLoad"/>
        </draw:frame>
        <draw:line draw:style-name="gr730" draw:text-style-name="P4" draw:layer="layout" svg:x1="11.7cm" svg:y1="1.762cm" svg:x2="11.7cm" svg:y2="19.288cm">
          <text:p/>
        </draw:line>
        <draw:frame draw:style-name="gr731" draw:layer="layout" svg:width="2.123cm" svg:height="0.962cm" svg:x="8.844cm" svg:y="10.252cm">
          <draw:text-box>
            <text:p>JENS</text:p>
          </draw:text-box>
        </draw:frame>
        <draw:rect draw:style-name="gr732" draw:text-style-name="P4" draw:layer="layout" svg:width="6.35cm" svg:height="11.6cm" svg:x="12.602cm" svg:y="6.715cm">
          <text:p/>
        </draw:rect>
        <draw:rect draw:style-name="gr733" draw:text-style-name="P4" draw:layer="layout" svg:width="5.334cm" svg:height="2.794cm" svg:x="13.11cm" svg:y="7.312cm">
          <text:p/>
        </draw:rect>
        <draw:rect draw:style-name="gr733" draw:text-style-name="P4" draw:layer="layout" svg:width="5.334cm" svg:height="2.794cm" svg:x="13.11cm" svg:y="14.957cm">
          <text:p/>
        </draw:rect>
        <draw:frame draw:style-name="gr734" draw:layer="layout" svg:width="1.806cm" svg:height="0.962cm" svg:x="14.874cm" svg:y="8.228cm">
          <draw:text-box>
            <text:p>PDB</text:p>
          </draw:text-box>
        </draw:frame>
        <draw:frame draw:style-name="gr735" draw:text-style-name="P6" draw:layer="layout" svg:width="3.745cm" svg:height="0.962cm" svg:x="13.905cm" svg:y="15.873cm">
          <draw:text-box>
            <text:p text:style-name="P6">Primary DB</text:p>
          </draw:text-box>
        </draw:frame>
        <draw:frame draw:style-name="gr736" draw:layer="layout" svg:width="0.502cm" svg:height="1.187cm" svg:x="15.526cm" svg:y="8.228cm">
          <draw:text-box>
            <text:p/>
          </draw:text-box>
        </draw:frame>
        <draw:rect draw:style-name="gr732" draw:text-style-name="P4" draw:layer="layout" svg:width="6.35cm" svg:height="11.6cm" svg:x="21.802cm" svg:y="6.715cm">
          <text:p/>
        </draw:rect>
        <draw:rect draw:style-name="gr733" draw:text-style-name="P4" draw:layer="layout" svg:width="5.334cm" svg:height="2.794cm" svg:x="22.31cm" svg:y="7.312cm">
          <text:p/>
        </draw:rect>
        <draw:rect draw:style-name="gr733" draw:text-style-name="P4" draw:layer="layout" svg:width="5.334cm" svg:height="2.794cm" svg:x="22.31cm" svg:y="14.957cm">
          <text:p/>
        </draw:rect>
        <draw:frame draw:style-name="gr734" draw:layer="layout" svg:width="1.806cm" svg:height="0.962cm" svg:x="24.074cm" svg:y="8.228cm">
          <draw:text-box>
            <text:p>PDB</text:p>
          </draw:text-box>
        </draw:frame>
        <draw:frame draw:style-name="gr737" draw:layer="layout" svg:width="3.144cm" svg:height="0.962cm" svg:x="23.405cm" svg:y="15.873cm">
          <draw:text-box>
            <text:p>Slave DB</text:p>
          </draw:text-box>
        </draw:frame>
        <draw:frame draw:style-name="gr736" draw:layer="layout" svg:width="0.502cm" svg:height="1.187cm" svg:x="24.726cm" svg:y="8.228cm">
          <draw:text-box>
            <text:p/>
          </draw:text-box>
        </draw:frame>
        <draw:frame draw:style-name="gr173" draw:text-style-name="P4" draw:layer="layout" svg:width="3.937cm" svg:height="1.016cm" draw:transform="rotate (1.5707963267949) translate (15.269cm 14.462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3" draw:text-style-name="P4" draw:layer="layout" svg:width="4.426cm" svg:height="1.141cm" draw:transform="rotate (0.785398163397448) translate (18.253cm 13.828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3" draw:text-style-name="P4" draw:layer="layout" svg:width="3.937cm" svg:height="1.016cm" draw:transform="rotate (-3.14159265358979) translate (22.309cm 16.862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15:18:17.332973730</meta:creation-date>
    <dc:date>2015-09-22T11:23:28.732692924</dc:date>
    <meta:editing-duration>PT5H50M12S</meta:editing-duration>
    <meta:editing-cycles>6</meta:editing-cycles>
    <meta:generator>LibreOffice/4.3.3.2$Linux_X86_64 LibreOffice_project/430m0$Build-2</meta:generator>
    <meta:document-statistic meta:object-count="864"/>
  </office:meta>
</office:document-meta>
</file>